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729cm" fo:min-width="3.813cm"/>
    </style:style>
    <style:style style:name="gr2" style:family="graphic" style:parent-style-name="standard">
      <style:graphic-properties draw:textarea-horizontal-align="justify" draw:textarea-vertical-align="middle" draw:auto-grow-height="false" fo:min-height="0.184cm" fo:min-width="5.915cm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fo:min-height="1.816cm" fo:min-width="1.204cm"/>
    </style:style>
    <style:style style:name="gr4" style:family="graphic" style:parent-style-name="standard">
      <style:graphic-properties draw:stroke="none" svg:stroke-color="#000000" draw:fill="none" draw:fill-color="#ffffff" fo:min-height="0.474cm"/>
    </style:style>
    <style:style style:name="gr5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47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289cm" fo:min-width="0.166cm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1.132cm" fo:min-width="0.806cm"/>
    </style:style>
    <style:style style:name="gr11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5cm" draw:marker-end="Line_20_Arrow" draw:marker-end-width="0.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.294cm" fo:min-width="0.08cm"/>
    </style:style>
    <style:style style:name="gr14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497cm" fo:min-width="1.247cm"/>
    </style:style>
    <style:style style:name="gr16" style:family="graphic" style:parent-style-name="standard">
      <style:graphic-properties draw:stroke="none" svg:stroke-color="#000000" draw:fill="none" draw:fill-color="#ffffff" fo:min-height="1.426cm"/>
    </style:style>
    <style:style style:name="gr17" style:family="graphic" style:parent-style-name="standard">
      <style:graphic-properties draw:stroke="none" svg:stroke-color="#000000" draw:fill="none" draw:fill-color="#ffffff" fo:min-height="0.675cm"/>
    </style:style>
    <style:style style:name="gr18" style:family="graphic" style:parent-style-name="standard">
      <style:graphic-properties draw:stroke="none" svg:stroke-color="#000000" draw:fill="none" draw:fill-color="#ffffff" fo:min-height="0.871cm"/>
    </style:style>
    <style:style style:name="gr19" style:family="graphic" style:parent-style-name="standard">
      <style:graphic-properties draw:stroke="none" svg:stroke-color="#000000" draw:fill="none" draw:fill-color="#ffffff" fo:min-height="2.572cm"/>
    </style:style>
    <style:style style:name="gr20" style:family="graphic" style:parent-style-name="standard">
      <style:graphic-properties draw:stroke="none" svg:stroke-color="#000000" draw:fill="none" draw:fill-color="#ffffff" fo:min-height="1.557cm"/>
    </style:style>
    <style:style style:name="gr21" style:family="graphic" style:parent-style-name="standard">
      <style:graphic-properties draw:stroke="none" svg:stroke-color="#000000" draw:fill="none" draw:fill-color="#ffffff" fo:min-height="1.893cm"/>
    </style:style>
    <style:style style:name="gr22" style:family="graphic" style:parent-style-name="objectwithoutfill">
      <style:graphic-properties draw:stroke="dash" draw:stroke-dash="Fine_20_Dashed"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14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333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26" style:family="graphic" style:parent-style-name="objectwithoutfill">
      <style:graphic-properties draw:stroke="dash" draw:stroke-dash="Ultrafine_20_Dashed" svg:stroke-width="0.15cm" svg:stroke-color="#ff3333" draw:marker-start-width="0.655cm" draw:marker-end-width="0.655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fo:min-height="2.073cm"/>
    </style:style>
    <style:style style:name="gr28" style:family="graphic" style:parent-style-name="standard">
      <style:graphic-properties draw:stroke="none" svg:stroke-color="#000000" draw:fill="none" draw:fill-color="#ffffff" fo:min-height="0.71cm"/>
    </style:style>
    <style:style style:name="gr29" style:family="graphic" style:parent-style-name="standard">
      <style:graphic-properties draw:fill-color="#99ff66" draw:textarea-horizontal-align="justify" draw:textarea-vertical-align="middle" draw:auto-grow-height="false" fo:min-height="0.18cm" fo:min-width="0cm"/>
    </style:style>
    <style:style style:name="gr30" style:family="graphic" style:parent-style-name="standard">
      <style:graphic-properties draw:stroke="none" svg:stroke-color="#000000" draw:fill="none" draw:fill-color="#ffffff" fo:min-height="1.525cm"/>
    </style:style>
    <style:style style:name="gr31" style:family="graphic" style:parent-style-name="standard">
      <style:graphic-properties draw:stroke="none" svg:stroke-color="#000000" draw:fill="none" draw:fill-color="#ffffff" fo:min-height="0.524cm"/>
    </style:style>
    <style:style style:name="gr32" style:family="graphic" style:parent-style-name="standard">
      <style:graphic-properties draw:stroke="none" svg:stroke-color="#000000" draw:fill="none" draw:fill-color="#ffffff" fo:min-height="1.943cm"/>
    </style:style>
    <style:style style:name="gr33" style:family="graphic" style:parent-style-name="standard">
      <style:graphic-properties draw:textarea-horizontal-align="justify" draw:textarea-vertical-align="middle" draw:auto-grow-height="false" fo:min-height="0.147cm" fo:min-width="0.082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151cm" fo:min-width="0.034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147cm" fo:min-width="0.082cm"/>
    </style:style>
    <style:style style:name="gr37" style:family="graphic" style:parent-style-name="standard">
      <style:graphic-properties draw:stroke="none" svg:stroke-color="#000000" draw:fill="none" draw:fill-color="#ffffff" fo:min-height="0.492cm"/>
    </style:style>
    <style:style style:name="gr38" style:family="graphic" style:parent-style-name="standard">
      <style:graphic-properties draw:fill-color="#99ff66" draw:opacity="50%" draw:textarea-horizontal-align="justify" draw:textarea-vertical-align="middle" draw:auto-grow-height="false" fo:min-height="6.72cm" fo:min-width="0.969cm" draw:shadow-opacity="50%"/>
    </style:style>
    <style:style style:name="gr39" style:family="graphic" style:parent-style-name="objectwithoutfill">
      <style:graphic-properties draw:fill="solid" draw:fill-color="#99ff66" draw:opacity="41%" draw:textarea-vertical-align="middle" draw:shadow-opacity="41%"/>
    </style:style>
    <style:style style:name="gr40" style:family="graphic" style:parent-style-name="standard">
      <style:graphic-properties draw:textarea-horizontal-align="justify" draw:textarea-vertical-align="middle" draw:auto-grow-height="false" fo:min-height="2.722cm" fo:min-width="6.387cm"/>
    </style:style>
    <style:style style:name="gr41" style:family="graphic" style:parent-style-name="standard">
      <style:graphic-properties draw:textarea-horizontal-align="justify" draw:textarea-vertical-align="middle" draw:auto-grow-height="false" fo:min-height="2.867cm" fo:min-width="4.139cm"/>
    </style:style>
    <style:style style:name="gr42" style:family="graphic" style:parent-style-name="standard">
      <style:graphic-properties draw:textarea-horizontal-align="justify" draw:textarea-vertical-align="middle" draw:auto-grow-height="false" fo:min-height="2.975cm" fo:min-width="3.342cm"/>
    </style:style>
    <style:style style:name="gr43" style:family="graphic" style:parent-style-name="standard">
      <style:graphic-properties draw:textarea-horizontal-align="justify" draw:textarea-vertical-align="middle" draw:auto-grow-height="false" fo:min-height="0.83cm" fo:min-width="3.052cm"/>
    </style:style>
    <style:style style:name="gr4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fo:min-height="0.754cm"/>
    </style:style>
    <style:style style:name="gr46" style:family="graphic" style:parent-style-name="standard">
      <style:graphic-properties draw:fill-color="#e6e6ff" draw:textarea-horizontal-align="justify" draw:textarea-vertical-align="middle" draw:auto-grow-height="false" fo:min-height="4.788cm" fo:min-width="2.472cm"/>
    </style:style>
    <style:style style:name="gr47" style:family="graphic" style:parent-style-name="standard">
      <style:graphic-properties draw:fill-color="#e6e6ff" draw:textarea-horizontal-align="justify" draw:textarea-vertical-align="middle" draw:auto-grow-height="false" fo:min-height="6.709cm" fo:min-width="0.442cm"/>
    </style:style>
    <style:style style:name="gr48" style:family="graphic" style:parent-style-name="standard">
      <style:graphic-properties draw:fill-color="#e6e6ff" draw:textarea-horizontal-align="justify" draw:textarea-vertical-align="middle" draw:auto-grow-height="false" fo:min-height="0.549cm" fo:min-width="13.253cm"/>
    </style:style>
    <style:style style:name="gr49" style:family="graphic" style:parent-style-name="standard">
      <style:graphic-properties draw:fill-color="#e6e6ff" draw:textarea-horizontal-align="justify" draw:textarea-vertical-align="middle" draw:auto-grow-height="false" fo:min-height="1.091cm" fo:min-width="0.622cm"/>
    </style:style>
    <style:style style:name="gr50" style:family="graphic" style:parent-style-name="standard">
      <style:graphic-properties draw:fill-color="#66ffff" draw:textarea-horizontal-align="justify" draw:textarea-vertical-align="middle" draw:auto-grow-height="false" fo:min-height="0.314cm" fo:min-width="0.142cm"/>
    </style:style>
    <style:style style:name="gr51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textarea-horizontal-align="justify" draw:textarea-vertical-align="middle" draw:auto-grow-height="false" fo:min-height="0.115cm" fo:min-width="0cm"/>
    </style:style>
    <style:style style:name="gr53" style:family="graphic" style:parent-style-name="standard">
      <style:graphic-properties draw:stroke="none" svg:stroke-color="#000000" draw:fill="none" draw:fill-color="#ffffff" fo:min-height="0.709cm" fo:padding-top="0.1cm" fo:padding-bottom="0.1cm" fo:padding-left="0.1cm" fo:padding-right="0.1cm"/>
    </style:style>
    <style:style style:name="gr54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textarea-vertical-align="middle" draw:auto-grow-height="false" fo:min-height="0cm" fo:min-width="0cm"/>
    </style:style>
    <style:style style:name="gr56" style:family="graphic" style:parent-style-name="objectwithoutfill">
      <style:graphic-properties draw:stroke="dash" draw:stroke-dash="Fine_20_Dashe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fill-color="#ffff00" draw:textarea-horizontal-align="justify" draw:textarea-vertical-align="middle" draw:auto-grow-height="false" fo:min-height="0.068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068cm" fo:min-width="0cm"/>
    </style:style>
    <style:style style:name="gr59" style:family="graphic" style:parent-style-name="standard">
      <style:graphic-properties draw:stroke="none" svg:stroke-color="#000000" draw:fill="none" draw:fill-color="#ffffff" fo:min-height="1.42cm"/>
    </style:style>
    <style:style style:name="gr60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387cm" fo:min-width="0.137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fo:min-height="0.634cm"/>
    </style:style>
    <style:style style:name="gr62" style:family="graphic" style:parent-style-name="standard">
      <style:graphic-properties draw:fill-color="#66ffff" draw:textarea-horizontal-align="justify" draw:textarea-vertical-align="middle" draw:auto-grow-height="false" fo:min-height="0.354cm" fo:min-width="0.098cm"/>
    </style:style>
    <style:style style:name="gr63" style:family="graphic" style:parent-style-name="standard">
      <style:graphic-properties draw:stroke="none" svg:stroke-color="#000000" draw:fill="none" draw:fill-color="#ffffff" fo:min-height="0.555cm"/>
    </style:style>
    <style:style style:name="gr64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65" style:family="graphic" style:parent-style-name="standard">
      <style:graphic-properties draw:stroke="none" svg:stroke-color="#000000" draw:fill="none" draw:fill-color="#ffffff" fo:min-height="1.257cm" fo:padding-top="0.1cm" fo:padding-bottom="0.1cm" fo:padding-left="0.1cm" fo:padding-right="0.1cm"/>
    </style:style>
    <style:style style:name="gr66" style:family="graphic" style:parent-style-name="standard">
      <style:graphic-properties draw:stroke="none" svg:stroke-color="#000000" draw:fill="none" draw:fill-color="#ffffff" fo:min-height="2.366cm"/>
    </style:style>
    <style:style style:name="gr67" style:family="graphic" style:parent-style-name="standard">
      <style:graphic-properties draw:stroke="none" svg:stroke-color="#000000" draw:fill="none" draw:fill-color="#ffffff" fo:min-height="0.525cm"/>
    </style:style>
    <style:style style:name="gr68" style:family="graphic" style:parent-style-name="standard">
      <style:graphic-properties draw:textarea-horizontal-align="justify" draw:textarea-vertical-align="middle" draw:auto-grow-height="false" fo:min-height="0.652cm" fo:min-width="0.656cm" fo:wrap-option="no-wrap"/>
    </style:style>
    <style:style style:name="gr69" style:family="graphic" style:parent-style-name="standard">
      <style:graphic-properties draw:textarea-horizontal-align="justify" draw:textarea-vertical-align="middle" draw:auto-grow-height="false" fo:min-height="0.562cm" fo:min-width="0.54cm" fo:wrap-option="no-wrap"/>
    </style:style>
    <style:style style:name="gr70" style:family="graphic" style:parent-style-name="standard">
      <style:graphic-properties draw:textarea-horizontal-align="justify" draw:textarea-vertical-align="middle" draw:auto-grow-height="false" fo:min-height="1.289cm" fo:min-width="3.033cm" fo:wrap-option="no-wrap"/>
    </style:style>
    <style:style style:name="gr71" style:family="graphic" style:parent-style-name="standard">
      <style:graphic-properties draw:stroke="none" svg:stroke-color="#000000" draw:fill="solid" draw:fill-color="#000000" draw:textarea-horizontal-align="center" draw:textarea-vertical-align="middle" fo:min-height="3.977cm" fo:padding-left="0.2cm" fo:padding-right="0.2cm" draw:shadow="hidden"/>
    </style:style>
    <style:style style:name="gr72" style:family="graphic" style:parent-style-name="standard">
      <style:graphic-properties draw:stroke="none" svg:stroke-color="#000000" draw:fill="solid" draw:fill-color="#000000" draw:textarea-horizontal-align="center" draw:textarea-vertical-align="middle" fo:min-height="0.815cm" draw:shadow="hidden"/>
    </style:style>
    <style:style style:name="gr73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3.038cm" fo:min-width="0.11cm" fo:padding-top="0.175cm" fo:padding-bottom="0.175cm" fo:padding-left="0.3cm" fo:padding-right="0.3cm" draw:shadow-offset-x="-0.2cm"/>
    </style:style>
    <style:style style:name="gr74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75" style:family="graphic" style:parent-style-name="standard">
      <style:graphic-properties draw:fill-color="#729fcf" draw:textarea-horizontal-align="justify" draw:textarea-vertical-align="middle" draw:auto-grow-height="false" fo:min-height="2.877cm" fo:min-width="1.889cm" draw:shadow="hidden"/>
    </style:style>
    <style:style style:name="gr76" style:family="graphic" style:parent-style-name="standard">
      <style:graphic-properties draw:fill-color="#a5c3e2" draw:textarea-horizontal-align="justify" draw:textarea-vertical-align="middle" draw:auto-grow-height="false" fo:min-height="2.877cm" fo:min-width="1.889cm" draw:shadow="hidden"/>
    </style:style>
    <style:style style:name="gr7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877cm" fo:min-width="1.889cm" draw:shadow="hidden"/>
    </style:style>
    <style:style style:name="gr7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79" style:family="graphic" style:parent-style-name="standard">
      <style:graphic-properties draw:fill-color="#00cc00" draw:textarea-horizontal-align="justify" draw:textarea-vertical-align="middle" draw:auto-grow-height="false" fo:min-height="0.169cm" fo:min-width="0.049cm"/>
    </style:style>
    <style:style style:name="gr80" style:family="graphic" style:parent-style-name="standard">
      <style:graphic-properties draw:stroke="none" svg:stroke-color="#000000" draw:fill="solid" draw:fill-color="#000000" draw:textarea-horizontal-align="center" draw:textarea-vertical-align="middle" fo:min-height="0.17cm" fo:padding-left="0.2cm" fo:padding-right="0.2cm" draw:shadow="hidden"/>
    </style:style>
    <style:style style:name="gr81" style:family="graphic" style:parent-style-name="standard">
      <style:graphic-properties draw:stroke="none" svg:stroke-color="#000000" draw:fill="solid" draw:fill-color="#000000" draw:textarea-horizontal-align="center" draw:textarea-vertical-align="middle" fo:min-height="0.398cm" fo:padding-left="0.2cm" fo:padding-right="0.2cm" draw:shadow="hidden"/>
    </style:style>
    <style:style style:name="gr82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197cm" fo:padding-top="0.135cm" fo:padding-bottom="0.135cm" fo:padding-left="0.21cm" fo:padding-right="0.21cm"/>
    </style:style>
    <style:style style:name="gr83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197cm" fo:padding-top="0.135cm" fo:padding-bottom="0.135cm" fo:padding-left="0.21cm" fo:padding-right="0.21cm" draw:shadow="hidden"/>
    </style:style>
    <style:style style:name="gr84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0.751cm" fo:min-width="0cm" fo:padding-left="0.2cm" fo:padding-right="0.2cm"/>
    </style:style>
    <style:style style:name="gr87" style:family="graphic" style:parent-style-name="standard">
      <style:graphic-properties draw:textarea-horizontal-align="justify" draw:textarea-vertical-align="middle" draw:auto-grow-height="false" fo:min-height="0.04cm" fo:min-width="3.827cm" fo:padding-left="0.2cm" fo:padding-right="0.2cm"/>
    </style:style>
    <style:style style:name="gr88" style:family="graphic" style:parent-style-name="standard">
      <style:graphic-properties draw:fill-color="#99ff66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89" style:family="graphic" style:parent-style-name="standard">
      <style:graphic-properties draw:fill-color="#c2ffa3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90" style:family="graphic" style:parent-style-name="standard">
      <style:graphic-properties draw:stroke="none" svg:stroke-color="#000000" draw:fill="solid" draw:fill-color="#000000" draw:textarea-horizontal-align="center" draw:textarea-vertical-align="middle" fo:min-height="0.751cm" fo:padding-left="0.2cm" fo:padding-right="0.2cm" draw:shadow="hidden"/>
    </style:style>
    <style:style style:name="gr91" style:family="graphic" style:parent-style-name="objectwithoutfill">
      <style:graphic-properties draw:marker-end="Arrow" draw:marker-end-width="0.3cm" draw:fill="none" draw:textarea-vertical-align="middle" fo:padding-left="0.2cm" fo:padding-right="0.2cm"/>
    </style:style>
    <style:style style:name="gr92" style:family="graphic" style:parent-style-name="standard">
      <style:graphic-properties draw:stroke="none" svg:stroke-color="#000000" draw:fill="solid" draw:fill-color="#000000" draw:textarea-horizontal-align="center" draw:textarea-vertical-align="middle" fo:min-height="1.893cm" fo:padding-left="0.2cm" fo:padding-right="0.2cm" draw:shadow="hidden"/>
    </style:style>
    <style:style style:name="gr93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784cm" fo:padding-top="0.135cm" fo:padding-bottom="0.135cm" fo:padding-left="0.21cm" fo:padding-right="0.21cm"/>
    </style:style>
    <style:style style:name="gr94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784cm" fo:padding-top="0.135cm" fo:padding-bottom="0.135cm" fo:padding-left="0.21cm" fo:padding-right="0.21cm" draw:shadow="hidden"/>
    </style:style>
    <style:style style:name="gr95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6" style:family="graphic" style:parent-style-name="standard">
      <style:graphic-properties draw:textarea-horizontal-align="justify" draw:textarea-vertical-align="middle" draw:auto-grow-height="false" fo:min-height="0.416cm" fo:min-width="0.242cm" fo:padding-left="0.2cm" fo:padding-right="0.2cm" draw:shadow="hidden"/>
    </style:style>
    <style:style style:name="gr9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cm" fo:padding-right="0.3cm"/>
    </style:style>
    <style:style style:name="gr99" style:family="graphic" style:parent-style-name="standard">
      <style:graphic-properties draw:textarea-horizontal-align="justify" draw:textarea-vertical-align="middle" draw:auto-grow-height="false" fo:min-height="0.485cm" fo:min-width="0.028cm"/>
    </style:style>
    <style:style style:name="gr100" style:family="graphic" style:parent-style-name="standard">
      <style:graphic-properties draw:textarea-horizontal-align="justify" draw:textarea-vertical-align="middle" draw:auto-grow-height="false" fo:min-height="0.502cm" fo:min-width="0.106cm"/>
    </style:style>
    <style:style style:name="gr101" style:family="graphic" style:parent-style-name="standard">
      <style:graphic-properties draw:stroke="none" draw:fill="solid" draw:fill-color="#000000" draw:textarea-horizontal-align="center" draw:textarea-vertical-align="middle" fo:min-height="0.796cm" fo:padding-left="0.2cm" fo:padding-right="0.2cm" draw:shadow="hidden"/>
    </style:style>
    <style:style style:name="gr102" style:family="graphic" style:parent-style-name="standard">
      <style:graphic-properties draw:stroke="none" draw:fill="solid" draw:fill-color="#000000" draw:textarea-horizontal-align="center" draw:textarea-vertical-align="middle" fo:min-height="0.835cm" fo:padding-left="0.2cm" fo:padding-right="0.2cm" draw:shadow="hidden"/>
    </style:style>
    <style:style style:name="gr103" style:family="graphic" style:parent-style-name="standard">
      <style:graphic-properties draw:fill-color="#99ff66" draw:textarea-horizontal-align="justify" draw:textarea-vertical-align="middle" draw:auto-grow-height="false" fo:min-height="0cm" fo:min-width="0cm" fo:padding-left="0.2cm" fo:padding-right="0.2cm" draw:shadow="hidden"/>
    </style:style>
    <style:style style:name="gr104" style:family="graphic" style:parent-style-name="standard">
      <style:graphic-properties draw:stroke="none" draw:fill="solid" draw:fill-color="#000000" draw:textarea-horizontal-align="center" draw:textarea-vertical-align="middle" fo:min-height="0.826cm" fo:padding-left="0.2cm" fo:padding-right="0.2cm" draw:shadow="hidden"/>
    </style:style>
    <style:style style:name="gr105" style:family="graphic" style:parent-style-name="standard">
      <style:graphic-properties draw:stroke="none" draw:fill="solid" draw:fill-color="#000000" draw:textarea-horizontal-align="center" draw:textarea-vertical-align="middle" fo:min-height="0.263cm" fo:padding-left="0.2cm" fo:padding-right="0.2cm" draw:shadow="hidden"/>
    </style:style>
    <style:style style:name="gr106" style:family="graphic" style:parent-style-name="standard">
      <style:graphic-properties draw:stroke="none" svg:stroke-color="#000000" draw:fill="solid" draw:fill-color="#000000" draw:textarea-horizontal-align="center" draw:textarea-vertical-align="middle" fo:min-height="0.323cm" fo:padding-left="0.2cm" fo:padding-right="0.2cm" draw:shadow="hidden"/>
    </style:style>
    <style:style style:name="gr107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.955cm" fo:padding-top="0.135cm" fo:padding-bottom="0.135cm" fo:padding-left="0.21cm" fo:padding-right="0.21cm"/>
    </style:style>
    <style:style style:name="gr108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1.955cm" fo:padding-top="0.135cm" fo:padding-bottom="0.135cm" fo:padding-left="0.21cm" fo:padding-right="0.21cm" draw:shadow="hidden"/>
    </style:style>
    <style:style style:name="gr109" style:family="graphic" style:parent-style-name="standard">
      <style:graphic-properties draw:fill="gradient" draw:fill-gradient-name="Gradient_20_7" draw:textarea-horizontal-align="justify" draw:textarea-vertical-align="middle" draw:auto-grow-height="false" fo:min-height="4.164cm" fo:min-width="3.686cm"/>
    </style:style>
    <style:style style:name="gr110" style:family="graphic" style:parent-style-name="standard">
      <style:graphic-properties draw:stroke="none" svg:stroke-color="#000000" draw:fill="none" draw:fill-color="#ffffff" fo:min-height="2.092cm"/>
    </style:style>
    <style:style style:name="gr111" style:family="graphic" style:parent-style-name="standard">
      <style:graphic-properties draw:stroke="none" svg:stroke-color="#000000" draw:fill="none" draw:fill-color="#ffffff" fo:min-height="0.919cm"/>
    </style:style>
    <style:style style:name="gr112" style:family="graphic" style:parent-style-name="standard">
      <style:graphic-properties draw:stroke="none" svg:stroke-color="#000000" draw:fill="none" draw:fill-color="#ffffff" fo:min-height="2.721cm"/>
    </style:style>
    <style:style style:name="gr113" style:family="graphic" style:parent-style-name="standard">
      <style:graphic-properties draw:stroke="none" svg:stroke-color="#000000" draw:fill="none" draw:fill-color="#ffffff" fo:min-height="1.653cm"/>
    </style:style>
    <style:style style:name="gr114" style:family="graphic" style:parent-style-name="standard">
      <style:graphic-properties draw:stroke="none" svg:stroke-color="#000000" draw:fill="none" draw:fill-color="#ffffff" fo:min-height="0.596cm"/>
    </style:style>
    <style:style style:name="gr115" style:family="graphic" style:parent-style-name="standard">
      <style:graphic-properties draw:textarea-horizontal-align="justify" draw:textarea-vertical-align="middle" draw:auto-grow-height="false" fo:min-height="0.234cm" fo:min-width="1.525cm"/>
    </style:style>
    <style:style style:name="gr116" style:family="graphic" style:parent-style-name="standard">
      <style:graphic-properties draw:stroke="dash" draw:stroke-dash="Ultrafine_20_2_20_Dots_20_3_20_Dashes" svg:stroke-width="0.081cm" draw:marker-start-width="0.322cm" draw:marker-end-width="0.322cm" draw:fill="none" draw:textarea-horizontal-align="justify" draw:textarea-vertical-align="middle" draw:auto-grow-height="false" fo:min-height="7.018cm" fo:min-width="4.367cm" fo:padding-top="0.166cm" fo:padding-bottom="0.166cm" fo:padding-left="0.291cm" fo:padding-right="0.291cm"/>
    </style:style>
    <style:style style:name="gr117" style:family="graphic" style:parent-style-name="standard">
      <style:graphic-properties draw:fill-color="#ff9900" draw:textarea-horizontal-align="justify" draw:textarea-vertical-align="middle" draw:auto-grow-height="false" fo:min-height="4.301cm" fo:min-width="1.826cm"/>
    </style:style>
    <style:style style:name="gr118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119" style:family="graphic" style:parent-style-name="standard">
      <style:graphic-properties draw:textarea-horizontal-align="justify" draw:textarea-vertical-align="middle" draw:auto-grow-height="false" fo:min-height="0.61cm" fo:min-width="0.587cm"/>
    </style:style>
    <style:style style:name="gr120" style:family="graphic" style:parent-style-name="objectwithoutfill">
      <style:graphic-properties svg:stroke-width="0.053cm" svg:stroke-color="#330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1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2" style:family="graphic" style:parent-style-name="standard">
      <style:graphic-properties draw:fill-color="#ff3399" draw:textarea-horizontal-align="justify" draw:textarea-vertical-align="middle" draw:auto-grow-height="false" fo:min-height="0.268cm" fo:min-width="0cm"/>
    </style:style>
    <style:style style:name="gr1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309cm"/>
    </style:style>
    <style:style style:name="gr124" style:family="graphic" style:parent-style-name="standard">
      <style:graphic-properties draw:fill-color="#00cc33" draw:textarea-horizontal-align="justify" draw:textarea-vertical-align="middle" draw:auto-grow-height="false" fo:min-height="0.993cm" fo:min-width="0.698cm"/>
    </style:style>
    <style:style style:name="gr125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fo:min-height="4.258cm"/>
    </style:style>
    <style:style style:name="gr127" style:family="graphic" style:parent-style-name="standard">
      <style:graphic-properties draw:opacity="50%" draw:textarea-horizontal-align="justify" draw:textarea-vertical-align="middle" draw:auto-grow-height="false" fo:min-height="6.614cm" fo:min-width="2.028cm"/>
    </style:style>
    <style:style style:name="gr128" style:family="graphic" style:parent-style-name="standard">
      <style:graphic-properties draw:stroke="none" svg:stroke-color="#000000" draw:fill="none" draw:fill-color="#ffffff" fo:min-height="0.884cm"/>
    </style:style>
    <style:style style:name="gr129" style:family="graphic" style:parent-style-name="standard">
      <style:graphic-properties draw:stroke="dash" draw:stroke-dash="Fine_20_Dashed" svg:stroke-width="0.159cm" draw:marker-start-width="0.438cm" draw:marker-end-width="0.438cm" draw:fill-color="#000000" draw:textarea-vertical-align="middle" fo:padding-top="0.204cm" fo:padding-bottom="0.204cm" fo:padding-left="0.329cm" fo:padding-right="0.329cm"/>
    </style:style>
    <style:style style:name="gr130" style:family="graphic" style:parent-style-name="standard">
      <style:graphic-properties draw:fill-color="#996600" draw:opacity="50%" draw:textarea-horizontal-align="justify" draw:textarea-vertical-align="middle" draw:auto-grow-height="false" fo:min-height="5.198cm" fo:min-width="1.497cm"/>
    </style:style>
    <style:style style:name="gr131" style:family="graphic" style:parent-style-name="standard">
      <style:graphic-properties draw:stroke="none" svg:stroke-color="#000000" draw:fill="none" draw:fill-color="#ffffff" fo:min-height="1.124cm"/>
    </style:style>
    <style:style style:name="gr132" style:family="graphic" style:parent-style-name="standard">
      <style:graphic-properties draw:stroke="none" svg:stroke-color="#000000" draw:fill="none" draw:fill-color="#ffffff" fo:min-height="1.88cm"/>
    </style:style>
    <style:style style:name="gr133" style:family="graphic" style:parent-style-name="standard">
      <style:graphic-properties draw:fill-color="#ffff00" draw:textarea-horizontal-align="justify" draw:textarea-vertical-align="middle" draw:auto-grow-height="false" fo:min-height="0.609cm" fo:min-width="0.739cm"/>
    </style:style>
    <style:style style:name="gr134" style:family="graphic" style:parent-style-name="standard">
      <style:graphic-properties draw:stroke="none" svg:stroke-color="#000000" draw:fill="none" draw:fill-color="#ffffff" fo:min-height="2.494cm"/>
    </style:style>
    <style:style style:name="gr135" style:family="graphic" style:parent-style-name="standard">
      <style:graphic-properties draw:stroke="none" svg:stroke-color="#000000" draw:fill="none" draw:fill-color="#ffffff" fo:min-height="1.917cm"/>
    </style:style>
    <style:style style:name="gr136" style:family="graphic" style:parent-style-name="standard">
      <style:graphic-properties draw:stroke="none" svg:stroke-color="#000000" draw:fill="none" draw:fill-color="#ffffff" fo:min-height="1.224cm"/>
    </style:style>
    <style:style style:name="gr137" style:family="graphic" style:parent-style-name="standard">
      <style:graphic-properties draw:fill-color="#00cc33" draw:textarea-horizontal-align="justify" draw:textarea-vertical-align="middle" draw:auto-grow-height="false" fo:min-height="0.68cm" fo:min-width="0.698cm"/>
    </style:style>
    <style:style style:name="gr138" style:family="graphic" style:parent-style-name="standard">
      <style:graphic-properties draw:stroke="none" svg:stroke-color="#000000" draw:fill="none" draw:fill-color="#ffffff" fo:min-height="3.48cm"/>
    </style:style>
    <style:style style:name="gr139" style:family="graphic" style:parent-style-name="standard">
      <style:graphic-properties draw:stroke="none" svg:stroke-color="#000000" draw:fill="none" draw:fill-color="#ffffff" fo:min-height="1.065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7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loext:graphic-properties draw:fill-color="#99ff66" draw:opacity="50%"/>
      <style:paragraph-properties fo:text-align="center"/>
    </style:style>
    <style:style style:name="P19" style:family="paragraph">
      <loext:graphic-properties draw:fill="solid" draw:fill-color="#99ff66" draw:opacity="41%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e6e6ff"/>
      <style:paragraph-properties fo:text-align="center"/>
    </style:style>
    <style:style style:name="P23" style:family="paragraph">
      <loext:graphic-properties draw:fill-color="#66ffff"/>
      <style:paragraph-properties fo:text-align="center"/>
    </style:style>
    <style:style style:name="P24" style:family="paragraph">
      <style:paragraph-properties fo:text-align="center"/>
      <style:text-properties fo:font-size="6pt" style:font-size-asian="6pt" style:font-size-complex="6p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ffff00"/>
      <style:paragraph-properties fo:text-align="center"/>
      <style:text-properties fo:font-size="6pt" style:font-size-asian="6pt" style:font-size-complex="6pt"/>
    </style:style>
    <style:style style:name="P27" style:family="paragraph">
      <loext:graphic-properties draw:fill-color="#ffff66"/>
      <style:paragraph-properties fo:text-align="center"/>
    </style:style>
    <style:style style:name="P28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="solid" draw:fill-color="#000000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-color="#a5c3e2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-color="#00cc00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hatch" draw:fill-hatch-name="Black_20_45_20_Degrees"/>
      <style:paragraph-properties fo:text-align="center"/>
      <style:text-properties fo:font-size="12pt" fo:background-color="#ffffff" style:font-size-asian="12pt" style:font-size-complex="12pt"/>
    </style:style>
    <style:style style:name="P40" style:family="paragraph">
      <loext:graphic-properties draw:fill="solid" draw:fill-color="#000000"/>
      <style:paragraph-properties fo:text-align="center"/>
      <style:text-properties fo:font-size="12pt" fo:background-color="#ffffff" style:font-size-asian="12pt" style:font-size-complex="12pt"/>
    </style:style>
    <style:style style:name="P41" style:family="paragraph">
      <loext:graphic-properties draw:fill-color="#c2ffa3"/>
      <style:paragraph-properties fo:text-align="center"/>
      <style:text-properties fo:font-size="12pt" style:font-size-asian="12pt" style:font-size-complex="12pt"/>
    </style:style>
    <style:style style:name="P42" style:family="paragraph">
      <style:paragraph-properties fo:text-align="center"/>
      <style:text-properties fo:font-size="10pt" style:font-size-asian="10pt" style:font-size-complex="10pt"/>
    </style:style>
    <style:style style:name="P43" style:family="paragraph">
      <loext:graphic-properties draw:fill-color="#ff9900"/>
      <style:paragraph-properties fo:text-align="center"/>
    </style:style>
    <style:style style:name="P44" style:family="paragraph">
      <loext:graphic-properties draw:fill-color="#ff3399"/>
      <style:paragraph-properties fo:text-align="center"/>
    </style:style>
    <style:style style:name="P45" style:family="paragraph">
      <loext:graphic-properties draw:fill-color="#00cc33"/>
      <style:paragraph-properties fo:text-align="center"/>
    </style:style>
    <style:style style:name="P46" style:family="paragraph">
      <loext:graphic-properties draw:opacity="50%"/>
      <style:paragraph-properties fo:text-align="center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loext:graphic-properties draw:fill-color="#9966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3cm" svg:height="0.979cm" svg:x="21.747cm" svg:y="12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15cm" svg:height="0.434cm" svg:x="15.368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04cm" svg:height="2.066cm" svg:x="13.592cm" svg:y="12.687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5cm" svg:x="21.961cm" svg:y="11.181cm">
          <draw:text-box>
            <text:p><text:span text:style-name="T1">Bog Garden</text:span></text:p>
          </draw:text-box>
        </draw:frame>
        <draw:line draw:style-name="gr5" draw:text-style-name="P6" draw:layer="layout" svg:x1="26.063cm" svg:y1="12.468cm" svg:x2="22.067cm" svg:y2="12.639cm">
          <text:p/>
        </draw:line>
        <draw:frame draw:style-name="gr6" draw:text-style-name="P5" draw:layer="layout" svg:width="2.996cm" svg:height="1.199cm" svg:x="14.41cm" svg:y="16.474cm">
          <draw:text-box>
            <text:p><text:span text:style-name="T2">Pump 1</text:span></text:p>
            <text:p><text:span text:style-name="T1">Variable</text:span></text:p>
          </draw:text-box>
        </draw:frame>
        <draw:custom-shape draw:style-name="gr7" draw:text-style-name="P7" draw:layer="layout" svg:width="0.942cm" svg:height="0.761cm" svg:x="15.368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609cm" svg:y1="14.114cm" svg:x2="12.352cm" svg:y2="14.3cm">
          <text:p/>
        </draw:line>
        <draw:line draw:style-name="gr8" draw:text-style-name="P6" draw:layer="layout" svg:x1="12.396cm" svg:y1="14.317cm" svg:x2="12.267cm" svg:y2="15.852cm">
          <text:p/>
        </draw:line>
        <draw:line draw:style-name="gr8" draw:text-style-name="P6" draw:layer="layout" svg:x1="15.37cm" svg:y1="15.898cm" svg:x2="12.316cm" svg:y2="15.815cm">
          <text:p/>
        </draw:line>
        <draw:line draw:style-name="gr8" draw:text-style-name="P6" draw:layer="layout" svg:x1="27.475cm" svg:y1="14.214cm" svg:x2="16.31cm" svg:y2="15.891cm">
          <text:p/>
        </draw:line>
        <draw:line draw:style-name="gr8" draw:text-style-name="P6" draw:layer="layout" svg:x1="27.437cm" svg:y1="14.245cm" svg:x2="27.436cm" svg:y2="12.453cm">
          <text:p/>
        </draw:line>
        <draw:line draw:style-name="gr8" draw:text-style-name="P6" draw:layer="layout" svg:x1="27.401cm" svg:y1="12.505cm" svg:x2="26.063cm" svg:y2="12.468cm">
          <text:p/>
        </draw:line>
        <draw:line draw:style-name="gr9" draw:text-style-name="P6" draw:layer="layout" svg:x1="1.323cm" svg:y1="4.974cm" svg:x2="9.684cm" svg:y2="4.974cm">
          <text:p/>
        </draw:line>
        <draw:g>
          <draw:custom-shape draw:style-name="gr10" draw:text-style-name="P2" draw:layer="layout" svg:width="1.305cm" svg:height="2.21cm" svg:x="1.88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3.982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line draw:style-name="gr11" draw:text-style-name="P6" draw:layer="layout" svg:x1="2.505cm" svg:y1="6.553cm" svg:x2="2.51cm" svg:y2="7.39cm">
              <text:p/>
            </draw:line>
            <draw:line draw:style-name="gr11" draw:text-style-name="P6" draw:layer="layout" svg:x1="4.673cm" svg:y1="6.558cm" svg:x2="4.68cm" svg:y2="7.336cm">
              <text:p/>
            </draw:line>
            <draw:line draw:style-name="gr11" draw:text-style-name="P6" draw:layer="layout" svg:x1="6.935cm" svg:y1="6.55cm" svg:x2="6.935cm" svg:y2="7.313cm">
              <text:p/>
            </draw:line>
            <draw:line draw:style-name="gr11" draw:text-style-name="P6" draw:layer="layout" svg:x1="9.077cm" svg:y1="6.555cm" svg:x2="9.081cm" svg:y2="7.322cm">
              <text:p/>
            </draw:line>
            <draw:line draw:style-name="gr11" draw:text-style-name="P6" draw:layer="layout" svg:x1="10.397cm" svg:y1="7.314cm" svg:x2="2.51cm" svg:y2="7.349cm">
              <text:p/>
            </draw:line>
          </draw:g>
        </draw:g>
        <draw:g>
          <draw:custom-shape draw:style-name="gr10" draw:text-style-name="P2" draw:layer="layout" svg:width="1.305cm" svg:height="2.21cm" svg:x="6.265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8.367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11" draw:text-style-name="P6" draw:layer="layout" svg:x1="10.35cm" svg:y1="7.348cm" svg:x2="10.35cm" svg:y2="11.475cm">
          <text:p/>
        </draw:line>
        <draw:line draw:style-name="gr11" draw:text-style-name="P6" draw:layer="layout" svg:x1="8.572cm" svg:y1="11.456cm" svg:x2="14.462cm" svg:y2="11.475cm">
          <text:p/>
        </draw:line>
        <draw:line draw:style-name="gr12" draw:text-style-name="P6" draw:layer="layout" svg:x1="14.416cm" svg:y1="11.475cm" svg:x2="14.421cm" svg:y2="12.382cm">
          <text:p/>
        </draw:line>
        <draw:custom-shape draw:style-name="gr13" draw:text-style-name="P3" draw:layer="layout" svg:width="0.82cm" svg:height="0.768cm" svg:x="9.975cm" svg:y="9.128cm">
          <text:p text:style-name="P2"><text:span text:style-name="T1">Pump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7.937cm" svg:y1="12.912cm" svg:x2="8.609cm" svg:y2="11.432cm">
          <text:p/>
        </draw:line>
        <draw:custom-shape draw:style-name="gr14" draw:text-style-name="P3" draw:layer="layout" svg:width="0.19cm" svg:height="0.27cm" svg:x="7.839cm" svg:y="12.887cm">
          <text:p text:style-name="P2"><text:span text:style-name="T1">Garden Tap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27cm" svg:y1="4.921cm" svg:x2="2.408cm" svg:y2="15.901cm">
          <text:p/>
        </draw:line>
        <draw:custom-shape draw:style-name="gr15" draw:text-style-name="P8" draw:layer="layout" svg:width="1.747cm" svg:height="1.747cm" svg:x="1.64cm" svg:y="15.901cm">
          <text:p text:style-name="P2"><text:span text:style-name="T1">Soak awa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49cm" svg:height="1.676cm" svg:x="2.431cm" svg:y="13.425cm">
          <draw:text-box>
            <text:p><text:span text:style-name="T1">Water But Overflow</text:span></text:p>
          </draw:text-box>
        </draw:frame>
        <draw:frame draw:style-name="gr17" draw:text-style-name="P9" draw:layer="layout" svg:width="10.091cm" svg:height="0.925cm" svg:x="9.198cm" svg:y="0.613cm">
          <draw:text-box>
            <text:p><text:span text:style-name="T3">Schematic Outline of Water System</text:span></text:p>
          </draw:text-box>
        </draw:frame>
        <draw:frame draw:style-name="gr18" draw:text-style-name="P10" draw:layer="layout" svg:width="6.059cm" svg:height="1.123cm" svg:x="2.726cm" svg:y="2.408cm">
          <draw:text-box>
            <text:p text:style-name="P2"><text:span text:style-name="T1">Water But Storage System</text:span></text:p>
            <text:p text:style-name="P2"><text:span text:style-name="T4">Collection system not shown</text:span></text:p>
          </draw:text-box>
        </draw:frame>
        <draw:frame draw:style-name="gr19" draw:text-style-name="P5" draw:layer="Instrumentation" svg:width="6.664cm" svg:height="2.822cm" svg:x="12.341cm" svg:y="2.244cm">
          <draw:text-box>
            <text:p text:style-name="P2"><text:span text:style-name="T2">Water buts.</text:span></text:p>
            <text:p><text:span text:style-name="T1">Maximum water level controlled by overflow.</text:span></text:p>
            <text:p><text:span text:style-name="T1">Minimum level requires <text:s/>closure of water supply from the buts.</text:span></text:p>
          </draw:text-box>
        </draw:frame>
        <draw:frame draw:style-name="gr20" draw:text-style-name="P5" draw:layer="Instrumentation" svg:width="6.501cm" svg:height="1.807cm" svg:x="12.278cm" svg:y="8.616cm">
          <draw:text-box>
            <text:p><text:span text:style-name="T2">Pump 2</text:span><text:span text:style-name="T1"> supplies <text:s/>either Garden taps and/or river system top-up, via divert valve.</text:span></text:p>
          </draw:text-box>
        </draw:frame>
        <draw:frame draw:style-name="gr21" draw:text-style-name="P5" draw:layer="Instrumentation" svg:width="9.631cm" svg:height="2.147cm" svg:x="17.383cm" svg:y="16.431cm">
          <draw:text-box>
            <text:p><text:span text:style-name="T1">River flow and depth controlled by pump. <text:s/>Sump top-up called when sump level is too low.</text:span></text:p>
            <text:p><text:span text:style-name="T1">Overflow <text:s/>level either diverted to Soak away or to top-up water buts.</text:span></text:p>
          </draw:text-box>
        </draw:frame>
        <draw:line draw:style-name="gr22" draw:text-style-name="P11" draw:layer="layout" svg:x1="2.487cm" svg:y1="3.863cm" svg:x2="11.774cm" svg:y2="3.89cm">
          <text:p/>
        </draw:line>
        <draw:line draw:style-name="gr22" draw:text-style-name="P11" draw:layer="layout" svg:x1="11.88cm" svg:y1="3.916cm" svg:x2="11.827cm" svg:y2="12.885cm">
          <text:p/>
        </draw:line>
        <draw:line draw:style-name="gr22" draw:text-style-name="P11" draw:layer="layout" svg:x1="10.519cm" svg:y1="12.896cm" svg:x2="13.531cm" svg:y2="12.87cm">
          <text:p/>
        </draw:line>
        <draw:line draw:style-name="gr22" draw:text-style-name="P11" draw:layer="layout" svg:x1="2.54cm" svg:y1="4.604cm" svg:x2="2.551cm" svg:y2="3.848cm">
          <text:p/>
        </draw:line>
        <draw:line draw:style-name="gr22" draw:text-style-name="P11" draw:layer="layout" svg:x1="4.649cm" svg:y1="4.674cm" svg:x2="4.66cm" svg:y2="3.918cm">
          <text:p/>
        </draw:line>
        <draw:line draw:style-name="gr22" draw:text-style-name="P11" draw:layer="layout" svg:x1="6.898cm" svg:y1="4.646cm" svg:x2="6.909cm" svg:y2="3.89cm">
          <text:p/>
        </draw:line>
        <draw:line draw:style-name="gr22" draw:text-style-name="P11" draw:layer="layout" svg:x1="9.014cm" svg:y1="4.647cm" svg:x2="9.025cm" svg:y2="3.891cm">
          <text:p/>
        </draw:line>
        <draw:custom-shape draw:style-name="gr13" draw:text-style-name="P3" draw:layer="layout" svg:width="0.82cm" svg:height="0.768cm" svg:x="11.496cm" svg:y="6.96cm">
          <text:p text:style-name="P2"><text:span text:style-name="T1">Pump 3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Instrumentation" svg:width="2.563cm" svg:height="1.199cm" svg:x="10.021cm" svg:y="13.694cm">
          <draw:text-box>
            <text:p><text:span text:style-name="T1">Non return</text:span></text:p>
            <text:p><text:span text:style-name="T1">valve</text:span></text:p>
          </draw:text-box>
        </draw:frame>
        <draw:custom-shape draw:style-name="gr23" draw:text-style-name="P12" draw:layer="Instrumentation" svg:width="0.477cm" svg:height="0.45cm" svg:x="10.107cm" svg:y="7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Instrumentation" svg:width="0.404cm" svg:height="0.666cm" draw:transform="rotate (1.83259571459405) translate (20.184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Instrumentation" svg:width="0.333cm" svg:height="0.862cm" draw:transform="rotate (1.58790055346444) translate (17.809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6" draw:text-style-name="P6" draw:layer="layout" svg:x1="7.905cm" svg:y1="10.422cm" svg:x2="10.358cm" svg:y2="10.39cm">
          <text:p/>
        </draw:line>
        <draw:frame draw:style-name="gr27" draw:text-style-name="P10" draw:layer="layout" svg:width="3.969cm" svg:height="2.323cm" svg:x="3.937cm" svg:y="8.777cm">
          <draw:text-box>
            <text:p text:style-name="P2"><text:span text:style-name="T1">Manual Mains water supply for river &amp; taps emergency top-up</text:span></text:p>
          </draw:text-box>
        </draw:frame>
        <draw:frame draw:style-name="gr28" draw:text-style-name="P13" draw:layer="layout" svg:width="0.839cm" svg:height="0.962cm" svg:x="8.616cm" svg:y="9.874cm">
          <draw:text-box>
            <text:p><text:span text:style-name="T5">x</text:span></text:p>
          </draw:text-box>
        </draw:frame>
        <draw:custom-shape draw:style-name="gr29" draw:text-style-name="P14" draw:layer="Instrumentation" svg:width="0.661cm" svg:height="0.608cm" svg:x="10.027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Instrumentation" svg:width="7.873cm" svg:height="1.775cm" svg:x="13.391cm" svg:y="5.937cm">
          <draw:text-box>
            <text:p><text:span text:style-name="T2">Pump 3.</text:span></text:p>
            <text:p><text:span text:style-name="T6">May be required to lift river flood water into buts after heavy rain.</text:span></text:p>
          </draw:text-box>
        </draw:frame>
        <draw:line draw:style-name="gr22" draw:text-style-name="P11" draw:layer="layout" svg:x1="3.098cm" svg:y1="15.908cm" svg:x2="10.519cm" svg:y2="12.907cm">
          <text:p/>
        </draw:line>
        <draw:custom-shape draw:style-name="gr29" draw:text-style-name="P14" draw:layer="Instrumentation" svg:width="0.661cm" svg:height="0.608cm" svg:x="11.479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Instrumentation" svg:width="0.661cm" svg:height="0.608cm" svg:x="4.2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" draw:layer="Instrumentation" svg:width="2.936cm" svg:height="0.774cm" svg:x="4.905cm" svg:y="18.747cm">
          <draw:text-box>
            <text:p><text:span text:style-name="T1">= Divert vale</text:span></text:p>
          </draw:text-box>
        </draw:frame>
        <draw:line draw:style-name="gr22" draw:text-style-name="P11" draw:layer="layout" svg:x1="27.394cm" svg:y1="5.388cm" svg:x2="27.434cm" svg:y2="12.483cm">
          <text:p/>
        </draw:line>
        <draw:line draw:style-name="gr22" draw:text-style-name="P11" draw:layer="layout" svg:x1="11.81cm" svg:y1="5.453cm" svg:x2="27.394cm" svg:y2="5.388cm">
          <text:p/>
        </draw:line>
        <draw:frame draw:style-name="gr32" draw:text-style-name="P5" draw:layer="layout" svg:width="3.097cm" svg:height="2.193cm" svg:x="24.264cm" svg:y="5.615cm">
          <draw:text-box>
            <text:p><text:span text:style-name="T1">Alternative route for river flood water to buts.</text:span></text:p>
          </draw:text-box>
        </draw:frame>
        <draw:custom-shape draw:style-name="gr29" draw:text-style-name="P14" draw:layer="Instrumentation" svg:width="0.661cm" svg:height="0.608cm" svg:x="27.064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Instrumentation" svg:width="0.582cm" svg:height="0.397cm" draw:transform="rotate (1.58790055346444) translate (22.997cm 5.688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" draw:layer="Instrumentation" svg:width="0.582cm" svg:height="0.397cm" draw:transform="rotate (-3.14159265358979) translate (12.215cm 6.49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6" draw:layer="Instrumentation" svg:width="0.8cm" svg:height="0.4cm" svg:x="12.778cm" svg:y="12.64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5" draw:text-style-name="P6" draw:layer="Instrumentation" svg:x1="12.326cm" svg:y1="13.777cm" svg:x2="13.133cm" svg:y2="13.035cm">
          <text:p/>
        </draw:line>
        <draw:custom-shape draw:style-name="gr36" draw:text-style-name="P12" draw:layer="Instrumentation" svg:width="0.582cm" svg:height="0.397cm" draw:transform="rotate (-3.14159265358979) translate (4.826cm 20.208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5" draw:layer="Instrumentation" svg:width="3.807cm" svg:height="0.742cm" svg:x="4.873cm" svg:y="19.586cm">
          <draw:text-box>
            <text:p><text:span text:style-name="T1">= Non return vale</text:span></text:p>
          </draw:text-box>
        </draw:frame>
        <draw:frame draw:style-name="gr6" draw:text-style-name="P17" draw:layer="layout" svg:width="5.195cm" svg:height="1.199cm" svg:x="23.296cm" svg:y="1cm">
          <draw:text-box>
            <text:p><text:span text:style-name="T7">Version 2.3 (13th May 2017</text:span></text:p>
          </draw:text-box>
        </draw:frame>
      </draw:page>
      <draw:page draw:name="page2" draw:style-name="dp1" draw:master-page-name="Default">
        <draw:custom-shape draw:style-name="gr38" draw:text-style-name="P18" draw:layer="layout" svg:width="1.469cm" svg:height="6.97cm" draw:transform="rotate (-0.750491578357561) translate (6cm 2.017cm)">
          <text:p/>
          <draw:enhanced-geometry svg:viewBox="0 0 21600 21600" draw:type="rectangle" draw:enhanced-path="M 0 0 L 21600 0 21600 21600 0 21600 0 0 Z N"/>
        </draw:custom-shape>
        <draw:polygon draw:style-name="gr39" draw:text-style-name="P19" draw:layer="layout" svg:width="8.497cm" svg:height="17.295cm" draw:transform="skewX (-0.00279252680319093) rotate (1.58859868516524) translate (7.53691017847672cm 12.6137091454182cm)" svg:viewBox="0 0 8498 17296" draw:points="0,34 5891,34 8498,2590 8272,17296 182,17046 38,0 115,1">
          <text:p/>
        </draw:polygon>
        <draw:custom-shape draw:style-name="gr40" draw:text-style-name="P3" draw:layer="layout" svg:width="6.887cm" svg:height="2.972cm" draw:transform="rotate (0.523598775598299) translate (20.847cm 16.963cm)">
          <text:p text:style-name="P2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4.639cm" svg:height="3.117cm" svg:x="14.317cm" svg:y="16.781cm">
          <text:p text:style-name="P2"><text:span text:style-name="T1">Lady</text:span></text:p>
          <text:p text:style-name="P2"><text:span text:style-name="T1">Hanam Bl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3.842cm" svg:height="3.225cm" svg:x="7.43cm" svg:y="15.948cm">
          <text:p text:style-name="P2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3.552cm" svg:height="1.08cm" svg:x="2.029cm" svg:y="19.463cm">
          <text:p text:style-name="P2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44" draw:text-style-name="P6" draw:layer="layout" svg:x1="6.307cm" svg:y1="13.41cm" svg:x2="7.394cm" svg:y2="15.947cm">
          <text:p/>
        </draw:line>
        <draw:line draw:style-name="gr44" draw:text-style-name="P6" draw:layer="layout" svg:x1="0.725cm" svg:y1="13.447cm" svg:x2="6.307cm" svg:y2="13.447cm">
          <text:p/>
        </draw:line>
        <draw:line draw:style-name="gr44" draw:text-style-name="P6" draw:layer="layout" svg:x1="0.843cm" svg:y1="7.55cm" svg:x2="0.807cm" svg:y2="13.457cm">
          <text:p/>
        </draw:line>
        <draw:line draw:style-name="gr44" draw:text-style-name="P6" draw:layer="layout" svg:x1="6.153cm" svg:y1="1.846cm" svg:x2="0.88cm" svg:y2="7.586cm">
          <text:p/>
        </draw:line>
        <draw:line draw:style-name="gr44" draw:text-style-name="P6" draw:layer="layout" svg:x1="6.252cm" svg:y1="1.843cm" svg:x2="26.792cm" svg:y2="1.939cm">
          <text:p/>
        </draw:line>
        <draw:line draw:style-name="gr44" draw:text-style-name="P6" draw:layer="layout" svg:x1="26.858cm" svg:y1="1.938cm" svg:x2="26.857cm" svg:y2="13.447cm">
          <text:p/>
        </draw:line>
        <draw:frame draw:style-name="gr45" draw:text-style-name="P20" draw:layer="layout" svg:width="6.18cm" svg:height="1.004cm" draw:transform="rotate (0.826238867894116) translate (0.632cm 5.837cm)">
          <draw:text-box>
            <text:p><text:span text:style-name="T8">Public area boundary</text:span></text:p>
          </draw:text-box>
        </draw:frame>
        <draw:custom-shape draw:style-name="gr46" draw:text-style-name="P21" draw:layer="layout" svg:width="2.972cm" svg:height="5.038cm" svg:x="21.445cm" svg:y="4.581cm">
          <text:p text:style-name="P2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942cm" svg:height="6.959cm" svg:x="20.297cm" svg:y="4.49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13.753cm" svg:height="0.799cm" svg:x="6.521cm" svg:y="10.583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1.122cm" svg:height="1.341cm" svg:x="5.401cm" svg:y="10.329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23" draw:layer="layout" svg:width="0.906cm" svg:height="0.798cm" svg:x="1.073cm" svg:y="7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3" draw:layer="layout" svg:width="0.906cm" svg:height="0.798cm" svg:x="1.073cm" svg:y="8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3" draw:layer="layout" svg:width="0.906cm" svg:height="0.798cm" svg:x="1.073cm" svg:y="10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0.906cm" svg:height="0.798cm" svg:x="1.073cm" svg:y="11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6" draw:layer="layout" svg:x1="2.276cm" svg:y1="8.171cm" svg:x2="2.275cm" svg:y2="12.57cm">
          <text:p/>
        </draw:line>
        <draw:line draw:style-name="gr51" draw:text-style-name="P6" draw:layer="layout" svg:x1="1.976cm" svg:y1="11.56cm" svg:x2="2.318cm" svg:y2="11.56cm">
          <text:p/>
        </draw:line>
        <draw:line draw:style-name="gr51" draw:text-style-name="P6" draw:layer="layout" svg:x1="1.983cm" svg:y1="10.414cm" svg:x2="2.272cm" svg:y2="10.414cm">
          <text:p/>
        </draw:line>
        <draw:line draw:style-name="gr51" draw:text-style-name="P6" draw:layer="layout" svg:x1="1.977cm" svg:y1="9.341cm" svg:x2="2.266cm" svg:y2="9.341cm">
          <text:p/>
        </draw:line>
        <draw:line draw:style-name="gr51" draw:text-style-name="P6" draw:layer="layout" svg:x1="1.977cm" svg:y1="8.189cm" svg:x2="2.318cm" svg:y2="8.19cm">
          <text:p/>
        </draw:line>
        <draw:custom-shape draw:style-name="gr52" draw:text-style-name="P24" draw:layer="layout" svg:width="0.419cm" svg:height="0.583cm" draw:transform="skewX (-0.00174532925199433) rotate (-1.57341432067289) translate (5.713cm 9.7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3" draw:text-style-name="P25" draw:layer="layout" svg:width="1.284cm" svg:height="0.909cm" svg:x="4.722cm" svg:y="9.132cm">
          <draw:text-box>
            <text:p text:style-name="P2"><text:span text:style-name="T9">River/Flood Pump</text:span></text:p>
          </draw:text-box>
        </draw:frame>
        <draw:line draw:style-name="gr54" draw:text-style-name="P6" draw:layer="layout" svg:x1="21.908cm" svg:y1="4.471cm" svg:x2="21.934cm" svg:y2="3.757cm">
          <text:p/>
        </draw:line>
        <draw:line draw:style-name="gr54" draw:text-style-name="P6" draw:layer="layout" svg:x1="18.442cm" svg:y1="3.889cm" svg:x2="21.934cm" svg:y2="3.889cm">
          <text:p/>
        </draw:line>
        <draw:line draw:style-name="gr54" draw:text-style-name="P6" draw:layer="layout" svg:x1="4.489cm" svg:y1="9.026cm" svg:x2="18.465cm" svg:y2="3.913cm">
          <text:p/>
        </draw:line>
        <draw:line draw:style-name="gr54" draw:text-style-name="P6" draw:layer="layout" svg:x1="4.071cm" svg:y1="9.965cm" svg:x2="5.144cm" svg:y2="9.948cm">
          <text:p/>
        </draw:line>
        <draw:line draw:style-name="gr54" draw:text-style-name="P6" draw:layer="layout" svg:x1="4.53cm" svg:y1="8.968cm" svg:x2="4.112cm" svg:y2="10.005cm">
          <text:p/>
        </draw:line>
        <draw:line draw:style-name="gr54" draw:text-style-name="P6" draw:layer="layout" svg:x1="5.711cm" svg:y1="9.946cm" svg:x2="6.036cm" svg:y2="9.948cm">
          <text:p/>
        </draw:line>
        <draw:line draw:style-name="gr54" draw:text-style-name="P6" draw:layer="layout" svg:x1="6.129cm" svg:y1="9.839cm" svg:x2="6.129cm" svg:y2="10.56cm">
          <text:p/>
        </draw:line>
        <draw:line draw:style-name="gr51" draw:text-style-name="P6" draw:layer="layout" svg:x1="5.548cm" svg:y1="10.862cm" svg:x2="2.25cm" svg:y2="10.87cm">
          <text:p/>
        </draw:line>
        <draw:custom-shape draw:style-name="gr55" draw:text-style-name="P2" draw:layer="layout" svg:width="0.287cm" svg:height="0.132cm" svg:x="4.097cm" svg:y="10.645cm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6" draw:text-style-name="P6" draw:layer="layout" svg:x1="3.36cm" svg:y1="5.874cm" svg:x2="3.36cm" svg:y2="10.848cm">
          <text:p/>
        </draw:line>
        <draw:line draw:style-name="gr56" draw:text-style-name="P6" draw:layer="layout" svg:x1="4.707cm" svg:y1="4.522cm" svg:x2="3.363cm" svg:y2="5.889cm">
          <text:p/>
        </draw:line>
        <draw:custom-shape draw:style-name="gr57" draw:text-style-name="P26" draw:layer="layout" svg:width="0.45cm" svg:height="0.45cm" svg:x="4.667cm" svg:y="4.474cm">
          <text:p text:style-name="P2"><text:span text:style-name="T9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draw:layer="layout" svg:width="0.45cm" svg:height="0.45cm" svg:x="3.14cm" svg:y="10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287cm" svg:height="0.132cm" draw:transform="rotate (-1.5707963267949) translate (3.566cm 9.15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5" draw:text-style-name="P2" draw:layer="layout" svg:width="0.287cm" svg:height="0.133cm" draw:transform="rotate (-0.31415926535898) translate (5.251cm 8.37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5" draw:text-style-name="P2" draw:layer="layout" svg:width="0.287cm" svg:height="0.132cm" draw:transform="rotate (-3.14159265358979) translate (11.987cm 11.06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5" draw:text-style-name="P2" draw:layer="layout" svg:width="0.287cm" svg:height="0.132cm" draw:transform="rotate (1.5707963267949) translate (20.744cm 8.65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6" draw:text-style-name="P6" draw:layer="layout" svg:x1="3.358cm" svg:y1="11.084cm" svg:x2="3.308cm" svg:y2="14.182cm">
          <text:p/>
        </draw:line>
        <draw:frame draw:style-name="gr59" draw:text-style-name="P10" draw:layer="layout" svg:width="2.884cm" svg:height="1.67cm" svg:x="2.038cm" svg:y="14.287cm">
          <draw:text-box>
            <text:p text:style-name="P2"><text:span text:style-name="T1">Mains water</text:span></text:p>
            <text:p text:style-name="P2"><text:span text:style-name="T1"><text:s/></text:span><text:span text:style-name="T1">top-up</text:span></text:p>
          </draw:text-box>
        </draw:frame>
        <draw:custom-shape draw:style-name="gr60" draw:text-style-name="P27" draw:layer="layout" svg:width="0.899cm" svg:height="0.899cm" svg:x="4.34cm" svg:y="1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0" draw:layer="layout" svg:width="2.482cm" svg:height="1.673cm" svg:x="3.579cm" svg:y="15.948cm">
          <draw:text-box>
            <text:p text:style-name="P2"><text:span text:style-name="T1">River flood soak away</text:span></text:p>
          </draw:text-box>
        </draw:frame>
        <draw:line draw:style-name="gr54" draw:text-style-name="P6" draw:layer="layout" svg:x1="4.71cm" svg:y1="10.239cm" svg:x2="4.815cm" svg:y2="15.187cm">
          <text:p/>
        </draw:line>
        <draw:custom-shape draw:style-name="gr58" draw:text-style-name="P16" draw:layer="layout" svg:width="0.45cm" svg:height="0.45cm" svg:x="4.491cm" svg:y="9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9" draw:layer="layout" svg:width="0.847cm" svg:height="0.886cm" svg:x="2.884cm" svg:y="12.541cm">
          <draw:text-box>
            <text:p><text:span text:style-name="T3">X</text:span></text:p>
          </draw:text-box>
        </draw:frame>
        <draw:custom-shape draw:style-name="gr62" draw:text-style-name="P23" draw:layer="layout" svg:width="0.844cm" svg:height="0.854cm" draw:transform="rotate (1.55334303427495) translate (7.337cm 20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28" draw:layer="layout" svg:width="8.357cm" svg:height="0.805cm" svg:x="10.712cm" svg:y="0.689cm">
          <draw:text-box>
            <text:p><text:span text:style-name="T10">Schematic Plan View of Layout</text:span></text:p>
          </draw:text-box>
        </draw:frame>
        <draw:g>
          <draw:custom-shape draw:style-name="gr64" draw:text-style-name="P24" draw:layer="layout" svg:width="0.256cm" svg:height="0.406cm" draw:transform="skewX (-0.00244346095279206) rotate (-1.57341432067289) translate (2.967cm 10.72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5" draw:text-style-name="P29" draw:layer="layout" svg:width="0.931cm" svg:height="1.457cm" svg:x="2.302cm" svg:y="10.913cm">
            <draw:text-box>
              <text:p text:style-name="P2"><text:span text:style-name="T11">Top-up Pump</text:span></text:p>
            </draw:text-box>
          </draw:frame>
        </draw:g>
        <draw:frame draw:style-name="gr66" draw:text-style-name="P5" draw:layer="layout" svg:width="0.745cm" svg:height="2.621cm" svg:x="1.086cm" svg:y="8.651cm">
          <draw:text-box>
            <text:p><text:span text:style-name="T1">BUTTS</text:span></text:p>
          </draw:text-box>
        </draw:frame>
        <draw:frame draw:style-name="gr67" draw:text-style-name="P5" draw:layer="layout" svg:width="2.936cm" svg:height="0.775cm" svg:x="24.974cm" svg:y="19.585cm">
          <draw:text-box>
            <text:p><text:span text:style-name="T1">Do not scale</text:span></text:p>
          </draw:text-box>
        </draw:frame>
        <draw:custom-shape draw:style-name="gr68" draw:text-style-name="P3" draw:layer="Instrumentation" svg:width="1.248cm" svg:height="0.974cm" svg:x="3.493cm" svg:y="7.651cm">
          <text:p text:style-name="P2"><text:span text:style-name="T1">Flood</text:span></text:p>
          <text:p text:style-name="P2"><text:span text:style-name="T1">valve</text:span></text:p>
          <draw:enhanced-geometry svg:viewBox="0 0 21600 21600" draw:text-areas="800 800 20800 20800" draw:type="round-rectangular-callout" draw:modifiers="21202.2417934347 51131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3" draw:layer="Instrumentation" svg:width="1.122cm" svg:height="0.876cm" svg:x="3.459cm" svg:y="11.586cm">
          <text:p><text:span text:style-name="T4">3 way</text:span></text:p>
          <text:p><text:span text:style-name="T4">valve</text:span></text:p>
          <draw:enhanced-geometry svg:viewBox="0 0 21600 21600" draw:text-areas="800 800 20800 20800" draw:type="round-rectangular-callout" draw:modifiers="-1000.17809439003 -17782.4401368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3" draw:layer="Instrumentation" svg:width="3.815cm" svg:height="1.661cm" svg:x="7.845cm" svg:y="2.092cm">
          <text:p text:style-name="P2"><text:span text:style-name="T1">Tap or soak hose</text:span></text:p>
          <text:p text:style-name="P2"><text:span text:style-name="T1">As required</text:span></text:p>
          <draw:enhanced-geometry svg:viewBox="0 0 21600 21600" draw:text-areas="800 800 20800 20800" draw:type="round-rectangular-callout" draw:modifiers="-15843.3962264151 34401.4440433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3" draw:layer="Instrumentation" svg:width="0.906cm" svg:height="0.798cm" svg:x="1.079cm" svg:y="12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6" draw:layer="Instrumentation" svg:x1="1.98cm" svg:y1="12.516cm" svg:x2="2.322cm" svg:y2="12.516cm">
          <text:p/>
        </draw:line>
        <draw:frame draw:style-name="gr4" draw:text-style-name="P5" draw:layer="Instrumentation" svg:width="2.892cm" svg:height="0.725cm" svg:x="8.153cm" svg:y="19.414cm">
          <draw:text-box>
            <text:p><text:span text:style-name="T1">Existing Butt</text:span></text:p>
          </draw:text-box>
        </draw:frame>
      </draw:page>
      <draw:page draw:name="page3" draw:style-name="dp1" draw:master-page-name="Default">
        <draw:g>
          <draw:g>
            <draw:path draw:style-name="gr71" draw:text-style-name="P30" draw:layer="layout" svg:width="0.224cm" svg:height="0.291cm" svg:x="1.143cm" svg:y="10.968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1" draw:text-style-name="P30" draw:layer="layout" svg:width="0.036cm" svg:height="0.306cm" svg:x="1.41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9cm" svg:height="0.315cm" svg:x="1.51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1" draw:text-style-name="P30" draw:layer="layout" svg:width="0.197cm" svg:height="0.231cm" svg:x="1.74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306cm" svg:height="0.223cm" svg:x="2.077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199cm" svg:height="0.231cm" svg:x="2.39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2.638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3cm" svg:height="0.306cm" svg:x="2.783cm" svg:y="10.953cm" svg:viewBox="0 0 184 307" svg:d="M140 307c-25-34-50-68-76-102-9 7-18 15-27 22 0 27 0 53 0 80-12 0-25 0-37 0 0-102 0-205 0-307 12 0 25 0 37 0 0 64 0 128 0 192 33-36 66-73 98-109 15 0 29 0 44 0-30 32-61 64-91 96 32 43 64 85 96 128-15 0-29 0-44 0z">
              <text:p/>
            </draw:path>
            <draw:path draw:style-name="gr71" draw:text-style-name="P30" draw:layer="layout" svg:width="0.111cm" svg:height="0.306cm" svg:x="3.089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105cm" svg:height="0.227cm" svg:x="3.229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9cm" svg:height="0.231cm" svg:x="3.36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295cm" svg:height="0.227cm" svg:x="3.60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89cm" svg:height="0.31cm" svg:x="4.063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79cm" svg:height="0.227cm" svg:x="4.299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07cm" svg:height="0.277cm" svg:x="4.51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07cm" svg:height="0.277cm" svg:x="4.633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83cm" svg:height="0.23cm" svg:x="4.757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81cm" svg:height="0.231cm" svg:x="5.092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99cm" svg:height="0.231cm" svg:x="5.30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5.54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5.787cm" svg:y="10.953cm" svg:viewBox="0 0 37 307" svg:d="M0 307c0-102 0-205 0-307 12 0 25 0 37 0 0 102 0 205 0 307-12 0-25 0-37 0z">
              <text:p/>
            </draw:path>
            <draw:path draw:style-name="gr71" draw:text-style-name="P30" draw:layer="layout" svg:width="0.189cm" svg:height="0.31cm" svg:x="5.877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9cm" svg:height="0.31cm" svg:x="6.24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97cm" svg:height="0.231cm" svg:x="6.46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92cm" svg:height="0.295cm" svg:x="6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1" draw:text-style-name="P30" draw:layer="layout" svg:width="0.2cm" svg:height="0.295cm" svg:x="7.057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1" draw:text-style-name="P30" draw:layer="layout" svg:width="0.295cm" svg:height="0.227cm" svg:x="7.305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295cm" svg:height="0.227cm" svg:x="7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07cm" svg:height="0.277cm" svg:x="8.07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8.206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2cm" svg:height="0.299cm" svg:x="8.558cm" svg:y="10.964cm" svg:viewBox="0 0 201 300" svg:d="M201 216c0 13-3 25-7 35-4 11-11 20-19 27s-19 13-31 16c-12 4-26 6-42 6-18 0-33-2-46-7-12-4-22-10-30-17-8-8-14-16-18-26-4-9-7-19-8-29l38-3c2 7 4 14 7 21 2 6 7 11 12 16 5 4 11 8 18 10 8 3 17 4 27 4 19 0 33-4 44-14 11-9 16-23 16-41 0-10-2-19-7-26-5-6-11-11-18-15-7-3-15-6-23-7s-16-2-23-2h-21v-32h20c7 0 14-1 22-2 8-2 14-5 21-8 6-4 11-9 15-16 4-6 6-15 6-25 0-15-4-28-13-37-10-9-23-13-41-13-17 0-30 4-40 12-10 9-16 21-18 36l-37-3c1-13 5-24 10-33 6-10 13-18 21-24 9-7 19-11 29-14 11-3 23-5 35-5 16 0 30 2 42 6s21 10 29 17c7 7 13 15 16 24 4 10 6 20 6 30 0 9-2 17-4 24-2 8-6 15-11 21-5 5-11 11-19 15-7 4-17 7-27 10 11 2 21 4 30 8s16 10 22 16c5 6 10 13 12 20 3 8 5 16 5 25z">
              <text:p/>
            </draw:path>
            <draw:path draw:style-name="gr71" draw:text-style-name="P30" draw:layer="layout" svg:width="0.192cm" svg:height="0.295cm" svg:x="8.8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1" draw:text-style-name="P30" draw:layer="layout" svg:width="0.295cm" svg:height="0.227cm" svg:x="9.043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295cm" svg:height="0.227cm" svg:x="9.3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89cm" svg:height="0.315cm" svg:x="9.83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1" draw:text-style-name="P30" draw:layer="layout" svg:width="0.036cm" svg:height="0.306cm" svg:x="10.073cm" svg:y="10.953cm" svg:viewBox="0 0 37 307" svg:d="M0 307c0-102 0-205 0-307 12 0 25 0 37 0 0 102 0 205 0 307-12 0-25 0-37 0z">
              <text:p/>
            </draw:path>
            <draw:path draw:style-name="gr71" draw:text-style-name="P30" draw:layer="layout" svg:width="0.216cm" svg:height="0.231cm" svg:x="10.16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83cm" svg:height="0.23cm" svg:x="10.394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07cm" svg:height="0.277cm" svg:x="10.599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036cm" svg:height="0.306cm" svg:x="10.739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1cm" svg:height="0.231cm" svg:x="10.83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89cm" svg:height="0.315cm" svg:x="11.168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1" draw:text-style-name="P30" draw:layer="layout" svg:width="0.179cm" svg:height="0.227cm" svg:x="11.405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11.626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77cm" svg:height="0.306cm" svg:x="11.854cm" svg:y="10.953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11cm" svg:height="0.306cm" svg:x="12.185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12.32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7cm" svg:height="0.277cm" svg:x="12.40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07cm" svg:height="0.277cm" svg:x="12.641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12.771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216cm" svg:height="0.231cm" svg:x="13.126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13.373cm" svg:y="10.953cm" svg:viewBox="0 0 37 307" svg:d="M0 307c0-102 0-205 0-307 12 0 25 0 37 0 0 102 0 205 0 307-12 0-25 0-37 0z">
              <text:p/>
            </draw:path>
            <draw:path draw:style-name="gr71" draw:text-style-name="P30" draw:layer="layout" svg:width="0.036cm" svg:height="0.306cm" svg:x="13.474cm" svg:y="10.953cm" svg:viewBox="0 0 37 307" svg:d="M0 307c0-102 0-205 0-307 12 0 25 0 37 0 0 102 0 205 0 307-12 0-25 0-37 0z">
              <text:p/>
            </draw:path>
            <draw:path draw:style-name="gr71" draw:text-style-name="P30" draw:layer="layout" svg:width="0.199cm" svg:height="0.231cm" svg:x="13.56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306cm" svg:height="0.223cm" svg:x="13.782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216cm" svg:height="0.231cm" svg:x="14.21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89cm" svg:height="0.31cm" svg:x="14.45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75cm" svg:height="0.394cm" svg:x="14.659cm" svg:y="10.953cm" svg:viewBox="0 0 76 395" svg:d="M39 36v-36h37v36zM76 335c0 8-1 16-2 24-2 7-4 13-8 19-4 5-9 9-15 12-7 3-15 5-25 5-4 0-9 0-14 0-4 0-8 0-12-1v-29c2 0 4 0 6 1 3 0 5 0 7 0 5 0 9-1 13-2 3-1 6-4 8-7s3-6 4-11c0-5 1-10 1-16v-247h37z">
              <text:p/>
            </draw:path>
            <draw:path draw:style-name="gr71" draw:text-style-name="P30" draw:layer="layout" svg:width="0.179cm" svg:height="0.227cm" svg:x="14.7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15.001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07cm" svg:height="0.277cm" svg:x="15.20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95cm" svg:height="0.227cm" svg:x="15.346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97cm" svg:height="0.231cm" svg:x="15.674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15.92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07cm" svg:height="0.277cm" svg:x="16.13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83cm" svg:height="0.23cm" svg:x="16.259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07cm" svg:height="0.277cm" svg:x="16.58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16.71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9cm" svg:height="0.31cm" svg:x="17.075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97cm" svg:height="0.231cm" svg:x="17.303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95cm" svg:height="0.227cm" svg:x="17.667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216cm" svg:height="0.231cm" svg:x="17.995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89cm" svg:height="0.31cm" svg:x="18.231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97cm" svg:height="0.231cm" svg:x="18.46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039cm" svg:height="0.044cm" svg:x="18.724cm" svg:y="11.215cm" svg:viewBox="0 0 40 45" svg:d="M0 45c0-15 0-30 0-45 13 0 27 0 40 0 0 15 0 30 0 45-13 0-27 0-40 0z">
              <text:p/>
            </draw:path>
            <draw:path draw:style-name="gr71" draw:text-style-name="P30" draw:layer="layout" svg:width="0.192cm" svg:height="0.295cm" svg:x="19.061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1" draw:text-style-name="P30" draw:layer="layout" svg:width="0.2cm" svg:height="0.295cm" svg:x="19.293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1" draw:text-style-name="P30" draw:layer="layout" svg:width="0.295cm" svg:height="0.227cm" svg:x="19.5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295cm" svg:height="0.227cm" svg:x="19.87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99cm" svg:height="0.231cm" svg:x="20.32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20.57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2cm" svg:height="0.295cm" svg:x="20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1" draw:text-style-name="P30" draw:layer="layout" svg:width="0.198cm" svg:height="0.299cm" svg:x="21.058cm" svg:y="10.964cm" svg:viewBox="0 0 199 300" svg:d="M199 214c0 13-2 24-6 35-4 10-10 19-18 27-8 7-19 13-31 18-13 4-28 6-45 6s-31-2-44-6c-12-5-23-11-31-18-8-8-14-17-18-27-4-11-6-22-6-34 0-11 2-20 5-29 3-8 7-15 13-21 5-6 12-11 18-15 7-3 15-6 22-7v-1c-8-2-15-5-22-9-6-4-12-10-16-15-4-6-7-13-10-20-2-8-3-15-3-24 0-10 2-19 6-28s9-17 17-24 17-12 29-16c11-4 25-6 40-6s29 2 41 6c11 4 21 9 29 16 7 7 13 15 17 24 3 9 5 19 5 29 0 8-1 15-3 23-2 7-6 14-10 20s-10 11-16 15c-7 4-14 7-22 9v1c8 1 16 3 23 7s13 9 19 15c5 6 9 13 12 21s5 18 5 28zM153 77c0-7-1-14-3-20s-5-11-9-16c-5-4-10-7-17-10-7-2-15-3-25-3s-19 1-25 3c-7 3-13 6-17 10-4 5-7 10-9 16s-3 13-3 20c0 6 1 12 2 18 2 6 4 11 8 16s10 9 17 12c7 4 16 5 27 5 12 0 21-1 28-5 7-3 13-7 16-12 4-5 7-10 8-16s2-12 2-18zM160 211c0-7-1-14-3-21-2-6-5-12-10-17s-11-9-19-12-18-5-29-5-21 2-28 5c-8 3-14 7-19 12s-8 11-10 18c-2 6-4 13-4 21 0 9 2 17 4 24 2 8 5 14 10 19 5 6 11 10 19 13s18 4 29 4 21-1 28-4c8-3 14-7 19-13 5-5 8-11 10-19 2-7 3-16 3-25z">
              <text:p/>
            </draw:path>
            <draw:path draw:style-name="gr71" draw:text-style-name="P30" draw:layer="layout" svg:width="0.295cm" svg:height="0.227cm" svg:x="21.30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295cm" svg:height="0.227cm" svg:x="21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306cm" svg:height="0.223cm" svg:x="22.068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199cm" svg:height="0.231cm" svg:x="22.38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22.62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22.866cm" svg:y="10.953cm" svg:viewBox="0 0 37 307" svg:d="M0 307c0-102 0-205 0-307 12 0 25 0 37 0 0 102 0 205 0 307-12 0-25 0-37 0z">
              <text:p/>
            </draw:path>
            <draw:path draw:style-name="gr71" draw:text-style-name="P30" draw:layer="layout" svg:width="0.189cm" svg:height="0.31cm" svg:x="22.956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9cm" svg:height="0.31cm" svg:x="23.3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97cm" svg:height="0.231cm" svg:x="23.54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97cm" svg:height="0.231cm" svg:x="23.90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16cm" svg:height="0.231cm" svg:x="24.13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83cm" svg:height="0.23cm" svg:x="24.368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036cm" svg:height="0.306cm" svg:x="24.595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97cm" svg:height="0.231cm" svg:x="24.686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24.933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07cm" svg:height="0.277cm" svg:x="25.17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25.30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99cm" svg:height="0.231cm" svg:x="25.657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9cm" svg:height="0.31cm" svg:x="25.90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07cm" svg:height="0.277cm" svg:x="26.117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16cm" svg:height="0.231cm" svg:x="26.24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26.49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79cm" svg:height="0.227cm" svg:x="26.595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cm" svg:x="26.939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6cm" svg:height="0.306cm" svg:x="27.18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08cm" svg:height="0.223cm" svg:x="27.26cm" svg:y="11.036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27.48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27.734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07cm" svg:height="0.277cm" svg:x="27.85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08cm" svg:height="0.223cm" svg:x="1.10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216cm" svg:height="0.231cm" svg:x="1.33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1.584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208cm" svg:height="0.223cm" svg:x="1.658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1.88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3cm" svg:height="0.23cm" svg:x="2.11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216cm" svg:height="0.231cm" svg:x="2.45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83cm" svg:height="0.23cm" svg:x="2.6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83cm" svg:height="0.23cm" svg:x="3.0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07cm" svg:height="0.277cm" svg:x="3.21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16cm" svg:height="0.231cm" svg:x="3.345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79cm" svg:height="0.227cm" svg:x="3.592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cm" svg:x="3.8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216cm" svg:height="0.231cm" svg:x="4.054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5cm" svg:height="0.227cm" svg:x="4.3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9cm" svg:height="0.31cm" svg:x="4.43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25cm" svg:height="0.291cm" svg:x="4.805cm" svg:y="11.441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<text:p/>
            </draw:path>
            <draw:path draw:style-name="gr71" draw:text-style-name="P30" draw:layer="layout" svg:width="0.235cm" svg:height="0.291cm" svg:x="5.109cm" svg:y="11.441cm" svg:viewBox="0 0 236 292" svg:d="M197 292c0-45 0-90 0-135-53 0-105 0-158 0 0 45 0 90 0 135-13 0-26 0-39 0 0-98 0-195 0-292 13 0 26 0 39 0 0 41 0 82 0 123 53 0 105 0 158 0 0-41 0-82 0-123 13 0 26 0 39 0 0 97 0 194 0 292-13 0-26 0-39 0z">
              <text:p/>
            </draw:path>
            <draw:path draw:style-name="gr71" draw:text-style-name="P30" draw:layer="layout" svg:width="0.395cm" svg:height="0.291cm" svg:x="5.38cm" svg:y="11.442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<text:p/>
            </draw:path>
            <draw:path draw:style-name="gr71" draw:text-style-name="P30" draw:layer="layout" svg:width="0.208cm" svg:height="0.223cm" svg:x="5.91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216cm" svg:height="0.231cm" svg:x="6.14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6.394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208cm" svg:height="0.223cm" svg:x="6.467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6.69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3cm" svg:height="0.23cm" svg:x="6.92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81cm" svg:height="0.231cm" svg:x="7.261cm" svg:y="11.505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99cm" svg:height="0.231cm" svg:x="7.472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7.717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7.955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189cm" svg:height="0.31cm" svg:x="8.046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9cm" svg:height="0.31cm" svg:x="8.40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97cm" svg:height="0.231cm" svg:x="8.636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9.22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9.43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9.67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99cm" svg:height="0.231cm" svg:x="10.02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10.2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9cm" svg:height="0.314cm" svg:x="10.527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1" draw:text-style-name="P30" draw:layer="layout" svg:width="0.216cm" svg:height="0.231cm" svg:x="10.76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10.987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11.11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8cm" svg:height="0.223cm" svg:x="11.455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216cm" svg:height="0.231cm" svg:x="11.68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11.93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12.0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3cm" svg:height="0.23cm" svg:x="12.25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039cm" svg:height="0.044cm" svg:x="12.488cm" svg:y="11.688cm" svg:viewBox="0 0 40 45" svg:d="M0 45c0-15 0-30 0-45 13 0 27 0 40 0 0 15 0 30 0 45-13 0-27 0-40 0z">
              <text:p/>
            </draw:path>
            <draw:path draw:style-name="gr71" draw:text-style-name="P30" draw:layer="layout" svg:width="0.224cm" svg:height="0.291cm" svg:x="12.839cm" svg:y="11.441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1" draw:text-style-name="P30" draw:layer="layout" svg:width="0.199cm" svg:height="0.231cm" svg:x="13.1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3cm" svg:height="0.23cm" svg:x="13.33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83cm" svg:height="0.23cm" svg:x="13.54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036cm" svg:height="0.306cm" svg:x="13.768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9cm" svg:height="0.31cm" svg:x="13.86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036cm" svg:height="0.306cm" svg:x="14.107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14.1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14.561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14.78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14.999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99cm" svg:height="0.231cm" svg:x="15.353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11cm" svg:height="0.306cm" svg:x="15.578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15.83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79cm" svg:height="0.227cm" svg:x="15.937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cm" svg:x="16.163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79cm" svg:height="0.227cm" svg:x="16.40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16.63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07cm" svg:height="0.277cm" svg:x="16.83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05cm" svg:height="0.227cm" svg:x="16.9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036cm" svg:height="0.306cm" svg:x="17.119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16cm" svg:height="0.231cm" svg:x="17.2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17.457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306cm" svg:height="0.223cm" svg:x="17.647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216cm" svg:height="0.231cm" svg:x="17.96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18.18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18.31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18.562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77cm" svg:height="0.306cm" svg:x="18.824cm" svg:y="11.426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99cm" svg:height="0.231cm" svg:x="19.04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3cm" svg:height="0.23cm" svg:x="19.28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19.4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19.86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20.0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20.29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20.535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216cm" svg:height="0.231cm" svg:x="20.889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83cm" svg:height="0.23cm" svg:x="21.119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11cm" svg:height="0.306cm" svg:x="21.442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21.584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21.67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1cm" svg:height="0.223cm" svg:x="21.897cm" svg:y="11.509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1" draw:text-style-name="P30" draw:layer="layout" svg:width="0.036cm" svg:height="0.306cm" svg:x="22.123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9cm" svg:height="0.31cm" svg:x="22.223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036cm" svg:height="0.306cm" svg:x="22.461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22.551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16cm" svg:height="0.231cm" svg:x="22.906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23.153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107cm" svg:height="0.277cm" svg:x="23.231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23.36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23.608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79cm" svg:height="0.227cm" svg:x="23.751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216cm" svg:height="0.231cm" svg:x="23.978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24.202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036cm" svg:height="0.306cm" svg:x="24.342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08cm" svg:height="0.223cm" svg:x="24.416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24.64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24.999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97cm" svg:height="0.231cm" svg:x="25.23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5cm" svg:x="25.48cm" svg:y="11.505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1" draw:text-style-name="P30" draw:layer="layout" svg:width="0.197cm" svg:height="0.231cm" svg:x="25.70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25.954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cm" svg:x="26.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6cm" svg:height="0.306cm" svg:x="26.42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79cm" svg:height="0.227cm" svg:x="26.528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4cm" svg:x="26.754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1" draw:text-style-name="P30" draw:layer="layout" svg:width="0.199cm" svg:height="0.231cm" svg:x="27.10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27.355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11cm" svg:height="0.306cm" svg:x="27.687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27.828cm" svg:y="11.426cm" svg:viewBox="0 0 37 307" svg:d="M0 307c0-102 0-205 0-307 12 0 25 0 37 0 0 102 0 205 0 307-12 0-25 0-37 0z">
              <text:p/>
            </draw:path>
            <draw:path draw:style-name="gr71" draw:text-style-name="P30" draw:layer="layout" svg:width="0.199cm" svg:height="0.231cm" svg:x="27.91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306cm" svg:height="0.223cm" svg:x="28.136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208cm" svg:height="0.223cm" svg:x="1.109cm" svg:y="11.982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9cm" svg:height="0.231cm" svg:x="1.337cm" svg:y="11.978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036cm" svg:height="0.306cm" svg:x="1.584cm" svg:y="11.899cm" svg:viewBox="0 0 37 307" svg:d="M0 307c0-102 0-205 0-307 12 0 25 0 37 0 0 102 0 205 0 307-12 0-25 0-37 0z">
              <text:p/>
            </draw:path>
            <draw:path draw:style-name="gr71" draw:text-style-name="P30" draw:layer="layout" svg:width="0.179cm" svg:height="0.227cm" svg:x="1.684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295cm" svg:height="0.227cm" svg:x="1.921cm" svg:y="11.978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97cm" svg:height="0.231cm" svg:x="2.248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2.613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7cm" svg:height="0.231cm" svg:x="2.746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5cm" svg:x="2.982cm" svg:y="11.978cm" svg:viewBox="0 0 190 316" svg:d="M82 232c-28 0-49-10-62-29s-20-48-20-86c0-39 7-68 20-88 14-19 35-29 62-29 9 0 18 1 25 2 7 2 13 5 19 8 5 3 10 7 14 12 5 5 8 10 12 17 0-4 0-7 1-12 0-4 0-8 0-11 0-4 1-7 1-10s0-4 1-5h35c0 3 0 9 0 19-1 10-1 24-1 42v254h-37v-91c0-4 0-7 0-11s0-8 0-11c0-4 0-8 1-12h-1c-3 7-7 13-12 18-4 6-9 10-15 13-5 4-12 6-19 8-7 1-15 2-24 2zM152 113c0-16-2-30-4-41-3-11-7-19-12-26-6-7-12-11-19-14-8-3-16-4-25-4s-18 1-24 5c-7 3-12 9-17 16-4 7-7 16-9 27-2 12-3 25-3 40s1 28 3 39 5 20 9 27 10 12 16 16c7 3 15 5 25 5 8 0 16-1 23-4 7-2 14-7 19-13 6-7 10-16 13-28s5-26 5-45z">
              <text:p/>
            </draw:path>
            <draw:path draw:style-name="gr71" draw:text-style-name="P30" draw:layer="layout" svg:width="0.179cm" svg:height="0.227cm" svg:x="3.228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3.465cm" svg:y="11.899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5cm" svg:height="0.227cm" svg:x="3.566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7cm" svg:height="0.231cm" svg:x="3.7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3.936cm" svg:y="11.899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9cm" svg:height="0.044cm" svg:x="4.193cm" svg:y="12.161cm" svg:viewBox="0 0 40 45" svg:d="M0 45c0-15 0-30 0-45 13 0 27 0 40 0 0 15 0 30 0 45-13 0-27 0-40 0z">
              <text:p/>
            </draw:path>
            <draw:path draw:style-name="gr71" draw:text-style-name="P30" draw:layer="layout" svg:width="0.243cm" svg:height="0.299cm" svg:x="1.127cm" svg:y="12.856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<text:p/>
            </draw:path>
            <draw:path draw:style-name="gr71" draw:text-style-name="P30" draw:layer="layout" svg:width="0.179cm" svg:height="0.227cm" svg:x="1.41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295cm" svg:height="0.227cm" svg:x="1.651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89cm" svg:height="0.315cm" svg:x="1.987cm" svg:y="12.924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1" draw:text-style-name="P30" draw:layer="layout" svg:width="0.036cm" svg:height="0.306cm" svg:x="2.344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2.43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8cm" svg:height="0.223cm" svg:x="2.653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2.881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036cm" svg:height="0.306cm" svg:x="3.128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181cm" svg:height="0.231cm" svg:x="3.337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99cm" svg:height="0.231cm" svg:x="3.548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3.79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4.031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189cm" svg:height="0.31cm" svg:x="4.12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79cm" svg:height="0.227cm" svg:x="4.4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4.706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4.92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3cm" svg:height="0.23cm" svg:x="5.27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036cm" svg:height="0.306cm" svg:x="5.49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95cm" svg:height="0.227cm" svg:x="5.6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036cm" svg:height="0.306cm" svg:x="5.9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036cm" svg:height="0.306cm" svg:x="6.04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216cm" svg:height="0.231cm" svg:x="6.1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5cm" svg:height="0.227cm" svg:x="6.376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3cm" svg:height="0.23cm" svg:x="6.62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209cm" svg:height="0.311cm" svg:x="6.822cm" svg:y="12.929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1" draw:text-style-name="P30" draw:layer="layout" svg:width="0.183cm" svg:height="0.23cm" svg:x="7.04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07cm" svg:height="0.277cm" svg:x="7.24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7.37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95cm" svg:height="0.227cm" svg:x="7.625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07cm" svg:height="0.277cm" svg:x="8.05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8.18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306cm" svg:height="0.223cm" svg:x="8.524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216cm" svg:height="0.231cm" svg:x="8.83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9.06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9.19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9.44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9cm" svg:height="0.31cm" svg:x="9.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79cm" svg:height="0.227cm" svg:x="9.936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07cm" svg:height="0.277cm" svg:x="10.15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07cm" svg:height="0.277cm" svg:x="10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95cm" svg:height="0.227cm" svg:x="10.528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97cm" svg:height="0.231cm" svg:x="10.85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7cm" svg:height="0.277cm" svg:x="11.08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77cm" svg:height="0.306cm" svg:x="11.221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99cm" svg:height="0.231cm" svg:x="11.44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9cm" svg:height="0.31cm" svg:x="11.68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306cm" svg:height="0.223cm" svg:x="12.018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036cm" svg:height="0.306cm" svg:x="12.342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7cm" svg:height="0.277cm" svg:x="12.42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77cm" svg:height="0.306cm" svg:x="12.563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83cm" svg:height="0.23cm" svg:x="12.9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13.11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13.363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3cm" svg:height="0.23cm" svg:x="13.5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9cm" svg:height="0.231cm" svg:x="13.801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14.04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3cm" svg:height="0.23cm" svg:x="14.17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11cm" svg:height="0.306cm" svg:x="14.498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14.6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7cm" svg:height="0.277cm" svg:x="14.71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07cm" svg:height="0.277cm" svg:x="14.835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14.96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15.201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07cm" svg:height="0.277cm" svg:x="15.544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15.67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16.038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9cm" svg:height="0.231cm" svg:x="16.172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9cm" svg:height="0.31cm" svg:x="16.40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99cm" svg:height="0.231cm" svg:x="16.76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17.009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11cm" svg:height="0.306cm" svg:x="17.341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17.482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199cm" svg:height="0.231cm" svg:x="17.57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216cm" svg:height="0.231cm" svg:x="17.80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18.03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07cm" svg:height="0.277cm" svg:x="18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18.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1cm" svg:height="0.231cm" svg:x="18.754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036cm" svg:height="0.306cm" svg:x="18.976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19.06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16cm" svg:height="0.231cm" svg:x="19.30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5cm" svg:height="0.227cm" svg:x="19.549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306cm" svg:height="0.223cm" svg:x="19.781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216cm" svg:height="0.231cm" svg:x="20.096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20.3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20.4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20.69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036cm" svg:height="0.306cm" svg:x="20.959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21.04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8cm" svg:height="0.223cm" svg:x="21.269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21.49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036cm" svg:height="0.306cm" svg:x="21.744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041cm" svg:height="0.098cm" svg:x="21.854cm" svg:y="13.107cm" svg:viewBox="0 0 42 99" svg:d="M42 0v35c0 7-1 14-1 20-1 6-2 11-3 16-2 6-3 10-5 15-2 4-5 9-8 13h-25c6-9 11-18 14-27 4-9 5-18 5-27h-18v-45z">
              <text:p/>
            </draw:path>
            <draw:path draw:style-name="gr71" draw:text-style-name="P30" draw:layer="layout" svg:width="0.183cm" svg:height="0.23cm" svg:x="22.06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07cm" svg:height="0.277cm" svg:x="22.26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16cm" svg:height="0.231cm" svg:x="22.4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79cm" svg:height="0.227cm" svg:x="22.646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cm" svg:x="22.87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216cm" svg:height="0.231cm" svg:x="23.108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5cm" svg:height="0.227cm" svg:x="23.355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9cm" svg:height="0.31cm" svg:x="23.48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295cm" svg:height="0.227cm" svg:x="23.853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036cm" svg:height="0.306cm" svg:x="24.1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1cm" svg:height="0.231cm" svg:x="24.281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05cm" svg:height="0.227cm" svg:x="24.502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9cm" svg:height="0.231cm" svg:x="24.63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3cm" svg:height="0.23cm" svg:x="24.9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306cm" svg:height="0.223cm" svg:x="25.182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036cm" svg:height="0.306cm" svg:x="25.506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7cm" svg:height="0.277cm" svg:x="25.586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81cm" svg:height="0.231cm" svg:x="25.716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77cm" svg:height="0.306cm" svg:x="25.938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97cm" svg:height="0.231cm" svg:x="26.16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3cm" svg:height="0.23cm" svg:x="26.393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81cm" svg:height="0.231cm" svg:x="26.729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99cm" svg:height="0.231cm" svg:x="26.93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27.1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27.423cm" svg:y="12.845cm" svg:viewBox="0 0 37 307" svg:d="M0 307c0-102 0-205 0-307 12 0 25 0 37 0 0 102 0 205 0 307-12 0-25 0-37 0z">
              <text:p/>
            </draw:path>
            <draw:path draw:style-name="gr71" draw:text-style-name="P30" draw:layer="layout" svg:width="0.189cm" svg:height="0.31cm" svg:x="27.51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9cm" svg:height="0.31cm" svg:x="27.87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197cm" svg:height="0.231cm" svg:x="28.10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1.135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3cm" svg:height="0.23cm" svg:x="1.356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1.57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1.8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9cm" svg:height="0.044cm" svg:x="2.067cm" svg:y="13.58cm" svg:viewBox="0 0 40 45" svg:d="M0 45c0-15 0-30 0-45 13 0 27 0 40 0 0 15 0 30 0 45-13 0-27 0-40 0z">
              <text:p/>
            </draw:path>
            <draw:path draw:style-name="gr71" draw:text-style-name="P30" draw:layer="layout" svg:width="0.279cm" svg:height="0.291cm" svg:x="2.358cm" svg:y="13.334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1" draw:text-style-name="P30" draw:layer="layout" svg:width="0.189cm" svg:height="0.31cm" svg:x="2.653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9cm" svg:height="0.31cm" svg:x="2.89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6cm" svg:height="0.306cm" svg:x="3.13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79cm" svg:height="0.227cm" svg:x="3.23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4cm" svg:x="3.463cm" svg:y="13.398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1" draw:text-style-name="P30" draw:layer="layout" svg:width="0.216cm" svg:height="0.231cm" svg:x="3.818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4.16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77cm" svg:height="0.306cm" svg:x="4.301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036cm" svg:height="0.306cm" svg:x="4.537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5cm" svg:height="0.227cm" svg:x="4.63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9cm" svg:height="0.31cm" svg:x="4.77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3cm" svg:height="0.23cm" svg:x="5.12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306cm" svg:height="0.223cm" svg:x="5.318cm" svg:y="13.401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036cm" svg:height="0.306cm" svg:x="5.642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7cm" svg:height="0.277cm" svg:x="5.72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81cm" svg:height="0.231cm" svg:x="5.852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77cm" svg:height="0.306cm" svg:x="6.074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81cm" svg:height="0.231cm" svg:x="6.417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99cm" svg:height="0.231cm" svg:x="6.628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6.873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7.111cm" svg:y="13.318cm" svg:viewBox="0 0 37 307" svg:d="M0 307c0-102 0-205 0-307 12 0 25 0 37 0 0 102 0 205 0 307-12 0-25 0-37 0z">
              <text:p/>
            </draw:path>
            <draw:path draw:style-name="gr71" draw:text-style-name="P30" draw:layer="layout" svg:width="0.189cm" svg:height="0.31cm" svg:x="7.202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9cm" svg:height="0.315cm" svg:x="7.565cm" svg:y="13.39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1" draw:text-style-name="P30" draw:layer="layout" svg:width="0.105cm" svg:height="0.227cm" svg:x="7.802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9cm" svg:height="0.231cm" svg:x="7.936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208cm" svg:height="0.223cm" svg:x="8.155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036cm" svg:height="0.306cm" svg:x="8.393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9cm" svg:height="0.31cm" svg:x="8.484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97cm" svg:height="0.231cm" svg:x="8.7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16cm" svg:height="0.231cm" svg:x="9.075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79cm" svg:height="0.227cm" svg:x="9.321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036cm" svg:height="0.306cm" svg:x="9.67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79cm" svg:height="0.227cm" svg:x="9.77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07cm" svg:height="0.277cm" svg:x="9.99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10.1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10.36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295cm" svg:height="0.227cm" svg:x="10.511cm" svg:y="13.39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97cm" svg:height="0.231cm" svg:x="10.839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11.075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6cm" svg:height="0.306cm" svg:x="11.321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16cm" svg:height="0.231cm" svg:x="11.413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11.637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11.7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036cm" svg:height="0.306cm" svg:x="12.132cm" svg:y="13.318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12.22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8cm" svg:height="0.223cm" svg:x="12.442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12.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036cm" svg:height="0.306cm" svg:x="12.917cm" svg:y="13.318cm" svg:viewBox="0 0 37 307" svg:d="M0 307c0-102 0-205 0-307 12 0 25 0 37 0 0 102 0 205 0 307-12 0-25 0-37 0z">
              <text:p/>
            </draw:path>
            <draw:path draw:style-name="gr71" draw:text-style-name="P30" draw:layer="layout" svg:width="0.039cm" svg:height="0.044cm" svg:x="13.028cm" svg:y="13.58cm" svg:viewBox="0 0 40 45" svg:d="M0 45c0-15 0-30 0-45 13 0 27 0 40 0 0 15 0 30 0 45-13 0-27 0-40 0z">
              <text:p/>
            </draw:path>
            <draw:path draw:style-name="gr71" draw:text-style-name="P30" draw:layer="layout" svg:width="0.279cm" svg:height="0.291cm" svg:x="1.109cm" svg:y="13.807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1" draw:text-style-name="P30" draw:layer="layout" svg:width="0.183cm" svg:height="0.23cm" svg:x="1.491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036cm" svg:height="0.306cm" svg:x="1.718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95cm" svg:height="0.227cm" svg:x="1.82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89cm" svg:height="0.315cm" svg:x="2.156cm" svg:y="13.8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1" draw:text-style-name="P30" draw:layer="layout" svg:width="0.036cm" svg:height="0.306cm" svg:x="2.394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2.48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2.848cm" svg:y="13.791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1" draw:text-style-name="P30" draw:layer="layout" svg:width="0.216cm" svg:height="0.231cm" svg:x="3.075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036cm" svg:height="0.306cm" svg:x="3.323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036cm" svg:height="0.306cm" svg:x="3.424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11cm" svg:height="0.306cm" svg:x="3.62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3.761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99cm" svg:height="0.231cm" svg:x="3.85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216cm" svg:height="0.231cm" svg:x="4.088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4.312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95cm" svg:height="0.227cm" svg:x="4.57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1" draw:text-style-name="P30" draw:layer="layout" svg:width="0.199cm" svg:height="0.231cm" svg:x="4.89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5.143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79cm" svg:height="0.227cm" svg:x="5.381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07cm" svg:height="0.277cm" svg:x="5.5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5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89cm" svg:height="0.31cm" svg:x="5.96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6cm" svg:height="0.306cm" svg:x="6.32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79cm" svg:height="0.227cm" svg:x="6.42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05cm" svg:height="0.227cm" svg:x="6.781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036cm" svg:height="0.306cm" svg:x="6.925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08cm" svg:height="0.223cm" svg:x="6.999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7.227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7.47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79cm" svg:height="0.227cm" svg:x="7.7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97cm" svg:height="0.231cm" svg:x="7.96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1cm" svg:height="0.223cm" svg:x="8.184cm" svg:y="13.874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1" draw:text-style-name="P30" draw:layer="layout" svg:width="0.107cm" svg:height="0.277cm" svg:x="8.388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07cm" svg:height="0.277cm" svg:x="8.62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8.754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11cm" svg:height="0.306cm" svg:x="9.097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9.238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99cm" svg:height="0.231cm" svg:x="9.3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306cm" svg:height="0.223cm" svg:x="9.546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183cm" svg:height="0.23cm" svg:x="9.972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10.18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10.4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3cm" svg:height="0.23cm" svg:x="10.656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9cm" svg:height="0.231cm" svg:x="10.87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11.11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81cm" svg:height="0.231cm" svg:x="11.37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99cm" svg:height="0.231cm" svg:x="11.58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11.82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036cm" svg:height="0.306cm" svg:x="12.065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89cm" svg:height="0.31cm" svg:x="12.155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9cm" svg:height="0.314cm" svg:x="12.51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1" draw:text-style-name="P30" draw:layer="layout" svg:width="0.036cm" svg:height="0.306cm" svg:x="12.75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08cm" svg:height="0.223cm" svg:x="12.83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13.05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13.42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036cm" svg:height="0.306cm" svg:x="13.56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208cm" svg:height="0.223cm" svg:x="13.6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13.86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14.114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77cm" svg:height="0.306cm" svg:x="14.377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036cm" svg:height="0.306cm" svg:x="14.612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9cm" svg:height="0.314cm" svg:x="14.704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1" draw:text-style-name="P30" draw:layer="layout" svg:width="0.177cm" svg:height="0.306cm" svg:x="14.951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07cm" svg:height="0.277cm" svg:x="15.16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89cm" svg:height="0.31cm" svg:x="15.41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216cm" svg:height="0.231cm" svg:x="15.649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15.873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216cm" svg:height="0.231cm" svg:x="16.003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16.34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16.476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3cm" svg:height="0.23cm" svg:x="16.82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17.04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79cm" svg:height="0.227cm" svg:x="17.28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3cm" svg:height="0.23cm" svg:x="17.508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97cm" svg:height="0.231cm" svg:x="17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8cm" svg:height="0.223cm" svg:x="18.062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18.2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18.53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209cm" svg:height="0.311cm" svg:x="18.653cm" svg:y="13.875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1" draw:text-style-name="P30" draw:layer="layout" svg:width="0.036cm" svg:height="0.306cm" svg:x="19.01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99cm" svg:height="0.231cm" svg:x="19.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306cm" svg:height="0.223cm" svg:x="19.31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199cm" svg:height="0.231cm" svg:x="19.75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19.99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77cm" svg:height="0.306cm" svg:x="20.259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036cm" svg:height="0.306cm" svg:x="20.494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89cm" svg:height="0.314cm" svg:x="20.58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1" draw:text-style-name="P30" draw:layer="layout" svg:width="0.177cm" svg:height="0.306cm" svg:x="20.833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306cm" svg:height="0.223cm" svg:x="21.15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1" draw:text-style-name="P30" draw:layer="layout" svg:width="0.216cm" svg:height="0.231cm" svg:x="21.471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1" draw:text-style-name="P30" draw:layer="layout" svg:width="0.107cm" svg:height="0.277cm" svg:x="21.69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7cm" svg:height="0.231cm" svg:x="21.826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105cm" svg:height="0.227cm" svg:x="22.072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036cm" svg:height="0.306cm" svg:x="22.335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97cm" svg:height="0.231cm" svg:x="22.4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208cm" svg:height="0.223cm" svg:x="22.64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1" draw:text-style-name="P30" draw:layer="layout" svg:width="0.197cm" svg:height="0.231cm" svg:x="22.872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1" draw:text-style-name="P30" draw:layer="layout" svg:width="0.036cm" svg:height="0.306cm" svg:x="23.119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83cm" svg:height="0.23cm" svg:x="23.20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11cm" svg:height="0.394cm" svg:x="23.547cm" svg:y="13.791cm" svg:viewBox="0 0 112 395" svg:d="M0 197c0-19 1-37 4-55 3-17 8-34 14-50 6-17 14-32 24-47 9-16 21-31 34-45h36c-13 14-24 29-33 45-10 15-18 31-24 47s-10 33-13 50c-3 18-5 36-5 56 0 19 2 37 5 55 3 17 7 34 13 50 6 17 14 32 24 47 9 16 20 31 33 45h-36c-13-14-25-29-34-45-10-15-18-30-24-46-6-17-11-33-14-51-3-17-4-36-4-55z">
              <text:p/>
            </draw:path>
            <draw:path draw:style-name="gr71" draw:text-style-name="P30" draw:layer="layout" svg:width="0.189cm" svg:height="0.31cm" svg:x="23.68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05cm" svg:height="0.227cm" svg:x="23.928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99cm" svg:height="0.231cm" svg:x="24.06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24.30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1" draw:text-style-name="P30" draw:layer="layout" svg:width="0.189cm" svg:height="0.314cm" svg:x="24.53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1" draw:text-style-name="P30" draw:layer="layout" svg:width="0.177cm" svg:height="0.306cm" svg:x="24.782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1" draw:text-style-name="P30" draw:layer="layout" svg:width="0.107cm" svg:height="0.277cm" svg:x="24.9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199cm" svg:height="0.231cm" svg:x="25.24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05cm" svg:height="0.227cm" svg:x="25.4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1" draw:text-style-name="P30" draw:layer="layout" svg:width="0.111cm" svg:height="0.306cm" svg:x="25.729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1" draw:text-style-name="P30" draw:layer="layout" svg:width="0.036cm" svg:height="0.306cm" svg:x="25.87cm" svg:y="13.791cm" svg:viewBox="0 0 37 307" svg:d="M0 307c0-102 0-205 0-307 12 0 25 0 37 0 0 102 0 205 0 307-12 0-25 0-37 0z">
              <text:p/>
            </draw:path>
            <draw:path draw:style-name="gr71" draw:text-style-name="P30" draw:layer="layout" svg:width="0.199cm" svg:height="0.231cm" svg:x="25.96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99cm" svg:height="0.231cm" svg:x="26.197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89cm" svg:height="0.31cm" svg:x="26.433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181cm" svg:height="0.231cm" svg:x="26.788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1" draw:text-style-name="P30" draw:layer="layout" svg:width="0.199cm" svg:height="0.231cm" svg:x="26.999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27.24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9cm" svg:height="0.31cm" svg:x="27.47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1" draw:text-style-name="P30" draw:layer="layout" svg:width="0.036cm" svg:height="0.306cm" svg:x="27.71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07cm" svg:height="0.277cm" svg:x="27.797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1" draw:text-style-name="P30" draw:layer="layout" svg:width="0.036cm" svg:height="0.306cm" svg:x="27.93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1" draw:text-style-name="P30" draw:layer="layout" svg:width="0.199cm" svg:height="0.231cm" svg:x="28.0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1" draw:text-style-name="P30" draw:layer="layout" svg:width="0.179cm" svg:height="0.227cm" svg:x="28.274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1" draw:text-style-name="P30" draw:layer="layout" svg:width="0.183cm" svg:height="0.23cm" svg:x="28.495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1" draw:text-style-name="P30" draw:layer="layout" svg:width="0.111cm" svg:height="0.394cm" svg:x="28.696cm" svg:y="13.791cm" svg:viewBox="0 0 112 395" svg:d="M112 198c0 19-1 38-4 55-3 18-8 34-14 51-6 16-14 31-24 46-9 16-21 31-34 45h-36c13-14 24-29 34-45 9-15 17-30 23-47 6-16 10-33 13-50 3-18 5-36 5-55 0-20-2-38-5-56-3-17-7-34-13-50s-14-32-23-47c-10-16-21-31-34-45h36c13 14 25 29 34 45 10 15 18 30 24 47 6 16 11 33 14 50 3 18 4 36 4 55z">
              <text:p/>
            </draw:path>
          </draw:g>
          <draw:g>
            <draw:g>
              <draw:path draw:style-name="gr72" draw:text-style-name="P31" draw:layer="layout" svg:width="0.337cm" svg:height="0.399cm" svg:x="9.019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2" draw:text-style-name="P31" draw:layer="layout" svg:width="0.076cm" svg:height="0.408cm" svg:x="9.422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2" draw:text-style-name="P31" draw:layer="layout" svg:width="0.428cm" svg:height="0.303cm" svg:x="9.58cm" svg:y="0.758cm" svg:viewBox="0 0 429 304" svg:d="M178 304v-167c0-12-1-22-3-32-1-10-4-18-7-25-4-7-9-12-14-16-6-4-13-6-22-6-7 0-15 2-21 6-6 5-12 10-17 18-4 8-8 17-11 27-2 11-3 23-3 35v160h-78v-232c0-6 0-13 0-19 0-7 0-14 0-20-1-6-1-11-1-16s-1-9-1-11h74c0 2 1 5 1 10s1 11 1 17c0 5 1 11 1 17s0 11 0 15h2c9-23 21-39 35-50 14-10 31-15 51-15 23 0 41 6 55 17s23 27 28 48h2c5-12 11-23 17-31s13-15 20-20c8-5 16-8 25-11 8-2 18-3 28-3 16 0 30 3 42 9 11 6 20 14 27 24s12 23 16 37c3 13 4 29 4 45v189h-76v-167c0-12-1-22-3-32-1-10-4-18-8-25-3-7-8-12-14-16-5-4-12-6-21-6-7 0-14 2-21 6-6 4-12 10-16 17-5 7-9 16-11 26-3 10-4 21-5 34v163z">
                <text:p/>
              </draw:path>
              <draw:path draw:style-name="gr72" draw:text-style-name="P31" draw:layer="layout" svg:width="0.283cm" svg:height="0.421cm" svg:x="10.086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2" draw:text-style-name="P31" draw:layer="layout" svg:width="0.076cm" svg:height="0.408cm" svg:x="10.434cm" svg:y="0.653cm" svg:viewBox="0 0 77 409" svg:d="M0 409c0-136 0-273 0-409 26 0 52 0 77 0 0 136 0 273 0 409-25 0-51 0-77 0z">
                <text:p/>
              </draw:path>
              <draw:path draw:style-name="gr72" draw:text-style-name="P31" draw:layer="layout" svg:width="0.271cm" svg:height="0.309cm" svg:x="10.578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2" draw:text-style-name="P31" draw:layer="layout" svg:width="0.337cm" svg:height="0.399cm" svg:x="11.044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2" draw:text-style-name="P31" draw:layer="layout" svg:width="0.271cm" svg:height="0.309cm" svg:x="11.43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2" draw:text-style-name="P31" draw:layer="layout" svg:width="0.271cm" svg:height="0.303cm" svg:x="11.757cm" svg:y="0.758cm" svg:viewBox="0 0 272 304" svg:d="M195 304v-167c0-12-1-22-2-32-2-10-5-18-10-25-4-7-9-12-16-16s-15-6-25-6c-9 0-18 2-25 6-8 5-15 10-20 18-6 8-10 17-13 27-3 11-4 23-4 35v160h-78v-232c0-6 0-13 0-19 0-7 0-14 0-20-1-6-1-11-1-16s-1-9-1-11h74c0 2 1 5 1 10s1 11 1 17c0 5 1 11 1 17s0 11 0 15h2c10-23 23-39 39-50 16-10 34-15 56-15 18 0 34 3 46 9s22 14 30 24 14 23 17 37c4 13 5 29 5 45v189z">
                <text:p/>
              </draw:path>
              <draw:path draw:style-name="gr72" draw:text-style-name="P31" draw:layer="layout" svg:width="0.27cm" svg:height="0.309cm" svg:x="12.086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2" draw:text-style-name="P31" draw:layer="layout" svg:width="0.299cm" svg:height="0.308cm" svg:x="12.4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2" draw:text-style-name="P31" draw:layer="layout" svg:width="0.173cm" svg:height="0.303cm" svg:x="12.761cm" svg:y="0.758cm" svg:viewBox="0 0 174 304" svg:d="M2 304v-228c0-7 0-14 0-21s0-14 0-20c-1-7-1-13-1-18s-1-9-1-11h74c0 2 1 6 1 11s1 11 1 18c0 6 1 13 1 19 0 7 0 12 0 16h2c3-11 7-21 11-30 4-8 8-15 14-21 5-6 11-11 19-14 7-3 16-5 27-5 4 0 9 0 13 1 5 1 8 2 11 3v65c-5-1-10-2-15-3s-11-1-18-1c-20 0-35 8-45 23-11 16-16 39-16 70v146z">
                <text:p/>
              </draw:path>
              <draw:path draw:style-name="gr72" draw:text-style-name="P31" draw:layer="layout" svg:width="0.173cm" svg:height="0.373cm" svg:x="13.111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2" draw:text-style-name="P31" draw:layer="layout" svg:width="0.305cm" svg:height="0.415cm" svg:x="13.294cm" svg:y="0.764cm" svg:viewBox="0 0 306 416" svg:d="M156 232l69-232h81l-118 314c-14 36-30 62-46 77-17 16-40 24-68 25-19-1-35-2-49-4v-55c10 1 18 2 26 2s15-1 21-3c5-1 11-4 16-8 9-8 17-21 25-39l5-14-118-295h82z">
                <text:p/>
              </draw:path>
              <draw:path draw:style-name="gr72" draw:text-style-name="P31" draw:layer="layout" svg:width="0.283cm" svg:height="0.421cm" svg:x="13.639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2" draw:text-style-name="P31" draw:layer="layout" svg:width="0.271cm" svg:height="0.309cm" svg:x="13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2" draw:text-style-name="P31" draw:layer="layout" svg:width="0.27cm" svg:height="0.309cm" svg:x="14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2" draw:text-style-name="P31" draw:layer="layout" svg:width="0.364cm" svg:height="0.395cm" svg:x="14.758cm" svg:y="0.672cm" svg:viewBox="0 0 365 396" svg:d="M0 284c0-14 2-27 7-39s11-22 19-32c9-10 19-18 30-26 11-7 24-14 37-21-6-12-11-24-15-38-3-13-5-26-5-38 0-13 2-24 5-35 4-11 10-20 18-28 8-9 19-15 32-20 14-5 30-7 49-7 14 0 28 2 40 5 12 4 23 9 32 16s15 16 20 26 8 22 8 35-4 25-10 35c-6 11-14 20-24 29-10 8-21 16-34 22-13 7-27 14-40 20 9 17 19 33 30 48 12 16 24 30 37 45 10-16 19-32 26-48 7-17 12-34 17-52l58 19c-6 22-14 42-22 61-9 19-19 37-31 55 8 7 16 12 24 15 9 3 17 5 25 5 6 0 11 0 17-1 5-1 10-2 15-3v56c-10 4-22 6-36 6-10 0-19-1-27-3-9-2-17-4-25-7-7-3-15-7-21-11-7-4-13-8-18-13-6 5-13 9-20 14-8 4-16 8-25 11-8 4-18 6-28 8s-20 3-31 3c-24 0-44-3-60-9-17-5-31-13-42-23s-19-22-24-35c-5-14-8-29-8-45zM215 82c0-10-4-19-11-25-7-7-16-10-28-10-14 0-25 4-32 12-8 8-12 18-12 31 0 9 2 18 5 27s6 18 10 26c10-4 19-8 27-12s15-9 21-13c6-5 11-11 15-16 3-6 5-12 5-20zM192 323c-14-16-27-33-40-50s-24-35-35-54c-15 7-27 16-35 26-8 11-12 23-12 38 0 9 1 17 4 24s7 14 13 19c5 6 12 10 21 13 8 3 18 5 29 5 12 0 22-3 32-7s17-9 23-14z">
                <text:p/>
              </draw:path>
              <draw:path draw:style-name="gr72" draw:text-style-name="P31" draw:layer="layout" svg:width="0.283cm" svg:height="0.421cm" svg:x="15.335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2" draw:text-style-name="P31" draw:layer="layout" svg:width="0.299cm" svg:height="0.308cm" svg:x="15.666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2" draw:text-style-name="P31" draw:layer="layout" svg:width="0.27cm" svg:height="0.309cm" svg:x="16.01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2" draw:text-style-name="P31" draw:layer="layout" svg:width="0.27cm" svg:height="0.309cm" svg:x="16.322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2" draw:text-style-name="P31" draw:layer="layout" svg:width="0.076cm" svg:height="0.408cm" svg:x="16.654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2" draw:text-style-name="P31" draw:layer="layout" svg:width="0.283cm" svg:height="0.414cm" svg:x="16.812cm" svg:y="0.653cm" svg:viewBox="0 0 284 415" svg:d="M284 259c0 23-2 43-7 63-4 19-11 35-20 49-10 14-22 25-36 32-14 8-31 12-51 12-9 0-18-1-27-3-8-2-17-5-25-9-7-4-15-10-21-16-7-7-13-16-17-26h-1c0 4 0 9 0 14-1 5-1 9-1 14-1 5-1 9-2 13 0 3 0 6-1 7h-75c1-6 1-15 2-27 0-12 0-25 0-41v-341h78v114c0 6 0 12-1 17 0 6 0 11 0 16s0 11 0 16h1c9-21 22-36 38-45 16-8 35-13 57-13 19 0 35 4 49 12 14 7 25 18 34 32 9 13 16 30 20 48 4 19 6 40 6 62zM204 259c0-34-5-59-15-75-10-17-26-25-46-25-8 0-16 2-24 5-7 3-14 8-20 16s-11 18-15 32c-4 13-5 29-5 49s1 36 5 49 8 23 14 31 13 13 21 16c7 3 15 5 23 5 20 0 35-8 46-24 10-17 16-43 16-79z">
                <text:p/>
              </draw:path>
              <draw:path draw:style-name="gr72" draw:text-style-name="P31" draw:layer="layout" svg:width="0.076cm" svg:height="0.408cm" svg:x="17.16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2" draw:text-style-name="P31" draw:layer="layout" svg:width="0.076cm" svg:height="0.408cm" svg:x="17.32cm" svg:y="0.653cm" svg:viewBox="0 0 77 409" svg:d="M0 409c0-136 0-273 0-409 26 0 52 0 77 0 0 136 0 273 0 409-25 0-51 0-77 0z">
                <text:p/>
              </draw:path>
              <draw:path draw:style-name="gr72" draw:text-style-name="P31" draw:layer="layout" svg:width="0.076cm" svg:height="0.408cm" svg:x="17.481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2" draw:text-style-name="P31" draw:layer="layout" svg:width="0.173cm" svg:height="0.373cm" svg:x="17.609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2" draw:text-style-name="P31" draw:layer="layout" svg:width="0.076cm" svg:height="0.408cm" svg:x="17.827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2" draw:text-style-name="P31" draw:layer="layout" svg:width="0.271cm" svg:height="0.309cm" svg:x="17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2" draw:text-style-name="P31" draw:layer="layout" svg:width="0.27cm" svg:height="0.309cm" svg:x="18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2" draw:text-style-name="P31" draw:layer="layout" svg:width="9.568cm" svg:height="0.029cm" svg:x="9.003cm" svg:y="1.107cm" svg:viewBox="0 0 9569 30" svg:d="M0 30c0-5 0-10 0-15s0-10 0-15c3190 0 6379 0 9569 0 0 5 0 10 0 15s0 10 0 15c-3190 0-6379 0-9569 0z">
                <text:p/>
              </draw:path>
            </draw:g>
            <draw:g>
              <draw:g>
                <draw:path draw:style-name="gr73" draw:text-style-name="P32" draw:layer="layout" svg:width="0.709cm" svg:height="3.387cm" svg:x="3.816cm" svg:y="2.908cm" svg:viewBox="0 0 710 3388" svg:d="M0 3388c0-1129 0-2259 0-3388 237 0 473 0 710 0 0 1129 0 2259 0 3388-237 0-473 0-710 0z">
                  <text:p/>
                </draw:path>
                <draw:path draw:style-name="gr74" draw:text-style-name="P2" draw:layer="layout" svg:width="0.386cm" svg:height="0.419cm" svg:x="4.59cm" svg:y="3.263cm" svg:viewBox="0 0 387 420" svg:d="M0 420c0-140 0-280 0-420 129 0 258 0 387 0 0 140 0 280 0 420-129 0-258 0-387 0z">
                  <text:p/>
                </draw:path>
                <draw:g>
                  <draw:g>
                    <draw:g>
                      <draw:path draw:style-name="gr75" draw:text-style-name="P33" draw:layer="layout" svg:width="2.388cm" svg:height="5.002cm" svg:x="1.105cm" svg:y="1.94cm" svg:viewBox="0 0 2389 5003" svg:d="M1194 0c-652 0-1194 284-1194 625 0 1251 0 2501 0 3752 0 341 542 626 1194 626s1195-285 1195-626c0-1251 0-2501 0-3752 0-341-543-625-1195-625zM0 0zM2389 5003z">
                        <text:p/>
                      </draw:path>
                      <draw:path draw:style-name="gr76" draw:text-style-name="P34" draw:layer="layout" svg:width="2.388cm" svg:height="5.002cm" svg:x="1.105cm" svg:y="1.94cm" svg:viewBox="0 0 2389 5003" svg:d="M1194 0c-652 0-1194 284-1194 625s542 625 1194 625 1195-284 1195-625-543-625-1195-625zM0 0zM2389 5003z">
                        <text:p/>
                      </draw:path>
                    </draw:g>
                    <draw:path draw:style-name="gr77" draw:text-style-name="P30" draw:layer="layout" svg:width="0.395cm" svg:height="0.291cm" svg:x="1.731cm" svg:y="4.369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        <text:p/>
                    </draw:path>
                    <draw:path draw:style-name="gr77" draw:text-style-name="P30" draw:layer="layout" svg:width="0.216cm" svg:height="0.231cm" svg:x="2.152cm" svg:y="4.433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      <text:p/>
                    </draw:path>
                    <draw:path draw:style-name="gr77" draw:text-style-name="P30" draw:layer="layout" svg:width="0.107cm" svg:height="0.277cm" svg:x="2.377cm" svg:y="4.386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7" draw:text-style-name="P30" draw:layer="layout" svg:width="0.197cm" svg:height="0.231cm" svg:x="2.506cm" svg:y="4.43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      <text:p/>
                    </draw:path>
                    <draw:path draw:style-name="gr77" draw:text-style-name="P30" draw:layer="layout" svg:width="0.105cm" svg:height="0.227cm" svg:x="2.754cm" svg:y="4.433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      <text:p/>
                    </draw:path>
                    <draw:path draw:style-name="gr77" draw:text-style-name="P30" draw:layer="layout" svg:width="0.224cm" svg:height="0.291cm" svg:x="1.958cm" svg:y="4.842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      <text:p/>
                    </draw:path>
                    <draw:path draw:style-name="gr77" draw:text-style-name="P30" draw:layer="layout" svg:width="0.179cm" svg:height="0.227cm" svg:x="2.229cm" svg:y="4.9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      <text:p/>
                    </draw:path>
                    <draw:path draw:style-name="gr77" draw:text-style-name="P30" draw:layer="layout" svg:width="0.107cm" svg:height="0.277cm" svg:x="2.445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7" draw:text-style-name="P30" draw:layer="layout" svg:width="0.107cm" svg:height="0.277cm" svg:x="2.563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</draw:g>
                  <draw:path draw:style-name="gr78" draw:text-style-name="P6" draw:layer="layout" svg:width="0.355cm" svg:height="0cm" draw:transform="rotate (0.089884456477708) translate (3.39599957032493cm 6.13499523257622cm)" svg:viewBox="0 0 356 0" svg:d="M0 0c119 0 238 0 356 0">
                    <text:p/>
                  </draw:path>
                  <draw:path draw:style-name="gr79" draw:text-style-name="P35" draw:layer="layout" svg:width="0.548cm" svg:height="0.418cm" svg:x="3.879cm" svg:y="4.231cm" svg:viewBox="0 0 549 419" svg:d="M0 419c0-140 0-279 0-419 183 0 366 0 549 0 0 140 0 279 0 419-183 0-366 0-549 0z">
                    <text:p/>
                  </draw:path>
                  <draw:path draw:style-name="gr74" draw:text-style-name="P2" draw:layer="layout" svg:width="0.386cm" svg:height="0.419cm" svg:x="4.557cm" svg:y="5.65cm" svg:viewBox="0 0 387 420" svg:d="M0 420c0-140 0-280 0-420 129 0 258 0 387 0 0 140 0 280 0 420-129 0-258 0-387 0z">
                    <text:p/>
                  </draw:path>
                </draw:g>
              </draw:g>
              <draw:g>
                <draw:path draw:style-name="gr80" draw:text-style-name="P36" draw:layer="layout" svg:width="0.196cm" svg:height="0.242cm" svg:x="5.691cm" svg:y="3.336cm" svg:viewBox="0 0 197 243" svg:d="M164 243c0-38 0-75 0-112-44 0-87 0-131 0 0 37 0 74 0 112-11 0-22 0-33 0 0-81 0-162 0-243 11 0 22 0 33 0 0 34 0 69 0 103 44 0 87 0 131 0 0-34 0-69 0-103 11 0 22 0 33 0 0 81 0 162 0 243-11 0-22 0-33 0z">
                  <text:p/>
                </draw:path>
                <draw:path draw:style-name="gr80" draw:text-style-name="P36" draw:layer="layout" svg:width="0.03cm" svg:height="0.255cm" svg:x="5.939cm" svg:y="3.323cm" svg:viewBox="0 0 31 256" svg:d="M0 30c0-10 0-20 0-30 10 0 21 0 31 0 0 10 0 20 0 30-10 0-21 0-31 0zM0 256c0-62 0-124 0-187 10 0 21 0 31 0 0 63 0 125 0 187-10 0-21 0-31 0z">
                  <text:p/>
                </draw:path>
                <draw:path draw:style-name="gr80" draw:text-style-name="P36" draw:layer="layout" svg:width="0.158cm" svg:height="0.262cm" svg:x="6.006cm" svg:y="3.389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  <text:p/>
                </draw:path>
                <draw:path draw:style-name="gr80" draw:text-style-name="P36" draw:layer="layout" svg:width="0.148cm" svg:height="0.255cm" svg:x="6.209cm" svg:y="3.32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  <text:p/>
                </draw:path>
                <draw:path draw:style-name="gr80" draw:text-style-name="P36" draw:layer="layout" svg:width="0.03cm" svg:height="0.255cm" svg:x="6.505cm" svg:y="3.323cm" svg:viewBox="0 0 31 256" svg:d="M0 256c0-85 0-171 0-256 10 0 21 0 31 0 0 85 0 171 0 256-10 0-21 0-31 0z">
                  <text:p/>
                </draw:path>
                <draw:path draw:style-name="gr80" draw:text-style-name="P36" draw:layer="layout" svg:width="0.165cm" svg:height="0.192cm" svg:x="6.57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80" draw:text-style-name="P36" draw:layer="layout" svg:width="0.173cm" svg:height="0.186cm" svg:x="6.752cm" svg:y="3.393cm" svg:viewBox="0 0 174 187" svg:d="M104 187h-36l-68-187h33l41 121c1 3 2 6 3 10 1 3 2 7 3 11s3 8 4 11c1 4 1 7 2 9 1-2 2-5 3-9 1-3 2-7 3-11s2-7 4-11c1-4 2-7 3-9l42-122h33z">
                  <text:p/>
                </draw:path>
                <draw:path draw:style-name="gr80" draw:text-style-name="P36" draw:layer="layout" svg:width="0.165cm" svg:height="0.192cm" svg:x="6.943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80" draw:text-style-name="P36" draw:layer="layout" svg:width="0.03cm" svg:height="0.255cm" svg:x="7.146cm" svg:y="3.323cm" svg:viewBox="0 0 31 256" svg:d="M0 256c0-85 0-171 0-256 10 0 21 0 31 0 0 85 0 171 0 256-10 0-21 0-31 0z">
                  <text:p/>
                </draw:path>
                <draw:path draw:style-name="gr80" draw:text-style-name="P36" draw:layer="layout" svg:width="0.153cm" svg:height="0.192cm" svg:x="7.309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80" draw:text-style-name="P36" draw:layer="layout" svg:width="0.165cm" svg:height="0.192cm" svg:x="7.49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80" draw:text-style-name="P36" draw:layer="layout" svg:width="0.149cm" svg:height="0.189cm" svg:x="7.693cm" svg:y="3.389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80" draw:text-style-name="P36" draw:layer="layout" svg:width="0.153cm" svg:height="0.192cm" svg:x="7.874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80" draw:text-style-name="P36" draw:layer="layout" svg:width="0.166cm" svg:height="0.192cm" svg:x="8.057cm" svg:y="3.389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80" draw:text-style-name="P36" draw:layer="layout" svg:width="0.087cm" svg:height="0.189cm" svg:x="8.259cm" svg:y="3.389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80" draw:text-style-name="P36" draw:layer="layout" svg:width="0.155cm" svg:height="0.242cm" svg:x="5.659cm" svg:y="5.627cm" svg:viewBox="0 0 156 243" svg:d="M0 243c0-81 0-162 0-243 11 0 22 0 33 0 0 72 0 144 0 216 41 0 82 0 123 0 0 9 0 18 0 27-52 0-104 0-156 0z">
                  <text:p/>
                </draw:path>
                <draw:path draw:style-name="gr80" draw:text-style-name="P36" draw:layer="layout" svg:width="0.166cm" svg:height="0.192cm" svg:x="5.83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80" draw:text-style-name="P36" draw:layer="layout" svg:width="0.255cm" svg:height="0.186cm" svg:x="6.017cm" svg:y="5.684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  <text:p/>
                </draw:path>
                <draw:path draw:style-name="gr80" draw:text-style-name="P36" draw:layer="layout" svg:width="0.03cm" svg:height="0.255cm" svg:x="6.397cm" svg:y="5.614cm" svg:viewBox="0 0 31 256" svg:d="M0 256c0-85 0-171 0-256 10 0 21 0 31 0 0 85 0 171 0 256-10 0-21 0-31 0z">
                  <text:p/>
                </draw:path>
                <draw:path draw:style-name="gr80" draw:text-style-name="P36" draw:layer="layout" svg:width="0.165cm" svg:height="0.192cm" svg:x="6.464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80" draw:text-style-name="P36" draw:layer="layout" svg:width="0.173cm" svg:height="0.186cm" svg:x="6.644cm" svg:y="5.684cm" svg:viewBox="0 0 174 187" svg:d="M104 187h-36l-68-187h33l41 121c1 3 2 6 3 10 1 3 2 7 3 11s3 8 4 11c1 4 1 7 2 9 1-2 2-5 3-9 1-3 2-7 3-11s2-7 4-11c1-4 2-7 3-9l42-122h33z">
                  <text:p/>
                </draw:path>
                <draw:path draw:style-name="gr80" draw:text-style-name="P36" draw:layer="layout" svg:width="0.165cm" svg:height="0.192cm" svg:x="6.835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80" draw:text-style-name="P36" draw:layer="layout" svg:width="0.03cm" svg:height="0.255cm" svg:x="7.038cm" svg:y="5.614cm" svg:viewBox="0 0 31 256" svg:d="M0 256c0-85 0-171 0-256 10 0 21 0 31 0 0 85 0 171 0 256-10 0-21 0-31 0z">
                  <text:p/>
                </draw:path>
                <draw:path draw:style-name="gr80" draw:text-style-name="P36" draw:layer="layout" svg:width="0.153cm" svg:height="0.192cm" svg:x="7.201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80" draw:text-style-name="P36" draw:layer="layout" svg:width="0.165cm" svg:height="0.192cm" svg:x="7.383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80" draw:text-style-name="P36" draw:layer="layout" svg:width="0.149cm" svg:height="0.189cm" svg:x="7.585cm" svg:y="5.6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80" draw:text-style-name="P36" draw:layer="layout" svg:width="0.153cm" svg:height="0.192cm" svg:x="7.767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80" draw:text-style-name="P36" draw:layer="layout" svg:width="0.166cm" svg:height="0.192cm" svg:x="7.94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80" draw:text-style-name="P36" draw:layer="layout" svg:width="0.087cm" svg:height="0.189cm" svg:x="8.151cm" svg:y="5.6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81" draw:text-style-name="P36" draw:layer="layout" svg:width="0.172cm" svg:height="0.242cm" svg:x="5.046cm" svg:y="4.271cm" svg:viewBox="0 0 173 243" svg:d="M33 27c0 30 0 60 0 91 45 0 90 0 135 0 0 9 0 18 0 27-45 0-90 0-135 0 0 33 0 66 0 98-11 0-22 0-33 0 0-81 0-162 0-243 58 0 115 0 173 0 0 9 0 18 0 27-47 0-94 0-140 0z">
                  <text:p/>
                </draw:path>
                <draw:path draw:style-name="gr81" draw:text-style-name="P36" draw:layer="layout" svg:width="0.03cm" svg:height="0.255cm" svg:x="5.26cm" svg:y="4.258cm" svg:viewBox="0 0 31 256" svg:d="M0 256c0-85 0-171 0-256 10 0 21 0 31 0 0 85 0 171 0 256-10 0-21 0-31 0z">
                  <text:p/>
                </draw:path>
                <draw:path draw:style-name="gr81" draw:text-style-name="P36" draw:layer="layout" svg:width="0.166cm" svg:height="0.192cm" svg:x="5.327cm" svg:y="4.324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81" draw:text-style-name="P36" draw:layer="layout" svg:width="0.18cm" svg:height="0.193cm" svg:x="5.521cm" svg:y="4.323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  <text:p/>
                </draw:path>
                <draw:path draw:style-name="gr81" draw:text-style-name="P36" draw:layer="layout" svg:width="0.089cm" svg:height="0.23cm" svg:x="5.706cm" svg:y="4.286cm" svg:viewBox="0 0 90 231" svg:d="M90 227c-5 1-9 2-14 3s-11 1-17 1c-25 0-37-14-37-42v-125h-22v-23h23l9-41h21v41h34v23h-34v118c0 9 1 15 4 19s8 5 15 5c3 0 6 0 9 0 3-1 6-1 9-2z">
                  <text:p/>
                </draw:path>
              </draw:g>
            </draw:g>
            <draw:g>
              <draw:path draw:style-name="gr82" draw:text-style-name="P37" draw:layer="layout" svg:width="7.679cm" svg:height="2.466cm" svg:x="0.783cm" svg:y="7.521cm" svg:viewBox="0 0 7680 2467" svg:d="M0 2467c0-822 0-1645 0-2467 2560 0 5120 0 7680 0 0 822 0 1645 0 2467-2560 0-5120 0-7680 0z">
                <text:p/>
              </draw:path>
              <draw:path draw:style-name="gr83" draw:text-style-name="P38" draw:layer="layout" svg:width="0.24cm" svg:height="0.339cm" svg:x="1.508cm" svg:y="7.763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83" draw:text-style-name="P38" draw:layer="layout" svg:width="0.042cm" svg:height="0.357cm" svg:x="1.804cm" svg:y="7.745cm" svg:viewBox="0 0 43 358" svg:d="M0 358c0-119 0-239 0-358 14 0 29 0 43 0 0 119 0 239 0 358-14 0-29 0-43 0z">
                <text:p/>
              </draw:path>
              <draw:path draw:style-name="gr83" draw:text-style-name="P38" draw:layer="layout" svg:width="0.232cm" svg:height="0.27cm" svg:x="1.901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3" draw:text-style-name="P38" draw:layer="layout" svg:width="0.253cm" svg:height="0.27cm" svg:x="2.18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3" draw:text-style-name="P38" draw:layer="layout" svg:width="0.125cm" svg:height="0.323cm" svg:x="2.444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212cm" svg:height="0.27cm" svg:x="2.728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3" draw:text-style-name="P38" draw:layer="layout" svg:width="0.232cm" svg:height="0.27cm" svg:x="2.982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3" draw:text-style-name="P38" draw:layer="layout" svg:width="0.209cm" svg:height="0.265cm" svg:x="3.271cm" svg:y="7.842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3" draw:text-style-name="P38" draw:layer="layout" svg:width="0.042cm" svg:height="0.357cm" svg:x="3.551cm" svg:y="7.745cm" svg:viewBox="0 0 43 358" svg:d="M0 358c0-119 0-239 0-358 14 0 29 0 43 0 0 119 0 239 0 358-14 0-29 0-43 0z">
                <text:p/>
              </draw:path>
              <draw:path draw:style-name="gr83" draw:text-style-name="P38" draw:layer="layout" svg:width="0.221cm" svg:height="0.362cm" svg:x="3.648cm" svg:y="7.745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3" draw:text-style-name="P38" draw:layer="layout" svg:width="0.221cm" svg:height="0.362cm" svg:x="4.073cm" svg:y="7.745cm" svg:viewBox="0 0 222 363" svg:d="M222 226c0 91-32 137-96 137-20 0-36-4-49-11s-24-18-32-34h-1c0 4 0 8 0 13 0 4 0 8-1 12 0 4 0 7 0 10-1 3-1 5-1 5h-42c0-1 0-4 0-7 1-4 1-8 1-13 0-4 0-10 0-16 0-5 0-11 0-18v-304h44v102c0 5 0 9 0 14 0 4 0 8-1 12 0 4 0 7 0 11h1c8-17 19-29 32-36s30-11 49-11c33 0 57 11 73 33 15 23 23 56 23 101zM177 228c0-18-2-34-4-47s-6-23-11-31c-5-9-11-15-19-19-7-4-17-5-28-5s-21 1-30 5-16 10-22 18-10 19-14 32c-3 14-4 30-4 49s1 35 4 48c4 12 8 23 14 31s13 13 22 17c8 3 18 5 30 5 10 0 19-2 27-6 8-3 14-9 19-18 6-8 9-18 12-32 2-13 4-29 4-47z">
                <text:p/>
              </draw:path>
              <draw:path draw:style-name="gr83" draw:text-style-name="P38" draw:layer="layout" svg:width="0.231cm" svg:height="0.27cm" svg:x="4.34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345cm" svg:height="0.265cm" svg:x="4.766cm" svg:y="7.837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3" draw:text-style-name="P38" draw:layer="layout" svg:width="0.253cm" svg:height="0.27cm" svg:x="5.167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3" draw:text-style-name="P38" draw:layer="layout" svg:width="0.221cm" svg:height="0.367cm" svg:x="5.446cm" svg:y="7.838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3" draw:text-style-name="P38" draw:layer="layout" svg:width="0.209cm" svg:height="0.265cm" svg:x="5.736cm" svg:y="7.837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3" draw:text-style-name="P38" draw:layer="layout" svg:width="0.231cm" svg:height="0.27cm" svg:x="6.003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125cm" svg:height="0.323cm" svg:x="6.267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042cm" svg:height="0.357cm" svg:x="6.428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3" draw:text-style-name="P38" draw:layer="layout" svg:width="0.212cm" svg:height="0.27cm" svg:x="6.526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3" draw:text-style-name="P38" draw:layer="layout" svg:width="0.358cm" svg:height="0.26cm" svg:x="6.892cm" svg:y="7.842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3" draw:text-style-name="P38" draw:layer="layout" svg:width="0.042cm" svg:height="0.357cm" svg:x="7.289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3" draw:text-style-name="P38" draw:layer="layout" svg:width="0.125cm" svg:height="0.323cm" svg:x="7.373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207cm" svg:height="0.357cm" svg:x="7.535cm" svg:y="7.745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3" draw:text-style-name="P38" draw:layer="layout" svg:width="0.275cm" svg:height="0.339cm" svg:x="1.213cm" svg:y="8.312cm" svg:viewBox="0 0 276 340" svg:d="M230 340c0-52 0-105 0-157-61 0-123 0-184 0 0 52 0 105 0 157-15 0-31 0-46 0 0-113 0-227 0-340 15 0 31 0 46 0 0 48 0 96 0 144 61 0 123 0 184 0 0-48 0-96 0-144 15 0 31 0 46 0 0 113 0 227 0 340-15 0-31 0-46 0z">
                <text:p/>
              </draw:path>
              <draw:path draw:style-name="gr83" draw:text-style-name="P38" draw:layer="layout" svg:width="0.253cm" svg:height="0.27cm" svg:x="1.556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3" draw:text-style-name="P38" draw:layer="layout" svg:width="0.042cm" svg:height="0.357cm" svg:x="1.846cm" svg:y="8.294cm" svg:viewBox="0 0 43 358" svg:d="M0 358c0-119 0-239 0-358 14 0 29 0 43 0 0 119 0 239 0 358-14 0-29 0-43 0z">
                <text:p/>
              </draw:path>
              <draw:path draw:style-name="gr83" draw:text-style-name="P38" draw:layer="layout" svg:width="0.042cm" svg:height="0.357cm" svg:x="1.956cm" svg:y="8.294cm" svg:viewBox="0 0 43 358" svg:d="M0 358c0-119 0-239 0-358 14 0 29 0 43 0 0 119 0 239 0 358-14 0-29 0-43 0z">
                <text:p/>
              </draw:path>
              <draw:path draw:style-name="gr83" draw:text-style-name="P38" draw:layer="layout" svg:width="0.267cm" svg:height="0.339cm" svg:x="2.209cm" svg:y="8.312cm" svg:viewBox="0 0 268 340" svg:d="M0 340c0-113 0-227 0-340 86 0 172 0 258 0 0 13 0 25 0 38-71 0-141 0-212 0 0 36 0 72 0 109 66 0 132 0 197 0 0 12 0 25 0 37-65 0-131 0-197 0 0 39 0 79 0 118 74 0 148 0 222 0 0 13 0 25 0 38-90 0-179 0-268 0z">
                <text:p/>
              </draw:path>
              <draw:path draw:style-name="gr83" draw:text-style-name="P38" draw:layer="layout" svg:width="0.13cm" svg:height="0.357cm" svg:x="2.504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3" draw:text-style-name="P38" draw:layer="layout" svg:width="0.13cm" svg:height="0.357cm" svg:x="2.63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3" draw:text-style-name="P38" draw:layer="layout" svg:width="0.231cm" svg:height="0.27cm" svg:x="2.788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212cm" svg:height="0.27cm" svg:x="3.066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3" draw:text-style-name="P38" draw:layer="layout" svg:width="0.125cm" svg:height="0.323cm" svg:x="3.306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214cm" svg:height="0.269cm" svg:x="3.58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3" draw:text-style-name="P38" draw:layer="layout" svg:width="0.231cm" svg:height="0.27cm" svg:x="3.843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209cm" svg:height="0.265cm" svg:x="4.13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3" draw:text-style-name="P38" draw:layer="layout" svg:width="0.214cm" svg:height="0.269cm" svg:x="4.3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3" draw:text-style-name="P38" draw:layer="layout" svg:width="0.232cm" svg:height="0.27cm" svg:x="4.653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3" draw:text-style-name="P38" draw:layer="layout" svg:width="0.123cm" svg:height="0.265cm" svg:x="4.943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3" draw:text-style-name="P38" draw:layer="layout" svg:width="0.214cm" svg:height="0.269cm" svg:x="5.0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3" draw:text-style-name="P38" draw:layer="layout" svg:width="0.232cm" svg:height="0.27cm" svg:x="5.488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3" draw:text-style-name="P38" draw:layer="layout" svg:width="0.123cm" svg:height="0.265cm" svg:x="5.779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3" draw:text-style-name="P38" draw:layer="layout" svg:width="0.345cm" svg:height="0.265cm" svg:x="6.082cm" svg:y="8.38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3" draw:text-style-name="P38" draw:layer="layout" svg:width="0.253cm" svg:height="0.27cm" svg:x="6.484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3" draw:text-style-name="P38" draw:layer="layout" svg:width="0.221cm" svg:height="0.367cm" svg:x="6.762cm" svg:y="8.387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3" draw:text-style-name="P38" draw:layer="layout" svg:width="0.209cm" svg:height="0.265cm" svg:x="7.05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3" draw:text-style-name="P38" draw:layer="layout" svg:width="0.231cm" svg:height="0.27cm" svg:x="7.319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125cm" svg:height="0.323cm" svg:x="7.584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042cm" svg:height="0.357cm" svg:x="7.745cm" svg:y="8.294cm" svg:viewBox="0 0 43 358" svg:d="M0 42c0-14 0-28 0-42 14 0 29 0 43 0 0 14 0 28 0 42-14 0-29 0-43 0zM0 358c0-87 0-174 0-261 14 0 29 0 43 0 0 87 0 174 0 261-14 0-29 0-43 0z">
                <text:p/>
              </draw:path>
              <draw:path draw:style-name="gr83" draw:text-style-name="P38" draw:layer="layout" svg:width="0.212cm" svg:height="0.27cm" svg:x="7.843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3" draw:text-style-name="P38" draw:layer="layout" svg:width="0.345cm" svg:height="0.265cm" svg:x="1.201cm" svg:y="8.935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3" draw:text-style-name="P38" draw:layer="layout" svg:width="0.042cm" svg:height="0.357cm" svg:x="1.614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3" draw:text-style-name="P38" draw:layer="layout" svg:width="0.212cm" svg:height="0.27cm" svg:x="1.712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3" draw:text-style-name="P38" draw:layer="layout" svg:width="0.123cm" svg:height="0.265cm" svg:x="1.977cm" svg:y="8.935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3" draw:text-style-name="P38" draw:layer="layout" svg:width="0.232cm" svg:height="0.27cm" svg:x="2.134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3" draw:text-style-name="P38" draw:layer="layout" svg:width="0.214cm" svg:height="0.269cm" svg:x="2.54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3" draw:text-style-name="P38" draw:layer="layout" svg:width="0.358cm" svg:height="0.26cm" svg:x="2.779cm" svg:y="8.9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3" draw:text-style-name="P38" draw:layer="layout" svg:width="0.042cm" svg:height="0.357cm" svg:x="3.176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3" draw:text-style-name="P38" draw:layer="layout" svg:width="0.125cm" svg:height="0.323cm" svg:x="3.259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212cm" svg:height="0.27cm" svg:x="3.408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3" draw:text-style-name="P38" draw:layer="layout" svg:width="0.207cm" svg:height="0.357cm" svg:x="3.674cm" svg:y="8.843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3" draw:text-style-name="P38" draw:layer="layout" svg:width="0.231cm" svg:height="0.27cm" svg:x="3.94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214cm" svg:height="0.269cm" svg:x="4.21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3" draw:text-style-name="P38" draw:layer="layout" svg:width="0.209cm" svg:height="0.265cm" svg:x="4.618cm" svg:y="8.94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3" draw:text-style-name="P38" draw:layer="layout" svg:width="0.214cm" svg:height="0.269cm" svg:x="4.878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3" draw:text-style-name="P38" draw:layer="layout" svg:width="0.231cm" svg:height="0.27cm" svg:x="5.138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221cm" svg:height="0.362cm" svg:x="5.41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3" draw:text-style-name="P38" draw:layer="layout" svg:width="0.125cm" svg:height="0.323cm" svg:x="5.816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232cm" svg:height="0.27cm" svg:x="5.965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3" draw:text-style-name="P38" draw:layer="layout" svg:width="0.042cm" svg:height="0.357cm" svg:x="6.391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3" draw:text-style-name="P38" draw:layer="layout" svg:width="0.209cm" svg:height="0.265cm" svg:x="6.5cm" svg:y="8.935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3" draw:text-style-name="P38" draw:layer="layout" svg:width="0.221cm" svg:height="0.362cm" svg:x="6.76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3" draw:text-style-name="P38" draw:layer="layout" svg:width="0.042cm" svg:height="0.357cm" svg:x="7.057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3" draw:text-style-name="P38" draw:layer="layout" svg:width="0.212cm" svg:height="0.27cm" svg:x="7.155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3" draw:text-style-name="P38" draw:layer="layout" svg:width="0.253cm" svg:height="0.27cm" svg:x="7.408cm" svg:y="8.935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3" draw:text-style-name="P38" draw:layer="layout" svg:width="0.125cm" svg:height="0.323cm" svg:x="7.673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231cm" svg:height="0.27cm" svg:x="7.822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358cm" svg:height="0.26cm" svg:x="3.424cm" svg:y="9.489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3" draw:text-style-name="P38" draw:layer="layout" svg:width="0.253cm" svg:height="0.27cm" svg:x="3.809cm" svg:y="9.484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3" draw:text-style-name="P38" draw:layer="layout" svg:width="0.125cm" svg:height="0.323cm" svg:x="4.073cm" svg:y="9.431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3" draw:text-style-name="P38" draw:layer="layout" svg:width="0.231cm" svg:height="0.27cm" svg:x="4.222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123cm" svg:height="0.265cm" svg:x="4.513cm" svg:y="9.484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3" draw:text-style-name="P38" draw:layer="layout" svg:width="0.042cm" svg:height="0.357cm" svg:x="4.817cm" svg:y="9.392cm" svg:viewBox="0 0 43 358" svg:d="M0 358c0-119 0-239 0-358 14 0 29 0 43 0 0 119 0 239 0 358-14 0-29 0-43 0z">
                <text:p/>
              </draw:path>
              <draw:path draw:style-name="gr83" draw:text-style-name="P38" draw:layer="layout" svg:width="0.231cm" svg:height="0.27cm" svg:x="4.91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243cm" svg:height="0.26cm" svg:x="5.174cm" svg:y="9.489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83" draw:text-style-name="P38" draw:layer="layout" svg:width="0.231cm" svg:height="0.27cm" svg:x="5.45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3" draw:text-style-name="P38" draw:layer="layout" svg:width="0.042cm" svg:height="0.357cm" svg:x="5.745cm" svg:y="9.392cm" svg:viewBox="0 0 43 358" svg:d="M0 358c0-119 0-239 0-358 14 0 29 0 43 0 0 119 0 239 0 358-14 0-29 0-43 0z">
                <text:p/>
              </draw:path>
            </draw:g>
            <draw:g>
              <draw:path draw:style-name="gr84" draw:text-style-name="P39" draw:layer="layout" svg:width="2.968cm" svg:height="1.71cm" svg:x="14.142cm" svg:y="4.294cm" svg:viewBox="0 0 2969 1711" svg:d="M581 0c796 0 1592 0 2388 0-194 570-388 1140-582 1710-796 0-1591 0-2387 0 194-570 387-1140 581-1710zM0 0zM2969 1711z">
                <text:p/>
              </draw:path>
              <draw:path draw:style-name="gr85" draw:text-style-name="P40" draw:layer="layout" svg:width="0.277cm" svg:height="0.291cm" svg:x="15.15cm" svg:y="5.001cm" svg:viewBox="0 0 278 292" svg:d="M160 292h-41l-119-292h42l80 205c2 6 4 13 6 19s4 11 6 16c2 6 4 11 5 17 2-5 4-11 6-16 1-5 3-11 5-17s4-12 7-19l80-205h41z">
                <text:p/>
              </draw:path>
              <draw:path draw:style-name="gr85" draw:text-style-name="P40" draw:layer="layout" svg:width="0.216cm" svg:height="0.231cm" svg:x="15.411cm" svg:y="5.06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85" draw:text-style-name="P40" draw:layer="layout" svg:width="0.179cm" svg:height="0.227cm" svg:x="15.658cm" svg:y="5.06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85" draw:text-style-name="P40" draw:layer="layout" svg:width="0.197cm" svg:height="0.231cm" svg:x="15.883cm" svg:y="5.06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</draw:g>
            <draw:path draw:style-name="gr86" draw:text-style-name="P8" draw:layer="layout" svg:width="0.289cm" svg:height="1cm" svg:x="14.174cm" svg:y="3.583cm" svg:viewBox="0 0 290 1001" svg:d="M0 1001c0-334 0-667 0-1001 97 0 193 0 290 0 0 334 0 667 0 1001-97 0-193 0-290 0z">
              <text:p/>
            </draw:path>
            <draw:path draw:style-name="gr87" draw:text-style-name="P3" draw:layer="layout" svg:width="4.226cm" svg:height="0.289cm" svg:x="14.141cm" svg:y="3.939cm" svg:viewBox="0 0 4227 290" svg:d="M0 290c0-97 0-193 0-290 1409 0 2818 0 4227 0 0 97 0 193 0 290-1409 0-2818 0-4227 0z">
              <text:p/>
            </draw:path>
            <draw:path draw:style-name="gr86" draw:text-style-name="P8" draw:layer="layout" svg:width="0.289cm" svg:height="1cm" svg:x="17.208cm" svg:y="3.583cm" svg:viewBox="0 0 290 1001" svg:d="M0 1001c0-334 0-667 0-1001 97 0 193 0 290 0 0 334 0 667 0 1001-97 0-193 0-290 0z">
              <text:p/>
            </draw:path>
            <draw:g>
              <draw:path draw:style-name="gr88" draw:text-style-name="P14" draw:layer="layout" svg:width="0.581cm" svg:height="1.323cm" svg:x="18.511cm" svg:y="3.401cm" svg:viewBox="0 0 582 1324" svg:d="M0 662c0 362 33 662 72 662 146 0 291 0 437 0 39 0 73-300 73-662 0-361-34-662-73-662-146 0-291 0-437 0-39 0-72 301-72 662zM0 1324zM582 0z">
                <text:p/>
              </draw:path>
              <draw:path draw:style-name="gr89" draw:text-style-name="P41" draw:layer="layout" svg:width="0.581cm" svg:height="1.323cm" svg:x="18.511cm" svg:y="3.401cm" svg:viewBox="0 0 582 1324" svg:d="M0 662c0 362 33 662 72 662 40 0 73-300 73-662 0-361-33-662-73-662-39 0-72 301-72 662zM0 1324zM582 0z">
                <text:p/>
              </draw:path>
            </draw:g>
            <draw:g>
              <draw:path draw:style-name="gr90" draw:text-style-name="P30" draw:layer="layout" svg:width="0.243cm" svg:height="0.299cm" svg:x="14.844cm" svg:y="1.921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90" draw:text-style-name="P30" draw:layer="layout" svg:width="0.179cm" svg:height="0.227cm" svg:x="15.13cm" svg:y="1.993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90" draw:text-style-name="P30" draw:layer="layout" svg:width="0.189cm" svg:height="0.315cm" svg:x="15.367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90" draw:text-style-name="P30" draw:layer="layout" svg:width="0.189cm" svg:height="0.315cm" svg:x="15.603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90" draw:text-style-name="P30" draw:layer="layout" svg:width="0.199cm" svg:height="0.231cm" svg:x="15.83cm" svg:y="1.98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0" draw:text-style-name="P30" draw:layer="layout" svg:width="0.105cm" svg:height="0.227cm" svg:x="16.077cm" svg:y="1.98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0" draw:text-style-name="P30" draw:layer="layout" svg:width="0.107cm" svg:height="0.277cm" svg:x="16.198cm" svg:y="1.94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0" draw:text-style-name="P30" draw:layer="layout" svg:width="0.224cm" svg:height="0.291cm" svg:x="14.86cm" svg:y="2.398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<text:p/>
              </draw:path>
              <draw:path draw:style-name="gr90" draw:text-style-name="P30" draw:layer="layout" svg:width="0.197cm" svg:height="0.231cm" svg:x="15.121cm" svg:y="2.46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0" draw:text-style-name="P30" draw:layer="layout" svg:width="0.216cm" svg:height="0.231cm" svg:x="15.358cm" svg:y="2.46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0" draw:text-style-name="P30" draw:layer="layout" svg:width="0.105cm" svg:height="0.227cm" svg:x="15.604cm" svg:y="2.46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0" draw:text-style-name="P30" draw:layer="layout" svg:width="0.036cm" svg:height="0.306cm" svg:x="15.747cm" svg:y="2.383cm" svg:viewBox="0 0 37 307" svg:d="M0 36c0-12 0-24 0-36 12 0 25 0 37 0 0 12 0 24 0 36-12 0-25 0-37 0zM0 307c0-75 0-149 0-224 12 0 25 0 37 0 0 75 0 149 0 224-12 0-25 0-37 0z">
                <text:p/>
              </draw:path>
              <draw:path draw:style-name="gr90" draw:text-style-name="P30" draw:layer="layout" svg:width="0.179cm" svg:height="0.227cm" svg:x="15.849cm" svg:y="2.46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0" draw:text-style-name="P30" draw:layer="layout" svg:width="0.189cm" svg:height="0.314cm" svg:x="16.075cm" svg:y="2.46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0" draw:text-style-name="P30" draw:layer="layout" svg:width="0.183cm" svg:height="0.23cm" svg:x="16.305cm" svg:y="2.46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</draw:g>
            <draw:path draw:style-name="gr91" draw:text-style-name="P11" draw:layer="layout" svg:width="0.808cm" svg:height="-0.001cm" draw:transform="rotate (-1.98025056931277) translate (14.8190126383864cm 2.87500548483861cm)" svg:viewBox="0 0 809 0" svg:d="M0 0c270 0 539 0 809 0">
              <text:p/>
            </draw:path>
            <draw:path draw:style-name="gr91" draw:text-style-name="P11" draw:layer="layout" svg:width="0.821cm" svg:height="0cm" draw:transform="rotate (-0.785398163397449) translate (16.658cm 2.939cm)" svg:viewBox="0 0 822 0" svg:d="M0 0c274 0 548 0 822 0">
              <text:p/>
            </draw:path>
            <draw:g>
              <draw:path draw:style-name="gr92" draw:text-style-name="P30" draw:layer="layout" svg:width="0.25cm" svg:height="0.291cm" svg:x="19.636cm" svg:y="3.088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  <text:p/>
              </draw:path>
              <draw:path draw:style-name="gr92" draw:text-style-name="P30" draw:layer="layout" svg:width="0.036cm" svg:height="0.306cm" svg:x="19.933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189cm" svg:height="0.314cm" svg:x="20.024cm" svg:y="3.15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2" draw:text-style-name="P30" draw:layer="layout" svg:width="0.036cm" svg:height="0.306cm" svg:x="20.27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107cm" svg:height="0.277cm" svg:x="20.35cm" svg:y="3.10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2" draw:text-style-name="P30" draw:layer="layout" svg:width="0.216cm" svg:height="0.231cm" svg:x="20.48cm" svg:y="3.15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2" draw:text-style-name="P30" draw:layer="layout" svg:width="0.036cm" svg:height="0.306cm" svg:x="20.727cm" svg:y="3.073cm" svg:viewBox="0 0 37 307" svg:d="M0 307c0-102 0-205 0-307 12 0 25 0 37 0 0 102 0 205 0 307-12 0-25 0-37 0z">
                <text:p/>
              </draw:path>
              <draw:path draw:style-name="gr92" draw:text-style-name="P30" draw:layer="layout" svg:width="0.199cm" svg:height="0.231cm" svg:x="20.935cm" svg:y="3.15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2" draw:text-style-name="P30" draw:layer="layout" svg:width="0.105cm" svg:height="0.227cm" svg:x="21.182cm" svg:y="3.15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2" draw:text-style-name="P30" draw:layer="layout" svg:width="0.216cm" svg:height="0.231cm" svg:x="19.619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2" draw:text-style-name="P30" draw:layer="layout" svg:width="0.179cm" svg:height="0.227cm" svg:x="19.865cm" svg:y="3.62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2" draw:text-style-name="P30" draw:layer="layout" svg:width="0.216cm" svg:height="0.231cm" svg:x="20.092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2" draw:text-style-name="P30" draw:layer="layout" svg:width="0.036cm" svg:height="0.306cm" svg:x="20.339cm" svg:y="3.546cm" svg:viewBox="0 0 37 307" svg:d="M0 307c0-102 0-205 0-307 12 0 25 0 37 0 0 102 0 205 0 307-12 0-25 0-37 0z">
                <text:p/>
              </draw:path>
              <draw:path draw:style-name="gr92" draw:text-style-name="P30" draw:layer="layout" svg:width="0.199cm" svg:height="0.231cm" svg:x="20.429cm" svg:y="3.62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2" draw:text-style-name="P30" draw:layer="layout" svg:width="0.189cm" svg:height="0.314cm" svg:x="20.665cm" svg:y="3.62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2" draw:text-style-name="P30" draw:layer="layout" svg:width="0.179cm" svg:height="0.227cm" svg:x="20.911cm" svg:y="3.62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92" draw:text-style-name="P30" draw:layer="layout" svg:width="0.197cm" svg:height="0.231cm" svg:x="21.138cm" svg:y="3.62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2" draw:text-style-name="P30" draw:layer="layout" svg:width="0.208cm" svg:height="0.223cm" svg:x="19.602cm" svg:y="4.102cm" svg:viewBox="0 0 209 224" svg:d="M125 224h-44l-81-224h40l49 146c1 3 2 6 3 11 2 4 3 9 4 13 2 5 3 10 4 14s2 8 3 11c1-3 2-7 3-11 2-4 3-9 4-13 2-5 3-9 5-14 1-4 2-8 3-11l51-146h40z">
                <text:p/>
              </draw:path>
              <draw:path draw:style-name="gr92" draw:text-style-name="P30" draw:layer="layout" svg:width="0.216cm" svg:height="0.231cm" svg:x="19.83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2" draw:text-style-name="P30" draw:layer="layout" svg:width="0.105cm" svg:height="0.227cm" svg:x="20.076cm" svg:y="4.09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2" draw:text-style-name="P30" draw:layer="layout" svg:width="0.036cm" svg:height="0.306cm" svg:x="20.22cm" svg:y="4.019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216cm" svg:height="0.231cm" svg:x="20.311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2" draw:text-style-name="P30" draw:layer="layout" svg:width="0.189cm" svg:height="0.31cm" svg:x="20.556cm" svg:y="4.019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92" draw:text-style-name="P30" draw:layer="layout" svg:width="0.036cm" svg:height="0.306cm" svg:x="20.795cm" svg:y="4.019cm" svg:viewBox="0 0 37 307" svg:d="M0 307c0-102 0-205 0-307 12 0 25 0 37 0 0 102 0 205 0 307-12 0-25 0-37 0z">
                <text:p/>
              </draw:path>
              <draw:path draw:style-name="gr92" draw:text-style-name="P30" draw:layer="layout" svg:width="0.197cm" svg:height="0.231cm" svg:x="20.885cm" svg:y="4.09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2" draw:text-style-name="P30" draw:layer="layout" svg:width="0.105cm" svg:height="0.227cm" svg:x="19.629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2" draw:text-style-name="P30" draw:layer="layout" svg:width="0.197cm" svg:height="0.231cm" svg:x="19.762cm" svg:y="4.571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2" draw:text-style-name="P30" draw:layer="layout" svg:width="0.183cm" svg:height="0.23cm" svg:x="19.993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2" draw:text-style-name="P30" draw:layer="layout" svg:width="0.036cm" svg:height="0.306cm" svg:x="20.22cm" svg:y="4.492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183cm" svg:height="0.23cm" svg:x="20.305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2" draw:text-style-name="P30" draw:layer="layout" svg:width="0.107cm" svg:height="0.277cm" svg:x="20.51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2" draw:text-style-name="P30" draw:layer="layout" svg:width="0.199cm" svg:height="0.231cm" svg:x="20.64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2" draw:text-style-name="P30" draw:layer="layout" svg:width="0.105cm" svg:height="0.227cm" svg:x="20.886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2" draw:text-style-name="P30" draw:layer="layout" svg:width="0.107cm" svg:height="0.277cm" svg:x="21.126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2" draw:text-style-name="P30" draw:layer="layout" svg:width="0.199cm" svg:height="0.231cm" svg:x="21.256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2" draw:text-style-name="P30" draw:layer="layout" svg:width="0.036cm" svg:height="0.306cm" svg:x="19.629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179cm" svg:height="0.227cm" svg:x="19.73cm" svg:y="5.04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2" draw:text-style-name="P30" draw:layer="layout" svg:width="0.189cm" svg:height="0.31cm" svg:x="19.957cm" svg:y="4.96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92" draw:text-style-name="P30" draw:layer="layout" svg:width="0.036cm" svg:height="0.306cm" svg:x="20.203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181cm" svg:height="0.231cm" svg:x="20.294cm" svg:y="5.04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92" draw:text-style-name="P30" draw:layer="layout" svg:width="0.216cm" svg:height="0.231cm" svg:x="20.505cm" svg:y="5.04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2" draw:text-style-name="P30" draw:layer="layout" svg:width="0.107cm" svg:height="0.277cm" svg:x="20.729cm" svg:y="4.998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2" draw:text-style-name="P30" draw:layer="layout" svg:width="0.197cm" svg:height="0.231cm" svg:x="20.859cm" svg:y="5.04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2" draw:text-style-name="P30" draw:layer="layout" svg:width="0.189cm" svg:height="0.315cm" svg:x="19.628cm" svg:y="5.51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92" draw:text-style-name="P30" draw:layer="layout" svg:width="0.199cm" svg:height="0.231cm" svg:x="19.855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2" draw:text-style-name="P30" draw:layer="layout" svg:width="0.183cm" svg:height="0.23cm" svg:x="20.086cm" svg:y="5.51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2" draw:text-style-name="P30" draw:layer="layout" svg:width="0.036cm" svg:height="0.306cm" svg:x="20.313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107cm" svg:height="0.277cm" svg:x="20.392cm" svg:y="5.471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2" draw:text-style-name="P30" draw:layer="layout" svg:width="0.036cm" svg:height="0.306cm" svg:x="20.532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2" draw:text-style-name="P30" draw:layer="layout" svg:width="0.199cm" svg:height="0.231cm" svg:x="20.623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2" draw:text-style-name="P30" draw:layer="layout" svg:width="0.179cm" svg:height="0.227cm" svg:x="20.869cm" svg:y="5.51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2" draw:text-style-name="P30" draw:layer="layout" svg:width="0.039cm" svg:height="0.044cm" svg:x="21.117cm" svg:y="5.7cm" svg:viewBox="0 0 40 45" svg:d="M0 45c0-15 0-30 0-45 13 0 27 0 40 0 0 15 0 30 0 45-13 0-27 0-40 0z">
                <text:p/>
              </draw:path>
            </draw:g>
            <draw:g>
              <draw:path draw:style-name="gr93" draw:text-style-name="P10" draw:layer="layout" svg:width="6.581cm" svg:height="3.053cm" svg:x="14.271cm" svg:y="6.746cm" svg:viewBox="0 0 6582 3054" svg:d="M0 3054c0-1018 0-2036 0-3054 2194 0 4388 0 6582 0 0 1018 0 2036 0 3054-2194 0-4388 0-6582 0z">
                <text:p/>
              </draw:path>
              <draw:path draw:style-name="gr94" draw:text-style-name="P30" draw:layer="layout" svg:width="0.24cm" svg:height="0.339cm" svg:x="16.253cm" svg:y="6.988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94" draw:text-style-name="P30" draw:layer="layout" svg:width="0.042cm" svg:height="0.357cm" svg:x="16.549cm" svg:y="6.97cm" svg:viewBox="0 0 43 358" svg:d="M0 358c0-119 0-239 0-358 14 0 29 0 43 0 0 119 0 239 0 358-14 0-29 0-43 0z">
                <text:p/>
              </draw:path>
              <draw:path draw:style-name="gr94" draw:text-style-name="P30" draw:layer="layout" svg:width="0.232cm" svg:height="0.27cm" svg:x="16.64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4" draw:text-style-name="P30" draw:layer="layout" svg:width="0.358cm" svg:height="0.26cm" svg:x="16.903cm" svg:y="7.067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4" draw:text-style-name="P30" draw:layer="layout" svg:width="0.214cm" svg:height="0.269cm" svg:x="17.41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4" draw:text-style-name="P30" draw:layer="layout" svg:width="0.231cm" svg:height="0.27cm" svg:x="17.676cm" svg:y="7.062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209cm" svg:height="0.265cm" svg:x="17.966cm" svg:y="7.062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4" draw:text-style-name="P30" draw:layer="layout" svg:width="0.214cm" svg:height="0.269cm" svg:x="18.22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4" draw:text-style-name="P30" draw:layer="layout" svg:width="0.232cm" svg:height="0.27cm" svg:x="18.48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4" draw:text-style-name="P30" draw:layer="layout" svg:width="0.123cm" svg:height="0.265cm" svg:x="18.777cm" svg:y="7.062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329cm" svg:height="0.339cm" svg:x="15.536cm" svg:y="7.537cm" svg:viewBox="0 0 330 340" svg:d="M289 340v-227c0-8 0-16 0-25 0-8 1-16 1-23 0-9 1-16 1-24-2 8-4 16-7 24-2 7-4 14-7 22-2 8-5 15-7 21l-88 232h-32l-89-232c-1-2-2-5-3-8s-2-7-4-10c-1-4-2-8-3-11-1-4-3-8-4-12-2-8-5-17-8-26 0 9 1 18 1 27 0 7 1 15 1 23 0 9 0 16 0 22v227h-41v-340h61l90 236c1 3 2 7 4 12s3 11 5 16c1 5 2 10 4 15 1 5 2 8 2 11 1-3 2-6 3-11s3-10 4-15c2-6 4-11 5-16 2-5 3-9 5-12l88-236h59v340z">
                <text:p/>
              </draw:path>
              <draw:path draw:style-name="gr94" draw:text-style-name="P30" draw:layer="layout" svg:width="0.232cm" svg:height="0.27cm" svg:x="15.929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4" draw:text-style-name="P30" draw:layer="layout" svg:width="0.209cm" svg:height="0.265cm" svg:x="16.219cm" svg:y="7.616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4" draw:text-style-name="P30" draw:layer="layout" svg:width="0.209cm" svg:height="0.265cm" svg:x="16.498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4" draw:text-style-name="P30" draw:layer="layout" svg:width="0.125cm" svg:height="0.323cm" svg:x="16.751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4" draw:text-style-name="P30" draw:layer="layout" svg:width="0.231cm" svg:height="0.27cm" svg:x="16.9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221cm" svg:height="0.362cm" svg:x="17.178cm" svg:y="7.519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94" draw:text-style-name="P30" draw:layer="layout" svg:width="0.042cm" svg:height="0.357cm" svg:x="17.604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4" draw:text-style-name="P30" draw:layer="layout" svg:width="0.209cm" svg:height="0.265cm" svg:x="17.714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4" draw:text-style-name="P30" draw:layer="layout" svg:width="0.123cm" svg:height="0.265cm" svg:x="18.127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042cm" svg:height="0.357cm" svg:x="18.296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4" draw:text-style-name="P30" draw:layer="layout" svg:width="0.243cm" svg:height="0.26cm" svg:x="18.375cm" svg:y="7.616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94" draw:text-style-name="P30" draw:layer="layout" svg:width="0.231cm" svg:height="0.27cm" svg:x="18.655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123cm" svg:height="0.265cm" svg:x="18.946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125cm" svg:height="0.323cm" svg:x="19.223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4" draw:text-style-name="P30" draw:layer="layout" svg:width="0.232cm" svg:height="0.27cm" svg:x="19.372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4" draw:text-style-name="P30" draw:layer="layout" svg:width="0.345cm" svg:height="0.265cm" svg:x="14.578cm" svg:y="8.1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94" draw:text-style-name="P30" draw:layer="layout" svg:width="0.231cm" svg:height="0.27cm" svg:x="14.979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253cm" svg:height="0.27cm" svg:x="15.258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4" draw:text-style-name="P30" draw:layer="layout" svg:width="0.214cm" svg:height="0.269cm" svg:x="15.529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4" draw:text-style-name="P30" draw:layer="layout" svg:width="0.209cm" svg:height="0.265cm" svg:x="15.801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4" draw:text-style-name="P30" draw:layer="layout" svg:width="0.123cm" svg:height="0.265cm" svg:x="16.08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231cm" svg:height="0.27cm" svg:x="16.237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13cm" svg:height="0.357cm" svg:x="16.636cm" svg:y="8.068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4" draw:text-style-name="P30" draw:layer="layout" svg:width="0.042cm" svg:height="0.357cm" svg:x="16.806cm" svg:y="8.068cm" svg:viewBox="0 0 43 358" svg:d="M0 358c0-119 0-239 0-358 14 0 29 0 43 0 0 119 0 239 0 358-14 0-29 0-43 0z">
                <text:p/>
              </draw:path>
              <draw:path draw:style-name="gr94" draw:text-style-name="P30" draw:layer="layout" svg:width="0.232cm" svg:height="0.27cm" svg:x="16.903cm" svg:y="8.1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4" draw:text-style-name="P30" draw:layer="layout" svg:width="0.358cm" svg:height="0.26cm" svg:x="17.16cm" svg:y="8.165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4" draw:text-style-name="P30" draw:layer="layout" svg:width="0.123cm" svg:height="0.265cm" svg:x="17.692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253cm" svg:height="0.27cm" svg:x="17.849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4" draw:text-style-name="P30" draw:layer="layout" svg:width="0.125cm" svg:height="0.323cm" svg:x="18.113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4" draw:text-style-name="P30" draw:layer="layout" svg:width="0.231cm" svg:height="0.27cm" svg:x="18.262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13cm" svg:height="0.46cm" svg:x="18.686cm" svg:y="8.068cm" svg:viewBox="0 0 131 461" svg:d="M0 230c0-22 2-44 5-64 3-21 9-40 16-59s16-37 28-55c11-18 24-35 40-52h42c-15 17-28 34-39 52s-20 36-27 55-13 39-16 59c-4 21-5 42-5 64 0 23 1 44 5 65 3 20 9 40 16 59s16 37 27 55 24 35 39 52h-42c-16-17-29-34-40-52-12-18-21-36-28-55s-13-38-16-59c-3-20-5-41-5-64z">
                <text:p/>
              </draw:path>
              <draw:path draw:style-name="gr94" draw:text-style-name="P30" draw:layer="layout" svg:width="0.214cm" svg:height="0.269cm" svg:x="18.837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4" draw:text-style-name="P30" draw:layer="layout" svg:width="0.209cm" svg:height="0.265cm" svg:x="19.108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4" draw:text-style-name="P30" draw:layer="layout" svg:width="0.221cm" svg:height="0.367cm" svg:x="19.376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4" draw:text-style-name="P30" draw:layer="layout" svg:width="0.221cm" svg:height="0.367cm" svg:x="19.654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4" draw:text-style-name="P30" draw:layer="layout" svg:width="0.231cm" svg:height="0.27cm" svg:x="19.933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214cm" svg:height="0.269cm" svg:x="20.204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4" draw:text-style-name="P30" draw:layer="layout" svg:width="0.125cm" svg:height="0.323cm" svg:x="20.451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4" draw:text-style-name="P30" draw:layer="layout" svg:width="0.253cm" svg:height="0.27cm" svg:x="15.098cm" svg:y="8.709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4" draw:text-style-name="P30" draw:layer="layout" svg:width="0.13cm" svg:height="0.357cm" svg:x="15.362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4" draw:text-style-name="P30" draw:layer="layout" svg:width="0.125cm" svg:height="0.323cm" svg:x="15.50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4" draw:text-style-name="P30" draw:layer="layout" svg:width="0.231cm" svg:height="0.27cm" svg:x="15.65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123cm" svg:height="0.265cm" svg:x="15.945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13cm" svg:height="0.357cm" svg:x="16.223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4" draw:text-style-name="P30" draw:layer="layout" svg:width="0.042cm" svg:height="0.357cm" svg:x="16.393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4" draw:text-style-name="P30" draw:layer="layout" svg:width="0.042cm" svg:height="0.357cm" svg:x="16.502cm" svg:y="8.617cm" svg:viewBox="0 0 43 358" svg:d="M0 358c0-119 0-239 0-358 14 0 29 0 43 0 0 119 0 239 0 358-14 0-29 0-43 0z">
                <text:p/>
              </draw:path>
              <draw:path draw:style-name="gr94" draw:text-style-name="P30" draw:layer="layout" svg:width="0.125cm" svg:height="0.323cm" svg:x="16.58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4" draw:text-style-name="P30" draw:layer="layout" svg:width="0.231cm" svg:height="0.27cm" svg:x="16.73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123cm" svg:height="0.265cm" svg:x="17.026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214cm" svg:height="0.269cm" svg:x="17.175cm" svg:y="8.7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4" draw:text-style-name="P30" draw:layer="layout" svg:width="0.042cm" svg:height="0.357cm" svg:x="17.582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4" draw:text-style-name="P30" draw:layer="layout" svg:width="0.209cm" svg:height="0.265cm" svg:x="17.692cm" svg:y="8.709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4" draw:text-style-name="P30" draw:layer="layout" svg:width="0.207cm" svg:height="0.357cm" svg:x="18.107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4" draw:text-style-name="P30" draw:layer="layout" svg:width="0.042cm" svg:height="0.357cm" svg:x="18.384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4" draw:text-style-name="P30" draw:layer="layout" svg:width="0.221cm" svg:height="0.367cm" svg:x="18.482cm" svg:y="8.7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4" draw:text-style-name="P30" draw:layer="layout" svg:width="0.207cm" svg:height="0.357cm" svg:x="18.773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4" draw:text-style-name="P30" draw:layer="layout" svg:width="0.13cm" svg:height="0.357cm" svg:x="19.16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4" draw:text-style-name="P30" draw:layer="layout" svg:width="0.042cm" svg:height="0.357cm" svg:x="19.329cm" svg:y="8.617cm" svg:viewBox="0 0 43 358" svg:d="M0 358c0-119 0-239 0-358 14 0 29 0 43 0 0 119 0 239 0 358-14 0-29 0-43 0z">
                <text:p/>
              </draw:path>
              <draw:path draw:style-name="gr94" draw:text-style-name="P30" draw:layer="layout" svg:width="0.232cm" svg:height="0.27cm" svg:x="19.427cm" svg:y="8.709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4" draw:text-style-name="P30" draw:layer="layout" svg:width="0.358cm" svg:height="0.26cm" svg:x="19.683cm" svg:y="8.71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4" draw:text-style-name="P30" draw:layer="layout" svg:width="0.253cm" svg:height="0.27cm" svg:x="16.997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4" draw:text-style-name="P30" draw:layer="layout" svg:width="0.123cm" svg:height="0.265cm" svg:x="17.287cm" svg:y="9.258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4" draw:text-style-name="P30" draw:layer="layout" svg:width="0.231cm" svg:height="0.27cm" svg:x="17.444cm" svg:y="9.258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4" draw:text-style-name="P30" draw:layer="layout" svg:width="0.253cm" svg:height="0.27cm" svg:x="17.723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4" draw:text-style-name="P30" draw:layer="layout" svg:width="0.13cm" svg:height="0.46cm" svg:x="17.983cm" svg:y="9.166cm" svg:viewBox="0 0 131 461" svg:d="M131 231c0 23-2 44-5 64-3 21-9 40-16 59s-16 37-28 55c-11 18-24 35-40 52h-42c15-17 28-34 39-52s20-36 27-55 13-39 16-59c4-21 5-42 5-65 0-22-1-43-5-64-3-20-9-40-16-59s-16-37-27-55-24-35-39-52h42c16 17 29 34 40 52 12 18 21 36 28 55s13 38 16 59c3 20 5 42 5 64z">
                <text:p/>
              </draw:path>
            </draw:g>
            <draw:path draw:style-name="gr95" draw:text-style-name="P11" draw:layer="layout" svg:width="6.335cm" svg:height="-0.001cm" draw:transform="rotate (0.00488692190558412) translate (2.12699982301652cm 17.6829637845515cm)" svg:viewBox="0 0 6336 0" svg:d="M0 0c2112 0 4224 0 6336 0">
              <text:p/>
            </draw:path>
            <draw:g>
              <draw:path draw:style-name="gr96" draw:text-style-name="P3" draw:layer="layout" svg:width="0.908cm" svg:height="0.942cm" svg:x="4.623cm" svg:y="17.097cm" svg:viewBox="0 0 909 943" svg:d="M454 0c257 0 454 204 454 471s-197 471-454 471-454-204-454-471 197-471 454-471zM0 0zM909 943z">
                <text:p/>
              </draw:path>
              <draw:path draw:style-name="gr97" draw:text-style-name="P11" draw:layer="layout" svg:width="2.344cm" svg:height="0cm" draw:transform="rotate (0.238935574598024) translate (5.4919759353722cm 17.521901207998cm)" svg:viewBox="0 0 2345 0" svg:d="M0 0c782 0 1563 0 2345 0">
                <text:p/>
              </draw:path>
              <draw:path draw:style-name="gr98" draw:text-style-name="P11" draw:layer="layout" svg:width="1.324cm" svg:height="0cm" draw:transform="rotate (1.5707963267949) translate (7.698cm 16.996cm)" svg:viewBox="0 0 1325 0" svg:d="M0 0c442 0 883 0 1325 0">
                <text:p/>
              </draw:path>
            </draw:g>
            <draw:path draw:style-name="gr99" draw:text-style-name="P2" draw:layer="layout" svg:width="0.527cm" svg:height="0.734cm" svg:x="8.259cm" svg:y="15.656cm" svg:viewBox="0 0 528 735" svg:d="M0 735c0-245 0-490 0-735 176 0 352 0 528 0 0 245 0 490 0 735-176 0-352 0-528 0z">
              <text:p/>
            </draw:path>
            <draw:path draw:style-name="gr100" draw:text-style-name="P42" draw:layer="layout" svg:width="0.605cm" svg:height="0.751cm" svg:x="6.23cm" svg:y="15.649cm" svg:viewBox="0 0 606 752" svg:d="M0 752c0-251 0-501 0-752 202 0 404 0 606 0 0 251 0 501 0 752-202 0-404 0-606 0z">
              <text:p/>
            </draw:path>
            <draw:g>
              <draw:path draw:style-name="gr101" draw:text-style-name="P30" draw:layer="layout" svg:width="0.155cm" svg:height="0.242cm" svg:x="4.44cm" svg:y="15.523cm" svg:viewBox="0 0 156 243" svg:d="M0 243c0-81 0-162 0-243 11 0 22 0 33 0 0 72 0 144 0 216 41 0 82 0 123 0 0 9 0 18 0 27-52 0-104 0-156 0z">
                <text:p/>
              </draw:path>
              <draw:path draw:style-name="gr101" draw:text-style-name="P30" draw:layer="layout" svg:width="0.166cm" svg:height="0.192cm" svg:x="4.62cm" svg:y="15.576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1" draw:text-style-name="P30" draw:layer="layout" svg:width="0.255cm" svg:height="0.186cm" svg:x="4.798cm" svg:y="15.58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1" draw:text-style-name="P30" draw:layer="layout" svg:width="0.03cm" svg:height="0.255cm" svg:x="5.178cm" svg:y="15.51cm" svg:viewBox="0 0 31 256" svg:d="M0 256c0-85 0-171 0-256 10 0 21 0 31 0 0 85 0 171 0 256-10 0-21 0-31 0z">
                <text:p/>
              </draw:path>
              <draw:path draw:style-name="gr101" draw:text-style-name="P30" draw:layer="layout" svg:width="0.165cm" svg:height="0.192cm" svg:x="5.245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0" draw:layer="layout" svg:width="0.173cm" svg:height="0.186cm" svg:x="5.425cm" svg:y="15.58cm" svg:viewBox="0 0 174 187" svg:d="M104 187h-36l-68-187h33l41 121c1 3 2 6 3 10 1 3 2 7 3 11s3 8 4 11c1 4 1 7 2 9 1-2 2-5 3-9 1-3 2-7 3-11s2-7 4-11c1-4 2-7 3-9l42-122h33z">
                <text:p/>
              </draw:path>
              <draw:path draw:style-name="gr101" draw:text-style-name="P30" draw:layer="layout" svg:width="0.165cm" svg:height="0.192cm" svg:x="5.616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0" draw:layer="layout" svg:width="0.03cm" svg:height="0.255cm" svg:x="5.819cm" svg:y="15.51cm" svg:viewBox="0 0 31 256" svg:d="M0 256c0-85 0-171 0-256 10 0 21 0 31 0 0 85 0 171 0 256-10 0-21 0-31 0z">
                <text:p/>
              </draw:path>
              <draw:path draw:style-name="gr101" draw:text-style-name="P30" draw:layer="layout" svg:width="0.153cm" svg:height="0.192cm" svg:x="4.662cm" svg:y="15.973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1" draw:text-style-name="P30" draw:layer="layout" svg:width="0.255cm" svg:height="0.186cm" svg:x="4.828cm" svg:y="15.977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1" draw:text-style-name="P30" draw:layer="layout" svg:width="0.03cm" svg:height="0.255cm" svg:x="5.106cm" svg:y="15.907cm" svg:viewBox="0 0 31 256" svg:d="M0 30c0-10 0-20 0-30 10 0 21 0 31 0 0 10 0 20 0 30-10 0-21 0-31 0zM0 256c0-62 0-124 0-187 10 0 21 0 31 0 0 63 0 125 0 187-10 0-21 0-31 0z">
                <text:p/>
              </draw:path>
              <draw:path draw:style-name="gr101" draw:text-style-name="P30" draw:layer="layout" svg:width="0.089cm" svg:height="0.23cm" svg:x="5.163cm" svg:y="15.935cm" svg:viewBox="0 0 90 231" svg:d="M90 227c-5 1-9 2-14 3s-11 1-17 1c-25 0-37-14-37-42v-125h-22v-23h23l9-41h21v41h34v23h-34v118c0 9 1 15 4 19s8 5 15 5c3 0 6 0 9 0 3-1 6-1 9-2z">
                <text:p/>
              </draw:path>
              <draw:path draw:style-name="gr101" draw:text-style-name="P30" draw:layer="layout" svg:width="0.151cm" svg:height="0.192cm" svg:x="5.275cm" svg:y="15.973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1" draw:text-style-name="P30" draw:layer="layout" svg:width="0.148cm" svg:height="0.255cm" svg:x="5.461cm" svg:y="15.907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g>
              <draw:path draw:style-name="gr102" draw:text-style-name="P30" draw:layer="layout" svg:width="0.196cm" svg:height="0.242cm" svg:x="9.275cm" svg:y="15.549cm" svg:viewBox="0 0 197 243" svg:d="M164 243c0-38 0-75 0-112-44 0-87 0-131 0 0 37 0 74 0 112-11 0-22 0-33 0 0-81 0-162 0-243 11 0 22 0 33 0 0 34 0 69 0 103 44 0 87 0 131 0 0-34 0-69 0-103 11 0 22 0 33 0 0 81 0 162 0 243-11 0-22 0-33 0z">
                <text:p/>
              </draw:path>
              <draw:path draw:style-name="gr102" draw:text-style-name="P30" draw:layer="layout" svg:width="0.03cm" svg:height="0.255cm" svg:x="9.523cm" svg:y="15.536cm" svg:viewBox="0 0 31 256" svg:d="M0 30c0-10 0-20 0-30 10 0 21 0 31 0 0 10 0 20 0 30-10 0-21 0-31 0zM0 256c0-62 0-124 0-187 10 0 21 0 31 0 0 63 0 125 0 187-10 0-21 0-31 0z">
                <text:p/>
              </draw:path>
              <draw:path draw:style-name="gr102" draw:text-style-name="P30" draw:layer="layout" svg:width="0.158cm" svg:height="0.262cm" svg:x="9.59cm" svg:y="15.602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  <draw:path draw:style-name="gr102" draw:text-style-name="P30" draw:layer="layout" svg:width="0.148cm" svg:height="0.255cm" svg:x="9.793cm" svg:y="15.536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  <draw:path draw:style-name="gr102" draw:text-style-name="P30" draw:layer="layout" svg:width="0.03cm" svg:height="0.255cm" svg:x="10.089cm" svg:y="15.536cm" svg:viewBox="0 0 31 256" svg:d="M0 256c0-85 0-171 0-256 10 0 21 0 31 0 0 85 0 171 0 256-10 0-21 0-31 0z">
                <text:p/>
              </draw:path>
              <draw:path draw:style-name="gr102" draw:text-style-name="P30" draw:layer="layout" svg:width="0.165cm" svg:height="0.192cm" svg:x="10.155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2" draw:text-style-name="P30" draw:layer="layout" svg:width="0.173cm" svg:height="0.186cm" svg:x="10.336cm" svg:y="15.606cm" svg:viewBox="0 0 174 187" svg:d="M104 187h-36l-68-187h33l41 121c1 3 2 6 3 10 1 3 2 7 3 11s3 8 4 11c1 4 1 7 2 9 1-2 2-5 3-9 1-3 2-7 3-11s2-7 4-11c1-4 2-7 3-9l42-122h33z">
                <text:p/>
              </draw:path>
              <draw:path draw:style-name="gr102" draw:text-style-name="P30" draw:layer="layout" svg:width="0.165cm" svg:height="0.192cm" svg:x="10.527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2" draw:text-style-name="P30" draw:layer="layout" svg:width="0.03cm" svg:height="0.255cm" svg:x="10.73cm" svg:y="15.536cm" svg:viewBox="0 0 31 256" svg:d="M0 256c0-85 0-171 0-256 10 0 21 0 31 0 0 85 0 171 0 256-10 0-21 0-31 0z">
                <text:p/>
              </draw:path>
              <draw:path draw:style-name="gr102" draw:text-style-name="P30" draw:layer="layout" svg:width="0.153cm" svg:height="0.192cm" svg:x="9.534cm" svg:y="15.99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2" draw:text-style-name="P30" draw:layer="layout" svg:width="0.255cm" svg:height="0.186cm" svg:x="9.7cm" svg:y="16.003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2" draw:text-style-name="P30" draw:layer="layout" svg:width="0.03cm" svg:height="0.255cm" svg:x="9.978cm" svg:y="15.933cm" svg:viewBox="0 0 31 256" svg:d="M0 30c0-10 0-20 0-30 10 0 21 0 31 0 0 10 0 20 0 30-10 0-21 0-31 0zM0 256c0-62 0-124 0-187 10 0 21 0 31 0 0 63 0 125 0 187-10 0-21 0-31 0z">
                <text:p/>
              </draw:path>
              <draw:path draw:style-name="gr102" draw:text-style-name="P30" draw:layer="layout" svg:width="0.089cm" svg:height="0.23cm" svg:x="10.035cm" svg:y="15.961cm" svg:viewBox="0 0 90 231" svg:d="M90 227c-5 1-9 2-14 3s-11 1-17 1c-25 0-37-14-37-42v-125h-22v-23h23l9-41h21v41h34v23h-34v118c0 9 1 15 4 19s8 5 15 5c3 0 6 0 9 0 3-1 6-1 9-2z">
                <text:p/>
              </draw:path>
              <draw:path draw:style-name="gr102" draw:text-style-name="P30" draw:layer="layout" svg:width="0.151cm" svg:height="0.192cm" svg:x="10.147cm" svg:y="15.999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2" draw:text-style-name="P30" draw:layer="layout" svg:width="0.148cm" svg:height="0.255cm" svg:x="10.333cm" svg:y="15.93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path draw:style-name="gr103" draw:text-style-name="P14" draw:layer="layout" svg:width="0.341cm" svg:height="0.295cm" svg:x="7.526cm" svg:y="16.798cm" svg:viewBox="0 0 342 296" svg:d="M170 0c96 0 171 64 171 147s-75 148-171 148-170-65-170-148 74-147 170-147zM0 0zM342 296z">
              <text:p/>
            </draw:path>
            <draw:g>
              <draw:path draw:style-name="gr104" draw:text-style-name="P30" draw:layer="layout" svg:width="0.202cm" svg:height="0.249cm" svg:x="8.082cm" svg:y="16.734cm" svg:viewBox="0 0 203 250" svg:d="M203 179c0 11-2 20-6 29-4 8-10 16-18 22s-19 11-31 15c-13 3-28 5-45 5-30 0-54-5-71-16-17-10-27-26-32-46l32-6c2 6 4 12 7 17 4 5 8 10 14 14 6 3 13 6 21 8s18 3 30 3c10 0 19-1 27-2 8-2 15-4 21-8 6-3 10-8 14-13 3-6 5-12 5-20s-2-14-6-19c-3-5-8-9-15-12-7-4-14-6-23-8-10-3-20-5-31-8-6-1-13-3-20-4-7-2-13-4-20-7-6-2-12-5-17-9-6-3-11-7-15-11-4-5-7-11-9-17s-4-13-4-21c0-11 3-21 7-30 5-8 11-15 20-20 8-5 18-9 29-11 11-3 23-4 37-4 15 0 28 1 38 4 11 2 20 5 27 10 8 5 14 11 18 18s8 15 11 24l-33 6c-1-6-4-12-7-16-3-5-7-9-12-12s-11-5-18-7c-7-1-15-2-25-2-11 0-20 1-28 3s-14 5-19 8c-4 3-8 8-10 12-2 5-3 10-3 15 0 8 2 13 6 18 3 5 8 9 15 12 6 3 13 5 21 8 8 2 17 4 26 6 8 1 15 3 22 5 8 2 15 4 22 6 7 3 13 6 19 9s11 7 15 12c5 5 8 11 11 17 2 7 3 15 3 23z">
                <text:p/>
              </draw:path>
              <draw:path draw:style-name="gr104" draw:text-style-name="P30" draw:layer="layout" svg:width="0.149cm" svg:height="0.189cm" svg:x="8.325cm" svg:y="16.794cm" svg:viewBox="0 0 150 190" svg:d="M31 0v118c0 9 1 17 2 23 2 6 4 11 7 15s7 6 11 8c5 1 11 2 19 2 7 0 14-1 20-4 5-2 11-6 15-11s7-11 9-18c3-7 4-16 4-25v-108h31v147c0 4 0 8 0 12s0 8 0 12 1 7 1 10 0 5 0 6h-29c0-1-1-3-1-5 0-3 0-6 0-9s0-6-1-10c0-3 0-6 0-8-3 5-6 10-10 14-4 5-8 8-12 11-5 3-11 6-17 8-6 1-13 2-21 2-10 0-19-1-27-4-7-2-13-6-18-12-5-5-8-12-11-20-2-8-3-18-3-30v-124z">
                <text:p/>
              </draw:path>
              <draw:path draw:style-name="gr104" draw:text-style-name="P30" draw:layer="layout" svg:width="0.158cm" svg:height="0.262cm" svg:x="8.519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4" draw:text-style-name="P30" draw:layer="layout" svg:width="0.158cm" svg:height="0.262cm" svg:x="8.713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4" draw:text-style-name="P30" draw:layer="layout" svg:width="0.166cm" svg:height="0.192cm" svg:x="8.9cm" svg:y="16.791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4" draw:text-style-name="P30" draw:layer="layout" svg:width="0.087cm" svg:height="0.189cm" svg:x="9.102cm" svg:y="16.791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4" draw:text-style-name="P30" draw:layer="layout" svg:width="0.089cm" svg:height="0.23cm" svg:x="9.202cm" svg:y="16.753cm" svg:viewBox="0 0 90 231" svg:d="M90 227c-5 1-9 2-14 3s-11 1-17 1c-25 0-37-14-37-42v-125h-22v-23h23l9-41h21v41h34v23h-34v118c0 9 1 15 4 19s8 5 15 5c3 0 6 0 9 0 3-1 6-1 9-2z">
                <text:p/>
              </draw:path>
              <draw:path draw:style-name="gr104" draw:text-style-name="P30" draw:layer="layout" svg:width="0.158cm" svg:height="0.258cm" svg:x="8.123cm" svg:y="17.122cm" svg:viewBox="0 0 159 259" svg:d="M159 162c0 65-23 97-69 97-14 0-26-3-35-8s-17-13-23-24c0 3 0 6-1 9 0 3 0 6 0 9s0 5-1 7c0 2 0 3 0 4h-30c0-1 0-3 0-5 0-3 1-6 1-9 0-4 0-7 0-12 0-4 0-8 0-13v-217h31v73c0 3 0 7 0 10s0 6 0 8c0 3-1 6-1 8h1c6-12 13-20 23-25 9-5 21-8 35-8 24 0 41 8 52 24s17 40 17 72zM126 163c0-13-1-24-2-33-2-9-4-17-8-23s-8-10-14-13c-5-3-12-4-20-4s-15 1-21 4c-7 3-12 7-16 13-4 5-7 13-10 23-2 9-3 21-3 35 0 13 1 24 3 33 3 9 6 17 10 22 4 6 9 10 16 12 6 3 13 4 21 4 7 0 14-1 20-4 5-3 10-7 13-13 4-5 7-13 9-22 1-10 2-21 2-34z">
                <text:p/>
              </draw:path>
              <draw:path draw:style-name="gr104" draw:text-style-name="P30" draw:layer="layout" svg:width="0.165cm" svg:height="0.192cm" svg:x="8.309cm" svg:y="17.18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0" draw:layer="layout" svg:width="0.18cm" svg:height="0.193cm" svg:x="8.503cm" svg:y="17.187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4" draw:text-style-name="P30" draw:layer="layout" svg:width="0.087cm" svg:height="0.189cm" svg:x="8.705cm" svg:y="17.18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4" draw:text-style-name="P30" draw:layer="layout" svg:width="0.03cm" svg:height="0.255cm" svg:x="8.824cm" svg:y="17.122cm" svg:viewBox="0 0 31 256" svg:d="M0 30c0-10 0-20 0-30 10 0 21 0 31 0 0 10 0 20 0 30-10 0-21 0-31 0zM0 256c0-62 0-124 0-187 10 0 21 0 31 0 0 63 0 125 0 187-10 0-21 0-31 0z">
                <text:p/>
              </draw:path>
              <draw:path draw:style-name="gr104" draw:text-style-name="P30" draw:layer="layout" svg:width="0.149cm" svg:height="0.189cm" svg:x="8.899cm" svg:y="17.18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<text:p/>
              </draw:path>
              <draw:path draw:style-name="gr104" draw:text-style-name="P30" draw:layer="layout" svg:width="0.158cm" svg:height="0.262cm" svg:x="9.085cm" svg:y="17.188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</draw:g>
            <draw:g>
              <draw:path draw:style-name="gr105" draw:text-style-name="P30" draw:layer="layout" svg:width="0.329cm" svg:height="0.242cm" svg:x="6.41cm" svg:y="17.979cm" svg:viewBox="0 0 330 243" svg:d="M259 243h-39l-42-154c-2-5-3-10-5-16-1-6-2-12-3-17-2-6-3-13-5-19-1 6-2 13-4 19-1 6-2 11-4 17-1 6-2 11-4 16l-42 154h-39l-72-243h34l44 154c2 8 4 15 6 22 1 7 3 13 4 19 2 7 3 13 4 19 2-8 4-16 6-23 0-4 1-7 2-11 1-3 2-7 2-10 1-4 2-7 3-10s2-6 2-9l43-151h31l42 151c1 3 2 6 3 9s1 6 2 10c1 3 2 7 3 10 1 4 1 7 2 10 2 8 4 16 6 24 0 0 0-2 1-6s2-9 4-15c1-6 2-12 4-19s3-14 5-20l43-154h34z">
                <text:p/>
              </draw:path>
              <draw:path draw:style-name="gr105" draw:text-style-name="P30" draw:layer="layout" svg:width="0.18cm" svg:height="0.193cm" svg:x="6.744cm" svg:y="18.031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5" draw:text-style-name="P30" draw:layer="layout" svg:width="0.089cm" svg:height="0.23cm" svg:x="6.928cm" svg:y="17.994cm" svg:viewBox="0 0 90 231" svg:d="M90 227c-5 1-9 2-14 3s-11 1-17 1c-25 0-37-14-37-42v-125h-22v-23h23l9-41h21v41h34v23h-34v118c0 9 1 15 4 19s8 5 15 5c3 0 6 0 9 0 3-1 6-1 9-2z">
                <text:p/>
              </draw:path>
              <draw:path draw:style-name="gr105" draw:text-style-name="P30" draw:layer="layout" svg:width="0.165cm" svg:height="0.192cm" svg:x="7.03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5" draw:text-style-name="P30" draw:layer="layout" svg:width="0.087cm" svg:height="0.189cm" svg:x="7.241cm" svg:y="18.032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5" draw:text-style-name="P30" draw:layer="layout" svg:width="0.03cm" svg:height="0.255cm" svg:x="7.462cm" svg:y="17.966cm" svg:viewBox="0 0 31 256" svg:d="M0 256c0-85 0-171 0-256 10 0 21 0 31 0 0 85 0 171 0 256-10 0-21 0-31 0z">
                <text:p/>
              </draw:path>
              <draw:path draw:style-name="gr105" draw:text-style-name="P30" draw:layer="layout" svg:width="0.165cm" svg:height="0.192cm" svg:x="7.528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5" draw:text-style-name="P30" draw:layer="layout" svg:width="0.173cm" svg:height="0.186cm" svg:x="7.709cm" svg:y="18.036cm" svg:viewBox="0 0 174 187" svg:d="M104 187h-36l-68-187h33l41 121c1 3 2 6 3 10 1 3 2 7 3 11s3 8 4 11c1 4 1 7 2 9 1-2 2-5 3-9 1-3 2-7 3-11s2-7 4-11c1-4 2-7 3-9l42-122h33z">
                <text:p/>
              </draw:path>
              <draw:path draw:style-name="gr105" draw:text-style-name="P30" draw:layer="layout" svg:width="0.165cm" svg:height="0.192cm" svg:x="7.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5" draw:text-style-name="P30" draw:layer="layout" svg:width="0.03cm" svg:height="0.255cm" svg:x="8.103cm" svg:y="17.966cm" svg:viewBox="0 0 31 256" svg:d="M0 256c0-85 0-171 0-256 10 0 21 0 31 0 0 85 0 171 0 256-10 0-21 0-31 0z">
                <text:p/>
              </draw:path>
            </draw:g>
            <draw:g>
              <draw:path draw:style-name="gr106" draw:text-style-name="P30" draw:layer="layout" svg:width="0.206cm" svg:height="0.29cm" svg:x="3.347cm" svg:y="16.983cm" svg:viewBox="0 0 207 291" svg:d="M39 32c0 36 0 72 0 109 55 0 109 0 163 0 0 10 0 21 0 32-54 0-108 0-163 0 0 40 0 79 0 118-13 0-26 0-39 0 0-97 0-194 0-291 69 0 138 0 207 0 0 11 0 22 0 32-56 0-112 0-168 0z">
                <text:p/>
              </draw:path>
              <draw:path draw:style-name="gr106" draw:text-style-name="P30" draw:layer="layout" svg:width="0.036cm" svg:height="0.306cm" svg:x="3.603cm" svg:y="16.967cm" svg:viewBox="0 0 37 307" svg:d="M0 307c0-102 0-205 0-307 12 0 25 0 37 0 0 102 0 205 0 307-12 0-25 0-37 0z">
                <text:p/>
              </draw:path>
              <draw:path draw:style-name="gr106" draw:text-style-name="P30" draw:layer="layout" svg:width="0.199cm" svg:height="0.231cm" svg:x="3.693cm" svg:y="17.046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6" draw:text-style-name="P30" draw:layer="layout" svg:width="0.216cm" svg:height="0.231cm" svg:x="3.929cm" svg:y="17.04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6" draw:text-style-name="P30" draw:layer="layout" svg:width="0.107cm" svg:height="0.277cm" svg:x="4.153cm" svg:y="17cm" svg:viewBox="0 0 108 278" svg:d="M108 273c-6 1-11 2-17 3s-13 1-21 2c-29-1-44-17-44-51v-149h-26v-28h27l11-50h25v50h41v28h-41v141c0 11 2 18 5 22 4 5 10 7 19 7 3 0 7 0 10-1 3 0 7-1 11-2z">
                <text:p/>
              </draw:path>
            </draw:g>
            <draw:g>
              <draw:path draw:style-name="gr107" draw:text-style-name="P10" draw:layer="layout" svg:width="5.038cm" svg:height="2.635cm" svg:x="11.469cm" svg:y="15.426cm" svg:viewBox="0 0 5039 2636" svg:d="M0 2636c0-879 0-1757 0-2636 1680 0 3359 0 5039 0 0 879 0 1757 0 2636-1680 0-3359 0-5039 0z">
                <text:p/>
              </draw:path>
              <draw:path draw:style-name="gr108" draw:text-style-name="P30" draw:layer="layout" svg:width="0.243cm" svg:height="0.299cm" svg:x="12.299cm" svg:y="15.645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108" draw:text-style-name="P30" draw:layer="layout" svg:width="0.306cm" svg:height="0.223cm" svg:x="12.557cm" svg:y="15.717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8" draw:text-style-name="P30" draw:layer="layout" svg:width="0.036cm" svg:height="0.306cm" svg:x="12.882cm" svg:y="15.634cm" svg:viewBox="0 0 37 307" svg:d="M0 36c0-12 0-24 0-36 12 0 25 0 37 0 0 12 0 24 0 36-12 0-25 0-37 0zM0 307c0-75 0-149 0-224 12 0 25 0 37 0 0 75 0 149 0 224-12 0-25 0-37 0z">
                <text:p/>
              </draw:path>
              <draw:path draw:style-name="gr108" draw:text-style-name="P30" draw:layer="layout" svg:width="0.107cm" svg:height="0.277cm" svg:x="12.961cm" svg:y="15.667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8" draw:text-style-name="P30" draw:layer="layout" svg:width="0.181cm" svg:height="0.231cm" svg:x="13.091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8" draw:text-style-name="P30" draw:layer="layout" svg:width="0.177cm" svg:height="0.306cm" svg:x="13.313cm" svg:y="15.634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8" draw:text-style-name="P30" draw:layer="layout" svg:width="0.197cm" svg:height="0.231cm" svg:x="13.538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83cm" svg:height="0.23cm" svg:x="13.769cm" svg:y="15.714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8" draw:text-style-name="P30" draw:layer="layout" svg:width="0.181cm" svg:height="0.231cm" svg:x="14.104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8" draw:text-style-name="P30" draw:layer="layout" svg:width="0.199cm" svg:height="0.231cm" svg:x="14.315cm" svg:y="15.713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8" draw:text-style-name="P30" draw:layer="layout" svg:width="0.179cm" svg:height="0.227cm" svg:x="14.56cm" svg:y="15.717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108" draw:text-style-name="P30" draw:layer="layout" svg:width="0.036cm" svg:height="0.306cm" svg:x="14.798cm" svg:y="15.634cm" svg:viewBox="0 0 37 307" svg:d="M0 307c0-102 0-205 0-307 12 0 25 0 37 0 0 102 0 205 0 307-12 0-25 0-37 0z">
                <text:p/>
              </draw:path>
              <draw:path draw:style-name="gr108" draw:text-style-name="P30" draw:layer="layout" svg:width="0.189cm" svg:height="0.31cm" svg:x="14.889cm" svg:y="15.634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8" draw:text-style-name="P30" draw:layer="layout" svg:width="0.189cm" svg:height="0.31cm" svg:x="15.252cm" svg:y="15.634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8" draw:text-style-name="P30" draw:layer="layout" svg:width="0.197cm" svg:height="0.231cm" svg:x="15.479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05cm" svg:height="0.227cm" svg:x="11.954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8" draw:text-style-name="P30" draw:layer="layout" svg:width="0.197cm" svg:height="0.231cm" svg:x="12.087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89cm" svg:height="0.315cm" svg:x="12.333cm" svg:y="16.186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8" draw:text-style-name="P30" draw:layer="layout" svg:width="0.036cm" svg:height="0.306cm" svg:x="12.571cm" svg:y="16.107cm" svg:viewBox="0 0 37 307" svg:d="M0 307c0-102 0-205 0-307 12 0 25 0 37 0 0 102 0 205 0 307-12 0-25 0-37 0z">
                <text:p/>
              </draw:path>
              <draw:path draw:style-name="gr108" draw:text-style-name="P30" draw:layer="layout" svg:width="0.216cm" svg:height="0.231cm" svg:x="12.661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8" draw:text-style-name="P30" draw:layer="layout" svg:width="0.181cm" svg:height="0.231cm" svg:x="12.898cm" svg:y="16.186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8" draw:text-style-name="P30" draw:layer="layout" svg:width="0.197cm" svg:height="0.231cm" svg:x="13.109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89cm" svg:height="0.31cm" svg:x="13.345cm" svg:y="16.107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8" draw:text-style-name="P30" draw:layer="layout" svg:width="0.306cm" svg:height="0.223cm" svg:x="13.68cm" svg:y="16.1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8" draw:text-style-name="P30" draw:layer="layout" svg:width="0.036cm" svg:height="0.306cm" svg:x="14.005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8" draw:text-style-name="P30" draw:layer="layout" svg:width="0.107cm" svg:height="0.277cm" svg:x="14.084cm" svg:y="16.14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8" draw:text-style-name="P30" draw:layer="layout" svg:width="0.177cm" svg:height="0.306cm" svg:x="14.225cm" svg:y="16.107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8" draw:text-style-name="P30" draw:layer="layout" svg:width="0.208cm" svg:height="0.223cm" svg:x="14.551cm" svg:y="16.19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8" draw:text-style-name="P30" draw:layer="layout" svg:width="0.216cm" svg:height="0.231cm" svg:x="14.779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8" draw:text-style-name="P30" draw:layer="layout" svg:width="0.105cm" svg:height="0.227cm" svg:x="15.026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8" draw:text-style-name="P30" draw:layer="layout" svg:width="0.036cm" svg:height="0.306cm" svg:x="15.169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8" draw:text-style-name="P30" draw:layer="layout" svg:width="0.216cm" svg:height="0.231cm" svg:x="15.26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8" draw:text-style-name="P30" draw:layer="layout" svg:width="0.189cm" svg:height="0.31cm" svg:x="15.506cm" svg:y="16.107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8" draw:text-style-name="P30" draw:layer="layout" svg:width="0.036cm" svg:height="0.306cm" svg:x="15.744cm" svg:y="16.107cm" svg:viewBox="0 0 37 307" svg:d="M0 307c0-102 0-205 0-307 12 0 25 0 37 0 0 102 0 205 0 307-12 0-25 0-37 0z">
                <text:p/>
              </draw:path>
              <draw:path draw:style-name="gr108" draw:text-style-name="P30" draw:layer="layout" svg:width="0.197cm" svg:height="0.231cm" svg:x="15.834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05cm" svg:height="0.227cm" svg:x="12.093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8" draw:text-style-name="P30" draw:layer="layout" svg:width="0.197cm" svg:height="0.231cm" svg:x="12.226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83cm" svg:height="0.23cm" svg:x="12.457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8" draw:text-style-name="P30" draw:layer="layout" svg:width="0.036cm" svg:height="0.306cm" svg:x="12.684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8" draw:text-style-name="P30" draw:layer="layout" svg:width="0.183cm" svg:height="0.23cm" svg:x="12.769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8" draw:text-style-name="P30" draw:layer="layout" svg:width="0.107cm" svg:height="0.277cm" svg:x="12.974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8" draw:text-style-name="P30" draw:layer="layout" svg:width="0.199cm" svg:height="0.231cm" svg:x="13.104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8" draw:text-style-name="P30" draw:layer="layout" svg:width="0.105cm" svg:height="0.227cm" svg:x="13.35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8" draw:text-style-name="P30" draw:layer="layout" svg:width="0.107cm" svg:height="0.277cm" svg:x="13.59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8" draw:text-style-name="P30" draw:layer="layout" svg:width="0.199cm" svg:height="0.231cm" svg:x="13.72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8" draw:text-style-name="P30" draw:layer="layout" svg:width="0.189cm" svg:height="0.314cm" svg:x="14.074cm" svg:y="16.6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108" draw:text-style-name="P30" draw:layer="layout" svg:width="0.036cm" svg:height="0.306cm" svg:x="14.321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8" draw:text-style-name="P30" draw:layer="layout" svg:width="0.208cm" svg:height="0.223cm" svg:x="14.395cm" svg:y="16.663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8" draw:text-style-name="P30" draw:layer="layout" svg:width="0.197cm" svg:height="0.231cm" svg:x="14.623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295cm" svg:height="0.227cm" svg:x="14.987cm" svg:y="16.659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  <text:p/>
              </draw:path>
              <draw:path draw:style-name="gr108" draw:text-style-name="P30" draw:layer="layout" svg:width="0.199cm" svg:height="0.231cm" svg:x="15.315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8" draw:text-style-name="P30" draw:layer="layout" svg:width="0.105cm" svg:height="0.227cm" svg:x="15.561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8" draw:text-style-name="P30" draw:layer="layout" svg:width="0.197cm" svg:height="0.231cm" svg:x="15.695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89cm" svg:height="0.315cm" svg:x="11.851cm" svg:y="17.1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8" draw:text-style-name="P30" draw:layer="layout" svg:width="0.105cm" svg:height="0.227cm" svg:x="12.088cm" svg:y="17.1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8" draw:text-style-name="P30" draw:layer="layout" svg:width="0.197cm" svg:height="0.231cm" svg:x="12.222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81cm" svg:height="0.231cm" svg:x="12.458cm" svg:y="17.1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8" draw:text-style-name="P30" draw:layer="layout" svg:width="0.036cm" svg:height="0.306cm" svg:x="12.679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8" draw:text-style-name="P30" draw:layer="layout" svg:width="0.183cm" svg:height="0.23cm" svg:x="12.764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8" draw:text-style-name="P30" draw:layer="layout" svg:width="0.197cm" svg:height="0.231cm" svg:x="12.981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89cm" svg:height="0.31cm" svg:x="13.336cm" svg:y="17.0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8" draw:text-style-name="P30" draw:layer="layout" svg:width="0.216cm" svg:height="0.231cm" svg:x="13.572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8" draw:text-style-name="P30" draw:layer="layout" svg:width="0.107cm" svg:height="0.277cm" svg:x="13.796cm" svg:y="17.08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8" draw:text-style-name="P30" draw:layer="layout" svg:width="0.216cm" svg:height="0.231cm" svg:x="13.926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8" draw:text-style-name="P30" draw:layer="layout" svg:width="0.041cm" svg:height="0.277cm" svg:x="14.183cm" svg:y="17.136cm" svg:viewBox="0 0 42 278" svg:d="M42 181v32c0 8-1 14-1 20-1 6-2 12-3 17-2 5-3 10-5 14-2 5-5 9-8 14h-25c6-9 11-18 14-27 4-9 5-18 5-27h-18v-43zM1 43v-43h41v43z">
                <text:p/>
              </draw:path>
              <draw:path draw:style-name="gr108" draw:text-style-name="P30" draw:layer="layout" svg:width="0.216cm" svg:height="0.231cm" svg:x="14.399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8" draw:text-style-name="P30" draw:layer="layout" svg:width="0.183cm" svg:height="0.23cm" svg:x="14.629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8" draw:text-style-name="P30" draw:layer="layout" svg:width="0.036cm" svg:height="0.306cm" svg:x="14.974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8" draw:text-style-name="P30" draw:layer="layout" svg:width="0.179cm" svg:height="0.227cm" svg:x="15.076cm" svg:y="17.1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8" draw:text-style-name="P30" draw:layer="layout" svg:width="0.111cm" svg:height="0.306cm" svg:x="15.408cm" svg:y="17.053cm" svg:viewBox="0 0 112 307" svg:d="M69 110v197h-38v-197h-31v-27h31v-25c0-9 1-16 3-23 1-7 4-13 8-18s10-10 17-13 16-4 27-4c4 0 9 0 14 1 4 0 9 1 12 1v29c-2-1-5-1-8-1-3-1-6-1-8-1-6 0-10 1-14 2-3 2-6 4-8 7s-4 6-4 10c-1 5-1 9-1 15v20h43v27z">
                <text:p/>
              </draw:path>
              <draw:path draw:style-name="gr108" draw:text-style-name="P30" draw:layer="layout" svg:width="0.036cm" svg:height="0.306cm" svg:x="15.549cm" svg:y="17.053cm" svg:viewBox="0 0 37 307" svg:d="M0 307c0-102 0-205 0-307 12 0 25 0 37 0 0 102 0 205 0 307-12 0-25 0-37 0z">
                <text:p/>
              </draw:path>
              <draw:path draw:style-name="gr108" draw:text-style-name="P30" draw:layer="layout" svg:width="0.199cm" svg:height="0.231cm" svg:x="15.639cm" svg:y="17.1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8" draw:text-style-name="P30" draw:layer="layout" svg:width="0.306cm" svg:height="0.223cm" svg:x="15.857cm" svg:y="17.1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8" draw:text-style-name="P30" draw:layer="layout" svg:width="0.183cm" svg:height="0.23cm" svg:x="13.317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8" draw:text-style-name="P30" draw:layer="layout" svg:width="0.197cm" svg:height="0.231cm" svg:x="13.534cm" svg:y="17.6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8" draw:text-style-name="P30" draw:layer="layout" svg:width="0.179cm" svg:height="0.227cm" svg:x="13.78cm" svg:y="17.6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8" draw:text-style-name="P30" draw:layer="layout" svg:width="0.183cm" svg:height="0.23cm" svg:x="14.001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8" draw:text-style-name="P30" draw:layer="layout" svg:width="0.199cm" svg:height="0.231cm" svg:x="14.217cm" svg:y="17.6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8" draw:text-style-name="P30" draw:layer="layout" svg:width="0.105cm" svg:height="0.227cm" svg:x="14.464cm" svg:y="17.6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8" draw:text-style-name="P30" draw:layer="layout" svg:width="0.039cm" svg:height="0.044cm" svg:x="14.593cm" svg:y="17.788cm" svg:viewBox="0 0 40 45" svg:d="M0 45c0-15 0-30 0-45 13 0 27 0 40 0 0 15 0 30 0 45-13 0-27 0-40 0z">
                <text:p/>
              </draw:path>
            </draw:g>
          </draw:g>
        </draw:g>
      </draw:page>
      <draw:page draw:name="page4" draw:style-name="dp1" draw:master-page-name="Default">
        <draw:custom-shape draw:style-name="gr1" draw:text-style-name="P1" draw:layer="layout" svg:width="4.313cm" svg:height="0.979cm" svg:x="21.606cm" svg:y="12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15cm" svg:height="0.434cm" svg:x="15.227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4.186cm" svg:height="4.414cm" svg:x="10.969cm" svg:y="10.339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5cm" svg:x="21.82cm" svg:y="11.181cm">
          <draw:text-box>
            <text:p><text:span text:style-name="T1">Bog Garden</text:span></text:p>
          </draw:text-box>
        </draw:frame>
        <draw:line draw:style-name="gr5" draw:text-style-name="P6" draw:layer="layout" svg:x1="25.922cm" svg:y1="12.468cm" svg:x2="21.926cm" svg:y2="12.639cm">
          <text:p/>
        </draw:line>
        <draw:frame draw:style-name="gr21" draw:text-style-name="P5" draw:layer="layout" svg:width="2.996cm" svg:height="2.147cm" svg:x="7.603cm" svg:y="12.802cm">
          <draw:text-box>
            <text:p><text:span text:style-name="T2">Pump 1</text:span></text:p>
            <text:p><text:span text:style-name="T1">Variable and immersion type</text:span></text:p>
          </draw:text-box>
        </draw:frame>
        <draw:custom-shape draw:style-name="gr7" draw:text-style-name="P7" draw:layer="layout" svg:width="0.942cm" svg:height="0.761cm" svg:x="13.037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468cm" svg:y1="14.114cm" svg:x2="12.211cm" svg:y2="14.3cm">
          <text:p/>
        </draw:line>
        <draw:line draw:style-name="gr8" draw:text-style-name="P6" draw:layer="layout" svg:x1="12.255cm" svg:y1="14.317cm" svg:x2="12.126cm" svg:y2="15.852cm">
          <text:p/>
        </draw:line>
        <draw:line draw:style-name="gr8" draw:text-style-name="P6" draw:layer="layout" svg:x1="16.22cm" svg:y1="15.881cm" svg:x2="12.175cm" svg:y2="15.815cm">
          <text:p/>
        </draw:line>
        <draw:line draw:style-name="gr8" draw:text-style-name="P6" draw:layer="layout" svg:x1="27.334cm" svg:y1="14.214cm" svg:x2="16.169cm" svg:y2="15.891cm">
          <text:p/>
        </draw:line>
        <draw:line draw:style-name="gr8" draw:text-style-name="P6" draw:layer="layout" svg:x1="27.296cm" svg:y1="14.245cm" svg:x2="27.295cm" svg:y2="12.453cm">
          <text:p/>
        </draw:line>
        <draw:line draw:style-name="gr8" draw:text-style-name="P6" draw:layer="layout" svg:x1="27.26cm" svg:y1="12.505cm" svg:x2="25.922cm" svg:y2="12.468cm">
          <text:p/>
        </draw:line>
        <draw:frame draw:style-name="gr6" draw:text-style-name="P5" draw:layer="layout" svg:width="2.563cm" svg:height="1.199cm" svg:x="10.249cm" svg:y="16.93cm">
          <draw:text-box>
            <text:p><text:span text:style-name="T1">Non return</text:span></text:p>
            <text:p><text:span text:style-name="T1">Valve (2”)</text:span></text:p>
          </draw:text-box>
        </draw:frame>
        <draw:custom-shape draw:style-name="gr24" draw:text-style-name="P3" draw:layer="layout" svg:width="0.404cm" svg:height="0.666cm" draw:transform="rotate (1.83259571459405) translate (20.043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layout" svg:width="0.333cm" svg:height="0.862cm" draw:transform="rotate (1.58790055346444) translate (17.668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4" draw:layer="layout" svg:width="0.661cm" svg:height="0.608cm" svg:x="26.923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draw:layer="layout" svg:width="0.8cm" svg:height="0.4cm" svg:x="13.247cm" svg:y="15.643cm">
          <text:p/>
          <draw:enhanced-geometry svg:viewBox="0 0 21600 21600" draw:mirror-horizontal="true" draw:text-areas="?f0 0 21600 21600" draw:type="left-arrow-callout" draw:modifiers="7793.25842696629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5" draw:text-style-name="P6" draw:layer="layout" svg:x1="12.485cm" svg:y1="16.809cm" svg:x2="13.292cm" svg:y2="16.067cm">
          <text:p/>
        </draw:line>
        <draw:line draw:style-name="gr35" draw:text-style-name="P6" draw:layer="layout" svg:x1="9.82cm" svg:y1="13.438cm" svg:x2="13.023cm" svg:y2="13.866cm">
          <text:p/>
        </draw:line>
        <draw:custom-shape draw:style-name="gr29" draw:text-style-name="P14" draw:layer="layout" svg:width="0.661cm" svg:height="0.608cm" svg:x="26.923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5" draw:layer="layout" svg:width="6.087cm" svg:height="2.342cm" svg:x="22.546cm" svg:y="16.398cm">
          <draw:text-box>
            <text:p><text:span text:style-name="T1">Legacy manual gate valve. Fully open, located in a man-hope now buried under paving slab.</text:span></text:p>
          </draw:text-box>
        </draw:frame>
        <draw:line draw:style-name="gr35" draw:text-style-name="P6" draw:layer="layout" svg:x1="26.002cm" svg:y1="16.355cm" svg:x2="27.082cm" svg:y2="14.583cm">
          <text:p/>
        </draw:line>
        <draw:frame draw:style-name="gr111" draw:text-style-name="P5" draw:layer="layout" svg:width="3.992cm" svg:height="1.169cm" svg:x="23.847cm" svg:y="7.941cm">
          <draw:text-box>
            <text:p><text:span text:style-name="T1">Manual valve.</text:span></text:p>
          </draw:text-box>
        </draw:frame>
        <draw:line draw:style-name="gr35" draw:text-style-name="P6" draw:layer="layout" svg:x1="23.943cm" svg:y1="9.893cm" svg:x2="26.404cm" svg:y2="12.306cm">
          <text:p/>
        </draw:line>
        <draw:frame draw:style-name="gr6" draw:text-style-name="P5" draw:layer="layout" svg:width="2.563cm" svg:height="1.199cm" svg:x="8.186cm" svg:y="15.197cm">
          <draw:text-box>
            <text:p><text:span text:style-name="T1">Flexible hose (2”)</text:span></text:p>
          </draw:text-box>
        </draw:frame>
        <draw:frame draw:style-name="gr112" draw:text-style-name="P5" draw:layer="layout" svg:width="5.05cm" svg:height="2.971cm" svg:x="14.94cm" svg:y="16.873cm">
          <draw:text-box>
            <text:p><text:span text:style-name="T1">MDPE pipe. Buried under paths and flower beds (50mm)</text:span></text:p>
          </draw:text-box>
        </draw:frame>
        <draw:line draw:style-name="gr35" draw:text-style-name="P6" draw:layer="layout" svg:x1="15.741cm" svg:y1="16.917cm" svg:x2="16.54cm" svg:y2="15.92cm">
          <text:p/>
        </draw:line>
        <draw:frame draw:style-name="gr113" draw:text-style-name="P5" draw:layer="layout" svg:width="5.688cm" svg:height="1.903cm" svg:x="23.536cm" svg:y="4.279cm">
          <draw:text-box>
            <text:p><text:span text:style-name="T1">Pipework transitions from 50mm MDPE to 2” ABS (solvent weld) waste pipe.</text:span></text:p>
          </draw:text-box>
        </draw:frame>
        <draw:line draw:style-name="gr35" draw:text-style-name="P6" draw:layer="layout" svg:x1="28.623cm" svg:y1="5.95cm" svg:x2="27.441cm" svg:y2="13.42cm">
          <text:p/>
        </draw:line>
        <draw:frame draw:style-name="gr114" draw:text-style-name="P5" draw:layer="layout" svg:width="5.688cm" svg:height="0.846cm" svg:x="20.213cm" svg:y="9.105cm">
          <draw:text-box>
            <text:p><text:span text:style-name="T1">2” ABS waste pipe.</text:span></text:p>
          </draw:text-box>
        </draw:frame>
        <draw:line draw:style-name="gr35" draw:text-style-name="P6" draw:layer="layout" svg:x1="26.437cm" svg:y1="8.711cm" svg:x2="27.077cm" svg:y2="12.151cm">
          <text:p/>
        </draw:line>
        <draw:custom-shape draw:style-name="gr115" draw:text-style-name="P2" draw:layer="layout" svg:width="2.025cm" svg:height="0.484cm" svg:x="9.477cm" svg:y="10.727cm">
          <text:p/>
          <draw:enhanced-geometry svg:viewBox="0 0 21600 21600" draw:type="rectangle" draw:enhanced-path="M 0 0 L 21600 0 21600 21600 0 21600 0 0 Z N"/>
        </draw:custom-shape>
        <draw:frame draw:style-name="gr110" draw:text-style-name="P5" draw:layer="layout" svg:width="6.087cm" svg:height="2.342cm" svg:x="4.176cm" svg:y="7.338cm">
          <draw:text-box>
            <text:p><text:span text:style-name="T1">Overflow pipe (~4”) built into the sump about 6” from top, assumed to be connected to soak-away</text:span></text:p>
          </draw:text-box>
        </draw:frame>
        <draw:line draw:style-name="gr35" draw:text-style-name="P6" draw:layer="layout" svg:x1="7.388cm" svg:y1="9.272cm" svg:x2="10.804cm" svg:y2="10.94cm">
          <text:p/>
        </draw:line>
        <draw:frame draw:style-name="gr113" draw:text-style-name="P5" draw:layer="layout" svg:width="5.688cm" svg:height="1.903cm" svg:x="3.665cm" svg:y="1.764cm">
          <draw:text-box>
            <text:p><text:span text:style-name="T1">Current WMT river layout.</text:span></text:p>
          </draw:text-box>
        </draw:frame>
        <draw:line draw:style-name="gr35" draw:text-style-name="P6" draw:layer="layout" svg:x1="10.26cm" svg:y1="15.874cm" svg:x2="12.072cm" svg:y2="15.498cm">
          <text:p/>
        </draw:line>
        <draw:custom-shape draw:style-name="gr116" draw:text-style-name="P6" draw:layer="layout" svg:width="4.867cm" svg:height="7.268cm" svg:x="10.517cm" svg:y="9.54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63cm" svg:height="1.199cm" svg:x="14.447cm" svg:y="7.299cm">
          <draw:text-box>
            <text:p><text:span text:style-name="T1">Sump house</text:span></text:p>
          </draw:text-box>
        </draw:frame>
        <draw:line draw:style-name="gr35" draw:text-style-name="P6" draw:layer="layout" svg:x1="15.127cm" svg:y1="8.402cm" svg:x2="14.828cm" svg:y2="9.418cm">
          <text:p/>
        </draw:line>
      </draw:page>
      <draw:page draw:name="page5" draw:style-name="dp1" draw:master-page-name="Default">
        <draw:custom-shape draw:style-name="gr117" draw:text-style-name="P43" xml:id="id5" draw:id="id5" draw:layer="layout" svg:width="2.326cm" svg:height="4.551cm" svg:x="14.108cm" svg:y="7.01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3" xml:id="id4" draw:id="id4" draw:layer="layout" svg:width="2.326cm" svg:height="4.551cm" svg:x="11.15cm" svg:y="7.01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3" xml:id="id3" draw:id="id3" draw:layer="layout" svg:width="2.326cm" svg:height="4.551cm" svg:x="8.23cm" svg:y="7.02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3" xml:id="id2" draw:id="id2" draw:layer="layout" svg:width="2.326cm" svg:height="4.551cm" svg:x="4.097cm" svg:y="6.97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3" xml:id="id1" draw:id="id1" draw:layer="layout" svg:width="2.326cm" svg:height="4.551cm" svg:x="1.177cm" svg:y="6.988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draw:line-skew="1.233cm" svg:x1="2.34cm" svg:y1="11.539cm" svg:x2="5.26cm" svg:y2="11.527cm" draw:start-shape="id1" draw:start-glue-point="2" draw:end-shape="id2" draw:end-glue-point="2" svg:d="M2340 11539v1733h2920v-1745" svg:viewBox="0 0 2921 1746">
          <text:p/>
        </draw:connector>
        <draw:connector draw:style-name="gr118" draw:text-style-name="P2" draw:layer="layout" draw:line-skew="1.195cm" svg:x1="5.26cm" svg:y1="11.527cm" svg:x2="9.393cm" svg:y2="11.577cm" draw:start-shape="id2" draw:start-glue-point="2" draw:end-shape="id3" draw:end-glue-point="2" svg:d="M5260 11527v1745h4133v-1695" svg:viewBox="0 0 4134 1746">
          <text:p/>
        </draw:connector>
        <draw:connector draw:style-name="gr118" draw:text-style-name="P2" draw:layer="layout" draw:line-skew="1.208cm" svg:x1="9.393cm" svg:y1="11.577cm" svg:x2="12.313cm" svg:y2="11.565cm" draw:start-shape="id3" draw:start-glue-point="2" draw:end-shape="id4" draw:end-glue-point="2" svg:d="M9393 11577v1708h2920v-1720" svg:viewBox="0 0 2921 1721">
          <text:p/>
        </draw:connector>
        <draw:connector draw:style-name="gr118" draw:text-style-name="P2" draw:layer="layout" draw:line-skew="1.232cm" svg:x1="15.271cm" svg:y1="11.565cm" svg:x2="12.313cm" svg:y2="11.565cm" draw:start-shape="id5" draw:start-glue-point="2" draw:end-shape="id4" draw:end-glue-point="2" svg:d="M15271 11565v1732h-2958v-1732" svg:viewBox="0 0 2959 1733">
          <text:p/>
        </draw:connector>
        <draw:custom-shape draw:style-name="gr119" draw:text-style-name="P2" xml:id="id6" draw:id="id6" draw:layer="layout" svg:width="1.087cm" svg:height="0.86cm" svg:x="17.43cm" svg:y="13.6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svg:x1="17.43cm" svg:y1="14.03cm" svg:x2="12.313cm" svg:y2="11.565cm" draw:start-shape="id6" draw:start-glue-point="3" draw:end-shape="id4" draw:end-glue-point="2" svg:d="M17430 14030h-5117v-2465" svg:viewBox="0 0 5118 2466">
          <text:p/>
        </draw:connector>
        <draw:line draw:style-name="gr120" draw:text-style-name="P6" xml:id="id14" draw:id="id14" draw:layer="layout" svg:x1="18.49cm" svg:y1="13.841cm" svg:x2="20.856cm" svg:y2="13.841cm">
          <text:p/>
        </draw:line>
        <draw:line draw:style-name="gr120" draw:text-style-name="P6" xml:id="id16" draw:id="id16" draw:layer="layout" svg:x1="18.48cm" svg:y1="14.283cm" svg:x2="20.846cm" svg:y2="14.283cm">
          <text:p/>
        </draw:line>
        <draw:line draw:style-name="gr120" draw:text-style-name="P6" xml:id="id10" draw:id="id10" draw:layer="layout" svg:x1="20.898cm" svg:y1="11.909cm" svg:x2="18.532cm" svg:y2="11.909cm">
          <text:p/>
        </draw:line>
        <draw:line draw:style-name="gr120" draw:text-style-name="P6" xml:id="id12" draw:id="id12" draw:layer="layout" svg:x1="20.907cm" svg:y1="12.452cm" svg:x2="18.541cm" svg:y2="12.452cm">
          <text:p/>
        </draw:line>
        <draw:custom-shape draw:style-name="gr119" draw:text-style-name="P2" xml:id="id7" draw:id="id7" draw:layer="layout" svg:width="1.087cm" svg:height="0.86cm" svg:x="17.492cm" svg:y="11.679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svg:x1="17.492cm" svg:y1="12.109cm" svg:x2="15.271cm" svg:y2="7.014cm" draw:start-shape="id7" draw:start-glue-point="3" draw:end-shape="id5" draw:end-glue-point="0" svg:d="M17492 12109h-529v-5597h-1692v502" svg:viewBox="0 0 2222 5598">
          <text:p/>
        </draw:connector>
        <draw:line draw:style-name="gr121" draw:text-style-name="P6" draw:layer="layout" svg:x1="2.364cm" svg:y1="13.272cm" svg:x2="1.352cm" svg:y2="13.272cm">
          <text:p/>
        </draw:line>
        <draw:line draw:style-name="gr121" draw:text-style-name="P6" draw:layer="layout" svg:x1="16.256cm" svg:y1="13.297cm" svg:x2="15.244cm" svg:y2="13.297cm">
          <text:p/>
        </draw:line>
        <draw:custom-shape draw:style-name="gr122" draw:text-style-name="P44" draw:layer="layout" svg:width="0.43cm" svg:height="0.518cm" svg:x="0.986cm" svg:y="12.95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44" draw:layer="layout" svg:width="0.43cm" svg:height="0.518cm" svg:x="16.23cm" svg:y="13.04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32" draw:layer="layout" svg:width="0.809cm" svg:height="0.19cm" svg:x="14.878cm" svg:y="6.813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5" xml:id="id8" draw:id="id8" draw:layer="layout" svg:width="1.694cm" svg:height="1.757cm" svg:x="26.72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2" xml:id="id9" draw:id="id9" draw:layer="layout" svg:width="1.087cm" svg:height="0.86cm" svg:x="25.039cm" svg:y="11.742cm">
          <text:p/>
          <draw:enhanced-geometry svg:viewBox="0 0 21600 21600" draw:type="rectangle" draw:enhanced-path="M 0 0 L 21600 0 21600 21600 0 21600 0 0 Z N"/>
        </draw:custom-shape>
        <draw:line draw:style-name="gr125" draw:text-style-name="P6" xml:id="id11" draw:id="id11" draw:layer="layout" svg:x1="25.033cm" svg:y1="11.935cm" svg:x2="22.667cm" svg:y2="11.935cm">
          <text:p/>
        </draw:line>
        <draw:line draw:style-name="gr125" draw:text-style-name="P6" xml:id="id13" draw:id="id13" draw:layer="layout" svg:x1="25.042cm" svg:y1="12.478cm" svg:x2="22.676cm" svg:y2="12.478cm">
          <text:p/>
        </draw:line>
        <draw:line draw:style-name="gr125" draw:text-style-name="P6" xml:id="id15" draw:id="id15" draw:layer="layout" svg:x1="22.914cm" svg:y1="13.79cm" svg:x2="26.823cm" svg:y2="13.803cm">
          <text:p/>
        </draw:line>
        <draw:line draw:style-name="gr125" draw:text-style-name="P6" xml:id="id17" draw:id="id17" draw:layer="layout" svg:x1="22.904cm" svg:y1="14.232cm" svg:x2="26.76cm" svg:y2="14.246cm">
          <text:p/>
        </draw:line>
        <draw:connector draw:style-name="gr118" draw:text-style-name="P2" draw:layer="layout" svg:x1="26.722cm" svg:y1="12.166cm" svg:x2="26.126cm" svg:y2="12.172cm" draw:start-shape="id8" draw:start-glue-point="6" draw:end-shape="id9" draw:end-glue-point="1" svg:d="M26722 12166h-298v6h-298" svg:viewBox="0 0 597 7">
          <text:p/>
        </draw:connector>
        <draw:frame draw:style-name="gr126" draw:text-style-name="P5" draw:layer="layout" svg:width="4.455cm" svg:height="4.517cm" svg:x="22.848cm" svg:y="3.138cm">
          <draw:text-box>
            <text:p><text:span text:style-name="T1">Pump which was used to drive river system, now proposed for use to fill water butts. It’s a main powered dirty water / drainage pump with integral float switch.</text:span></text:p>
          </draw:text-box>
        </draw:frame>
        <draw:custom-shape draw:style-name="gr127" draw:text-style-name="P46" draw:layer="layout" svg:width="2.528cm" svg:height="6.864cm" svg:x="26.507cm" svg:y="9.442cm">
          <text:p/>
          <draw:enhanced-geometry svg:viewBox="0 0 21600 21600" draw:mirror-vertical="false" draw:type="rectangle" draw:enhanced-path="M 0 0 L 21600 0 21600 21600 0 21600 0 0 Z N"/>
        </draw:custom-shape>
        <draw:frame draw:style-name="gr128" draw:text-style-name="P5" draw:layer="layout" svg:width="1.812cm" svg:height="1.134cm" svg:x="25.731cm" svg:y="16.853cm">
          <draw:text-box>
            <text:p><text:span text:style-name="T1">Sump</text:span></text:p>
          </draw:text-box>
        </draw:frame>
        <draw:connector draw:style-name="gr129" draw:text-style-name="P47" draw:layer="layout" svg:x1="20.898cm" svg:y1="11.909cm" svg:x2="22.667cm" svg:y2="11.935cm" draw:start-shape="id10" draw:start-glue-point="1" draw:end-shape="id11" draw:end-glue-point="3" svg:d="M20898 11909h898v26h871" svg:viewBox="0 0 1770 27">
          <text:p/>
        </draw:connector>
        <draw:connector draw:style-name="gr129" draw:text-style-name="P47" draw:layer="layout" svg:x1="20.907cm" svg:y1="12.452cm" svg:x2="22.676cm" svg:y2="12.478cm" draw:start-shape="id12" draw:start-glue-point="1" draw:end-shape="id13" draw:end-glue-point="3" svg:d="M20907 12452h898v26h871" svg:viewBox="0 0 1770 27">
          <text:p/>
        </draw:connector>
        <draw:connector draw:style-name="gr129" draw:text-style-name="P47" draw:layer="layout" svg:x1="20.856cm" svg:y1="13.841cm" svg:x2="22.914cm" svg:y2="13.796cm" draw:start-shape="id14" draw:start-glue-point="1" draw:end-shape="id15" draw:end-glue-point="3" svg:d="M20856 13841h1016v-45h1042" svg:viewBox="0 0 2059 46">
          <text:p/>
        </draw:connector>
        <draw:connector draw:style-name="gr129" draw:text-style-name="P47" draw:layer="layout" svg:x1="20.846cm" svg:y1="14.283cm" svg:x2="22.904cm" svg:y2="14.239cm" draw:start-shape="id16" draw:start-glue-point="1" draw:end-shape="id17" draw:end-glue-point="3" svg:d="M20846 14283h1016v-44h1042" svg:viewBox="0 0 2059 45">
          <text:p/>
        </draw:connector>
        <draw:custom-shape draw:style-name="gr130" draw:text-style-name="P48" draw:layer="layout" svg:width="1.997cm" svg:height="5.448cm" svg:x="20.757cm" svg:y="10.87cm">
          <text:p/>
          <draw:enhanced-geometry svg:viewBox="0 0 21600 21600" draw:type="rectangle" draw:enhanced-path="M 0 0 L 21600 0 21600 21600 0 21600 0 0 Z N"/>
        </draw:custom-shape>
        <draw:frame draw:style-name="gr131" draw:text-style-name="P5" draw:layer="layout" svg:width="3.152cm" svg:height="1.374cm" svg:x="19.5cm" svg:y="17.65cm">
          <draw:text-box>
            <text:p><text:span text:style-name="T1">Pipes buried underground</text:span></text:p>
          </draw:text-box>
        </draw:frame>
        <draw:connector draw:style-name="gr129" draw:text-style-name="P47" draw:layer="layout" svg:x1="18.784cm" svg:y1="15.119cm" svg:x2="25.838cm" svg:y2="15.068cm" svg:d="M18784 15119h3527v-51h3527" svg:viewBox="0 0 7055 52">
          <text:p/>
        </draw:connector>
        <draw:frame draw:style-name="gr21" draw:text-style-name="P5" draw:layer="layout" svg:width="2.444cm" svg:height="2.147cm" svg:x="23.077cm" svg:y="16.714cm">
          <draw:text-box>
            <text:p><text:span text:style-name="T1">‘</text:span><text:span text:style-name="T1">Spare’ pipe for power / control</text:span></text:p>
          </draw:text-box>
        </draw:frame>
        <draw:frame draw:style-name="gr21" draw:text-style-name="P5" draw:layer="layout" svg:width="3.152cm" svg:height="2.147cm" svg:x="15.746cm" svg:y="16.184cm">
          <draw:text-box>
            <text:p><text:span text:style-name="T1">All 20mm Pex pipe. (WMT had reel so it was used)</text:span></text:p>
          </draw:text-box>
        </draw:frame>
        <draw:frame draw:style-name="gr132" draw:text-style-name="P5" draw:layer="layout" svg:width="6.842cm" svg:height="2.13cm" svg:x="1.488cm" svg:y="2.345cm">
          <draw:text-box>
            <text:p><text:span text:style-name="T1">5 off HDPE olive barrels with screw off tops, tops vented with plastic mesh over holes.</text:span></text:p>
          </draw:text-box>
        </draw:frame>
        <draw:frame draw:style-name="gr59" draw:text-style-name="P5" draw:layer="layout" svg:width="4.846cm" svg:height="1.673cm" svg:x="6.733cm" svg:y="14.751cm">
          <draw:text-box>
            <text:p><text:span text:style-name="T1">40mm (1 1/2”) ABS waste pipe, all joints solvent welded</text:span></text:p>
          </draw:text-box>
        </draw:frame>
        <draw:frame draw:style-name="gr21" draw:text-style-name="P5" draw:layer="layout" svg:width="4.846cm" svg:height="2.147cm" svg:x="0.577cm" svg:y="15.334cm">
          <draw:text-box>
            <text:p><text:span text:style-name="T1">Screw off access plugs at each end of linking pipe to allow for cleaning</text:span></text:p>
          </draw:text-box>
        </draw:frame>
        <draw:custom-shape draw:style-name="gr133" draw:text-style-name="P16" xml:id="id18" draw:id="id18" draw:layer="layout" svg:width="1.239cm" svg:height="0.859cm" svg:x="6.737cm" svg:y="5.107cm">
          <text:p/>
          <draw:enhanced-geometry svg:viewBox="0 0 21600 21600" draw:type="rectangle" draw:enhanced-path="M 0 0 L 21600 0 21600 21600 0 21600 0 0 Z N"/>
        </draw:custom-shape>
        <draw:connector draw:style-name="gr118" draw:text-style-name="P2" draw:layer="layout" draw:line-skew="1.183cm" svg:x1="7.356cm" svg:y1="5.966cm" svg:x2="9.393cm" svg:y2="11.577cm" draw:start-shape="id18" draw:start-glue-point="2" draw:end-shape="id3" draw:end-glue-point="2" svg:d="M7356 5966v7294h2037v-1683" svg:viewBox="0 0 2038 7295">
          <text:p/>
        </draw:connector>
        <draw:frame draw:style-name="gr134" draw:text-style-name="P5" draw:layer="layout" svg:width="6.842cm" svg:height="2.744cm" svg:x="13.23cm" svg:y="2.123cm">
          <draw:text-box>
            <text:p><text:span text:style-name="T1">Debris screen over perforated top to intercept the larger debris that may be pumped from sump.</text:span></text:p>
            <text:p><text:span text:style-name="T1">Barrel tops are dished.</text:span></text:p>
          </draw:text-box>
        </draw:frame>
        <draw:frame draw:style-name="gr135" draw:text-style-name="P5" draw:layer="layout" svg:width="4.403cm" svg:height="2.167cm" svg:x="8.363cm" svg:y="2.018cm">
          <draw:text-box>
            <text:p><text:span text:style-name="T1">Potential location of water level measurement device.</text:span></text:p>
          </draw:text-box>
        </draw:frame>
        <draw:line draw:style-name="gr35" draw:text-style-name="P6" draw:layer="layout" svg:x1="17.321cm" svg:y1="16.135cm" svg:x2="19.1cm" svg:y2="14.411cm">
          <text:p/>
        </draw:line>
        <draw:line draw:style-name="gr35" draw:text-style-name="P6" draw:layer="layout" svg:x1="19.887cm" svg:y1="17.742cm" svg:x2="20.883cm" svg:y2="16.041cm">
          <text:p/>
        </draw:line>
        <draw:line draw:style-name="gr35" draw:text-style-name="P6" draw:layer="layout" svg:x1="23.932cm" svg:y1="16.681cm" svg:x2="22.956cm" svg:y2="15.169cm">
          <text:p/>
        </draw:line>
        <draw:line draw:style-name="gr35" draw:text-style-name="P6" draw:layer="layout" svg:x1="26.194cm" svg:y1="16.833cm" svg:x2="27.165cm" svg:y2="15.472cm">
          <text:p/>
        </draw:line>
        <draw:line draw:style-name="gr35" draw:text-style-name="P6" draw:layer="layout" svg:x1="26.081cm" svg:y1="7.455cm" svg:x2="27.569cm" svg:y2="11.845cm">
          <text:p/>
        </draw:line>
        <draw:line draw:style-name="gr35" draw:text-style-name="P6" draw:layer="layout" svg:x1="14.3cm" svg:y1="4.27cm" svg:x2="14.84cm" svg:y2="6.978cm">
          <text:p/>
        </draw:line>
        <draw:line draw:style-name="gr35" draw:text-style-name="P6" draw:layer="layout" svg:x1="9.395cm" svg:y1="4.106cm" svg:x2="7.85cm" svg:y2="5.474cm">
          <text:p/>
        </draw:line>
        <draw:line draw:style-name="gr35" draw:text-style-name="P6" draw:layer="layout" svg:x1="4.832cm" svg:y1="3.955cm" svg:x2="2.617cm" svg:y2="6.763cm">
          <text:p/>
        </draw:line>
        <draw:line draw:style-name="gr35" draw:text-style-name="P6" draw:layer="layout" svg:x1="2.925cm" svg:y1="15.066cm" svg:x2="1.328cm" svg:y2="13.551cm">
          <text:p/>
        </draw:line>
        <draw:line draw:style-name="gr35" draw:text-style-name="P6" draw:layer="layout" svg:x1="8.614cm" svg:y1="14.574cm" svg:x2="8.684cm" svg:y2="13.361cm">
          <text:p/>
        </draw:line>
        <draw:frame draw:style-name="gr136" draw:text-style-name="P5" draw:layer="layout" svg:width="4.846cm" svg:height="1.474cm" svg:x="7.113cm" svg:y="17.861cm">
          <draw:text-box>
            <text:p><text:span text:style-name="T1">There is a joint here</text:span></text:p>
          </draw:text-box>
        </draw:frame>
        <draw:line draw:style-name="gr35" draw:text-style-name="P6" draw:layer="layout" svg:x1="9.67cm" svg:y1="17.95cm" svg:x2="12.161cm" svg:y2="13.437cm">
          <text:p/>
        </draw:line>
        <draw:custom-shape draw:style-name="gr137" draw:text-style-name="P45" draw:layer="layout" svg:width="1.694cm" svg:height="1.314cm" svg:x="14.107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4.846cm" svg:height="2.147cm" svg:x="11.107cm" svg:y="15.826cm">
          <draw:text-box>
            <text:p><text:span text:style-name="T1">We have a manual valve that can be used at this point if gravity return works</text:span></text:p>
          </draw:text-box>
        </draw:frame>
        <draw:line draw:style-name="gr35" draw:text-style-name="P6" draw:layer="layout" svg:x1="13.108cm" svg:y1="15.852cm" svg:x2="14.335cm" svg:y2="14.613cm">
          <text:p/>
        </draw:line>
        <draw:frame draw:style-name="gr113" draw:text-style-name="P5" draw:layer="layout" svg:width="5.688cm" svg:height="1.903cm" svg:x="2.059cm" svg:y="0.602cm">
          <draw:text-box>
            <text:p><text:span text:style-name="T1">Planned layout of first water butt/barrel “farm”</text:span></text:p>
          </draw:text-box>
        </draw:frame>
        <draw:frame draw:style-name="gr138" draw:text-style-name="P5" draw:layer="layout" svg:width="3.544cm" svg:height="3.73cm" svg:x="18.704cm" svg:y="4.411cm">
          <draw:text-box>
            <text:p><text:span text:style-name="T1">One barrel fed from top, all linked as bases, so they fill evenly from the bottom up</text:span></text:p>
          </draw:text-box>
        </draw:frame>
        <draw:line draw:style-name="gr35" draw:text-style-name="P6" draw:layer="layout" svg:x1="18.637cm" svg:y1="5.395cm" svg:x2="17.092cm" svg:y2="6.763cm">
          <text:p/>
        </draw:line>
        <draw:frame draw:style-name="gr139" draw:text-style-name="P5" draw:layer="layout" svg:width="15.875cm" svg:height="1.315cm" svg:x="0.936cm" svg:y="19.228cm">
          <draw:text-box>
            <text:p><text:span text:style-name="T1">Because of space limitations the barrels are located around 2 sides of a Wendy house, as a group of 3 and a pair.</text:span></text:p>
          </draw:text-box>
        </draw:frame>
        <officeooo:annotation svg:x="0cm" svg:y="0cm">
          <dc:creator>Clive Wills</dc:creator>
          <dc:date>2017-05-13T09:36:32</dc:date>
          <text:p><text:s text:c="4"/>Page 5 only.</text:p>
          <text:p>Nice layout generally, like spare pipe for control. Comments below:-</text:p>
          <text:p>1. <text:s/>Fill pipes at bottom as shown: no isolating valves so if fault/damage occurs ALL water has to be dumped.</text:p>
          <text:p>2. <text:s/>Suggest fitting valves after every 2 or 3 butts if worth it.</text:p>
          <text:p>3. <text:s/>Can pipes take the pressure of water? Normally waste pipes are empty or very low pressure. <text:s/>These pipes will be 'full' all the time. <text:s/>Waste pipes notorious for leaking if any fault in joints.</text:p>
          <text:p>4. <text:s/>Manual valve will have to be replaced if fully auto operation.</text:p>
          <text:p>5. <text:s/>Can old pump float level be adjusted to operate at 'high' level in sump?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ff" draw:end-color="#9999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 draw:fill-image-width="0cm" draw:fill-image-height="0cm" fo:padding-left="0.2cm" fo:padding-right="0.2cm"/>
      <style:paragraph-properties>
        <style:tab-stops/>
      </style:paragraph-properties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2cm" fo:margin-bottom="0.457cm" fo:margin-left="0.346cm" fo:margin-right="0.4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sic outline of System</svg:title>
        <svg:desc>Major components of the WMT water and river system</svg:desc>
      </draw:layer>
      <draw:layer draw:name="background"/>
      <draw:layer draw:name="backgroundobjects"/>
      <draw:layer draw:name="controls"/>
      <draw:layer draw:name="measurelines"/>
      <draw:layer draw:name="Instrumentation">
        <svg:title>Instrument Controls</svg:title>
        <svg:desc>Items required for control of the System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ive Wills</meta:initial-creator>
    <meta:creation-date>2017-05-06T12:22:22.583453972</meta:creation-date>
    <dc:date>2017-05-13T22:16:23.883460269</dc:date>
    <meta:editing-duration>PT5H39M57S</meta:editing-duration>
    <meta:editing-cycles>38</meta:editing-cycles>
    <meta:generator>LibreOffice/5.3.1.2$Linux_X86_64 LibreOffice_project/30m0$Build-2</meta:generator>
    <dc:creator>Clive Wills</dc:creator>
    <meta:document-statistic meta:object-count="1293"/>
  </office:meta>
</office:document-meta>
</file>